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/>
    <style:font-face style:name="Arial1" svg:font-family="Arial" style:font-family-generic="swiss" style:font-pitch="variable"/>
    <style:font-face style:name="Courier New" svg:font-family="'Courier New'"/>
    <style:font-face style:name="Courier New1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ell1" style:family="table">
      <style:table-properties style:width="8.366cm" table:align="margins" fo:background-color="#ec9ba4" style:writing-mode="lr-tb">
        <style:background-image/>
      </style:table-properties>
    </style:style>
    <style:style style:name="Tabell1.A" style:family="table-column">
      <style:table-column-properties style:column-width="8.366cm" style:rel-column-width="65535*"/>
    </style:style>
    <style:style style:name="Tabell1.1" style:family="table-row">
      <style:table-row-properties style:min-row-height="0.808cm" fo:background-color="transparent">
        <style:background-image/>
      </style:table-row-properties>
    </style:style>
    <style:style style:name="Tabell1.A1" style:family="table-cell">
      <style:table-cell-properties fo:background-color="transparent" fo:padding="0.097cm" fo:border="0.05pt solid #000000">
        <style:background-image/>
      </style:table-cell-properties>
    </style:style>
    <style:style style:name="P1" style:family="paragraph" style:parent-style-name="Table_20_Contents">
      <style:paragraph-properties fo:text-align="center" style:justify-single-word="false"/>
      <style:text-properties style:font-name="Arial" fo:font-size="14pt" officeooo:rsid="008ee93c" officeooo:paragraph-rsid="00900a06" style:font-name-asian="NSimSun" style:font-size-asian="24pt" style:font-name-complex="Lucida Sans1" style:font-size-complex="24pt"/>
    </style:style>
    <style:style style:name="P2" style:family="paragraph" style:parent-style-name="Text_20_body">
      <style:text-properties fo:font-weight="bold" officeooo:rsid="009943ad" officeooo:paragraph-rsid="009943ad" style:font-weight-asian="bold" style:font-weight-complex="bold"/>
    </style:style>
    <style:style style:name="P3" style:family="paragraph" style:parent-style-name="Heading_20_1">
      <style:paragraph-properties style:writing-mode="lr-tb"/>
      <style:text-properties fo:language="en" fo:country="US" officeooo:paragraph-rsid="009943ad"/>
    </style:style>
    <style:style style:name="P4" style:family="paragraph" style:parent-style-name="Heading_20_2">
      <style:text-properties fo:language="en" fo:country="US" officeooo:paragraph-rsid="009943ad"/>
    </style:style>
    <style:style style:name="P5" style:family="paragraph" style:parent-style-name="Heading_20_6">
      <style:text-properties officeooo:rsid="0019fa8c" officeooo:paragraph-rsid="009943ad"/>
    </style:style>
    <style:style style:name="P6" style:family="paragraph" style:parent-style-name="Heading_20_2">
      <style:text-properties officeooo:rsid="012fe85c" officeooo:paragraph-rsid="012fe85c"/>
    </style:style>
    <style:style style:name="P7" style:family="paragraph" style:parent-style-name="Heading_20_6">
      <style:text-properties officeooo:rsid="012fe85c" officeooo:paragraph-rsid="012fe85c"/>
    </style:style>
    <style:style style:name="P8" style:family="paragraph" style:parent-style-name="Heading_20_6">
      <style:text-properties fo:font-variant="normal" fo:text-transform="none" fo:color="#000000" loext:opacity="100%" style:text-line-through-style="none" style:text-line-through-type="none" style:font-name="Arial1" fo:font-size="9pt" fo:language="en" fo:country="US" fo:font-style="normal" style:text-underline-style="none" fo:font-weight="normal" officeooo:rsid="001e0cf3" officeooo:paragraph-rsid="009943ad" style:text-blinking="false" fo:background-color="transparent" style:font-name-asian="NSimSun" style:font-size-asian="9pt" style:font-weight-asian="bold" style:font-name-complex="Lucida Sans1" style:font-size-complex="9pt" style:font-weight-complex="bold"/>
    </style:style>
    <style:style style:name="P9" style:family="paragraph" style:parent-style-name="Heading_20_2">
      <style:text-properties fo:font-variant="normal" fo:text-transform="none" fo:color="#bf0041" loext:opacity="100%" style:text-line-through-style="none" style:text-line-through-type="none" style:font-name="Courier New" fo:font-size="9pt" fo:language="en" fo:country="US" fo:font-style="normal" style:text-underline-style="none" fo:font-weight="normal" officeooo:rsid="0121d3f2" officeooo:paragraph-rsid="014c7289" style:text-blinking="false" fo:background-color="transparent" style:font-name-asian="NSimSun" style:font-size-asian="7.80000019073486pt" style:font-weight-asian="normal" style:font-name-complex="Lucida Sans1" style:font-size-complex="9pt" style:font-weight-complex="normal"/>
    </style:style>
    <style:style style:name="P10" style:family="paragraph" style:parent-style-name="Heading_20_6">
      <style:text-properties fo:font-variant="normal" fo:text-transform="none" fo:color="#000000" loext:opacity="100%" style:text-line-through-style="none" style:text-line-through-type="none" style:font-name="Arial1" fo:font-size="9pt" fo:language="en" fo:country="US" fo:font-style="normal" style:text-underline-style="none" fo:font-weight="normal" officeooo:rsid="014c7289" officeooo:paragraph-rsid="014c7289" style:text-blinking="false" fo:background-color="transparent" style:font-name-asian="NSimSun" style:font-size-asian="9pt" style:font-weight-asian="bold" style:font-name-complex="Lucida Sans1" style:font-size-complex="9pt" style:font-weight-complex="bold"/>
    </style:style>
    <style:style style:name="P11" style:family="paragraph" style:parent-style-name="Heading_20_2">
      <style:text-properties fo:font-variant="normal" fo:text-transform="none" fo:color="#bf0041" loext:opacity="100%" style:text-line-through-style="none" style:text-line-through-type="none" style:font-name="Courier New" fo:font-size="9pt" fo:language="en" fo:country="US" fo:font-style="normal" style:text-underline-style="none" fo:font-weight="normal" officeooo:rsid="0121d3f2" officeooo:paragraph-rsid="0121d3f2" style:text-blinking="false" fo:background-color="transparent" style:font-name-asian="NSimSun" style:font-size-asian="7.80000019073486pt" style:font-weight-asian="normal" style:font-name-complex="Lucida Sans1" style:font-size-complex="9pt" style:font-weight-complex="normal"/>
    </style:style>
    <style:style style:name="P12" style:family="paragraph" style:parent-style-name="Heading_20_6">
      <style:text-properties fo:font-variant="normal" fo:text-transform="none" fo:color="#000000" loext:opacity="100%" style:text-line-through-style="none" style:text-line-through-type="none" style:font-name="Arial1" fo:font-size="9pt" fo:language="en" fo:country="US" fo:font-style="normal" style:text-underline-style="none" fo:font-weight="normal" officeooo:rsid="001e0cf3" officeooo:paragraph-rsid="0121d3f2" style:text-blinking="false" fo:background-color="transparent" style:font-name-asian="NSimSun" style:font-size-asian="9pt" style:font-weight-asian="bold" style:font-name-complex="Lucida Sans1" style:font-size-complex="9pt" style:font-weight-complex="bold"/>
    </style:style>
    <style:style style:name="P13" style:family="paragraph" style:parent-style-name="Heading_20_2">
      <style:text-properties fo:language="en" fo:country="US" officeooo:paragraph-rsid="0121d3f2"/>
    </style:style>
    <style:style style:name="P14" style:family="paragraph" style:parent-style-name="Heading_20_6">
      <style:text-properties fo:font-variant="normal" fo:text-transform="none" fo:color="#000000" loext:opacity="100%" style:text-line-through-style="none" style:text-line-through-type="none" style:font-name="Arial1" fo:font-size="9pt" fo:language="en" fo:country="US" fo:font-style="normal" style:text-underline-style="none" fo:font-weight="normal" officeooo:rsid="001ccfc6" officeooo:paragraph-rsid="009943ad" style:text-blinking="false" fo:background-color="transparent" style:font-name-asian="NSimSun" style:font-size-asian="9pt" style:font-weight-asian="bold" style:font-name-complex="Lucida Sans1" style:font-size-complex="9pt" style:font-weight-complex="bold"/>
    </style:style>
    <style:style style:name="P15" style:family="paragraph" style:parent-style-name="Heading_20_6">
      <style:text-properties fo:font-variant="normal" fo:text-transform="none" fo:color="#000000" loext:opacity="100%" style:text-line-through-style="none" style:text-line-through-type="none" style:font-name="Arial1" fo:font-size="9pt" fo:language="en" fo:country="US" fo:font-style="normal" style:text-underline-style="none" fo:font-weight="normal" officeooo:rsid="001ccfc6" officeooo:paragraph-rsid="009c79dc" style:text-blinking="false" fo:background-color="transparent" style:font-name-asian="NSimSun" style:font-size-asian="9pt" style:font-weight-asian="bold" style:font-name-complex="Lucida Sans1" style:font-size-complex="9pt" style:font-weight-complex="bold"/>
    </style:style>
    <style:style style:name="P16" style:family="paragraph" style:parent-style-name="Heading_20_6">
      <style:text-properties officeooo:paragraph-rsid="009943ad"/>
    </style:style>
    <style:style style:name="P17" style:family="paragraph" style:parent-style-name="Heading_20_6">
      <style:text-properties fo:font-variant="normal" fo:text-transform="none" fo:color="#000000" loext:opacity="100%" style:text-line-through-style="none" style:text-line-through-type="none" style:font-name="Arial1" fo:font-size="9pt" fo:language="en" fo:country="US" fo:font-style="normal" style:text-underline-style="none" fo:font-weight="normal" officeooo:rsid="001e0cf3" officeooo:paragraph-rsid="009c79dc" style:text-blinking="false" fo:background-color="transparent" style:font-name-asian="NSimSun" style:font-size-asian="9pt" style:font-weight-asian="bold" style:font-name-complex="Lucida Sans1" style:font-size-complex="9pt" style:font-weight-complex="bold"/>
    </style:style>
    <style:style style:name="P18" style:family="paragraph" style:parent-style-name="Heading_20_2">
      <style:text-properties fo:language="en" fo:country="US" officeooo:paragraph-rsid="012fe85c"/>
    </style:style>
    <style:style style:name="P19" style:family="paragraph" style:parent-style-name="Heading_20_6">
      <style:text-properties fo:font-variant="normal" fo:text-transform="none" fo:color="#000000" loext:opacity="100%" style:text-line-through-style="none" style:text-line-through-type="none" style:font-name="Arial1" fo:font-size="9pt" fo:language="en" fo:country="US" fo:font-style="normal" style:text-underline-style="none" fo:font-weight="normal" officeooo:rsid="012fe85c" officeooo:paragraph-rsid="012fe85c" style:text-blinking="false" fo:background-color="transparent" style:font-name-asian="NSimSun" style:font-size-asian="9pt" style:font-weight-asian="bold" style:font-name-complex="Lucida Sans1" style:font-size-complex="9pt" style:font-weight-complex="bold"/>
    </style:style>
    <style:style style:name="P20" style:family="paragraph" style:parent-style-name="Heading_20_6">
      <style:text-properties fo:font-variant="normal" fo:text-transform="none" fo:color="#000000" loext:opacity="100%" style:text-line-through-style="none" style:text-line-through-type="none" style:font-name="Arial1" fo:font-size="9pt" fo:language="en" fo:country="US" fo:font-style="normal" style:text-underline-style="none" fo:font-weight="normal" officeooo:rsid="001e0cf3" officeooo:paragraph-rsid="012fe85c" style:text-blinking="false" fo:background-color="transparent" style:font-name-asian="NSimSun" style:font-size-asian="9pt" style:font-weight-asian="bold" style:font-name-complex="Lucida Sans1" style:font-size-complex="9pt" style:font-weight-complex="bold"/>
    </style:style>
    <style:style style:name="P21" style:family="paragraph" style:parent-style-name="Heading_20_6">
      <style:text-properties officeooo:rsid="0101987b" officeooo:paragraph-rsid="0103c0cd"/>
    </style:style>
    <style:style style:name="P22" style:family="paragraph" style:parent-style-name="Heading_20_2">
      <style:text-properties officeooo:paragraph-rsid="009943ad"/>
    </style:style>
    <style:style style:name="P23" style:family="paragraph" style:parent-style-name="Heading_20_2">
      <style:text-properties fo:language="en" fo:country="US" officeooo:rsid="010cd283" officeooo:paragraph-rsid="010cd283"/>
    </style:style>
    <style:style style:name="P24" style:family="paragraph" style:parent-style-name="Heading_20_6">
      <style:text-properties fo:language="en" fo:country="US" officeooo:rsid="010cd283" officeooo:paragraph-rsid="010cd283"/>
    </style:style>
    <style:style style:name="P25" style:family="paragraph" style:parent-style-name="Heading_20_2">
      <style:text-properties officeooo:rsid="012aafcf" officeooo:paragraph-rsid="012ab6aa"/>
    </style:style>
    <style:style style:name="P26" style:family="paragraph" style:parent-style-name="Heading_20_6">
      <style:text-properties officeooo:rsid="012aafcf" officeooo:paragraph-rsid="012aafcf"/>
    </style:style>
    <style:style style:name="P27" style:family="paragraph" style:parent-style-name="Heading_20_2">
      <style:text-properties officeooo:rsid="008a1a4b" officeooo:paragraph-rsid="012ca301"/>
    </style:style>
    <style:style style:name="P28" style:family="paragraph" style:parent-style-name="Heading_20_6">
      <style:text-properties officeooo:rsid="008a1a4b" officeooo:paragraph-rsid="012ca301"/>
    </style:style>
    <style:style style:name="P29" style:family="paragraph" style:parent-style-name="Heading_20_2">
      <style:text-properties fo:language="en" fo:country="US" officeooo:paragraph-rsid="012ca301"/>
    </style:style>
    <style:style style:name="P30" style:family="paragraph" style:parent-style-name="Heading_20_6">
      <style:text-properties fo:language="en" fo:country="US" officeooo:rsid="009f9ec8" officeooo:paragraph-rsid="009f9ec8"/>
    </style:style>
    <style:style style:name="P31" style:family="paragraph" style:parent-style-name="Heading_20_6">
      <style:text-properties fo:font-variant="normal" fo:text-transform="none" fo:color="#000000" loext:opacity="100%" style:text-line-through-style="none" style:text-line-through-type="none" style:font-name="Arial1" fo:font-size="9pt" fo:language="en" fo:country="US" fo:font-style="normal" style:text-underline-style="none" fo:font-weight="normal" officeooo:rsid="001e0cf3" officeooo:paragraph-rsid="00a130c4" style:text-blinking="false" fo:background-color="transparent" style:font-name-asian="NSimSun" style:font-size-asian="9pt" style:font-weight-asian="bold" style:font-name-complex="Lucida Sans1" style:font-size-complex="9pt" style:font-weight-complex="bold"/>
    </style:style>
    <style:style style:name="P32" style:family="paragraph" style:parent-style-name="Heading_20_1">
      <style:paragraph-properties style:writing-mode="lr-tb"/>
      <style:text-properties fo:language="en" fo:country="US" officeooo:paragraph-rsid="00cc5d89"/>
    </style:style>
    <style:style style:name="P33" style:family="paragraph" style:parent-style-name="Heading_20_6">
      <style:paragraph-properties style:writing-mode="lr-tb"/>
      <style:text-properties fo:language="en" fo:country="US" officeooo:paragraph-rsid="013c24c9"/>
    </style:style>
    <style:style style:name="P34" style:family="paragraph" style:parent-style-name="Heading_20_6">
      <style:paragraph-properties style:writing-mode="lr-tb"/>
      <style:text-properties style:font-name="Courier New1" fo:language="en" fo:country="US" officeooo:rsid="00f2c30c" officeooo:paragraph-rsid="013c24c9"/>
    </style:style>
    <style:style style:name="P35" style:family="paragraph" style:parent-style-name="Heading_20_6">
      <style:paragraph-properties style:writing-mode="lr-tb"/>
      <style:text-properties fo:language="en" fo:country="US" officeooo:paragraph-rsid="013a8915"/>
    </style:style>
    <style:style style:name="P36" style:family="paragraph" style:parent-style-name="Heading_20_6">
      <style:paragraph-properties style:writing-mode="lr-tb"/>
      <style:text-properties officeooo:paragraph-rsid="0138a1cc"/>
    </style:style>
    <style:style style:name="P37" style:family="paragraph" style:parent-style-name="Horizontal_20_Line">
      <style:text-properties officeooo:paragraph-rsid="014c7289"/>
    </style:style>
    <style:style style:name="P38" style:family="paragraph" style:parent-style-name="Heading_20_1">
      <style:text-properties officeooo:paragraph-rsid="014c7289"/>
    </style:style>
    <style:style style:name="P39" style:family="paragraph" style:parent-style-name="Heading_20_6">
      <style:paragraph-properties style:writing-mode="lr-tb"/>
      <style:text-properties fo:language="en" fo:country="US"/>
    </style:style>
    <style:style style:name="P40" style:family="paragraph" style:parent-style-name="Heading_20_2">
      <style:paragraph-properties style:writing-mode="lr-tb"/>
      <style:text-properties fo:language="en" fo:country="US" officeooo:rsid="0107f014" officeooo:paragraph-rsid="01081b69"/>
    </style:style>
    <style:style style:name="P41" style:family="paragraph" style:parent-style-name="Heading_20_6">
      <style:paragraph-properties style:writing-mode="lr-tb"/>
      <style:text-properties fo:language="en" fo:country="US" officeooo:rsid="0107f014" officeooo:paragraph-rsid="0107f014"/>
    </style:style>
    <style:style style:name="P42" style:family="paragraph" style:parent-style-name="Heading_20_2">
      <style:paragraph-properties style:writing-mode="lr-tb"/>
      <style:text-properties fo:language="en" fo:country="US"/>
    </style:style>
    <style:style style:name="P43" style:family="paragraph" style:parent-style-name="Heading_20_2">
      <style:paragraph-properties style:writing-mode="lr-tb"/>
      <style:text-properties fo:language="en" fo:country="US" officeooo:rsid="00735f64" officeooo:paragraph-rsid="009512c4"/>
    </style:style>
    <style:style style:name="P44" style:family="paragraph" style:parent-style-name="Heading_20_6">
      <style:paragraph-properties style:writing-mode="lr-tb"/>
      <style:text-properties fo:language="en" fo:country="US" officeooo:rsid="00735f64" officeooo:paragraph-rsid="00735f64"/>
    </style:style>
    <style:style style:name="P45" style:family="paragraph" style:parent-style-name="Heading_20_2">
      <style:paragraph-properties style:writing-mode="lr-tb"/>
      <style:text-properties officeooo:paragraph-rsid="0018b8b0"/>
    </style:style>
    <style:style style:name="P46" style:family="paragraph" style:parent-style-name="Heading_20_2">
      <style:paragraph-properties style:writing-mode="lr-tb"/>
      <style:text-properties fo:language="en" fo:country="US" officeooo:paragraph-rsid="009512c4"/>
    </style:style>
    <style:style style:name="P47" style:family="paragraph" style:parent-style-name="Heading_20_2">
      <style:paragraph-properties style:writing-mode="lr-tb"/>
      <style:text-properties fo:language="en" fo:country="US" officeooo:paragraph-rsid="0096caed"/>
    </style:style>
    <style:style style:name="P48" style:family="paragraph" style:parent-style-name="Heading_20_6">
      <style:paragraph-properties style:writing-mode="lr-tb"/>
      <style:text-properties fo:language="en" fo:country="US" officeooo:paragraph-rsid="009b73e1"/>
    </style:style>
    <style:style style:name="P49" style:family="paragraph" style:parent-style-name="Heading_20_2">
      <style:paragraph-properties style:writing-mode="lr-tb"/>
      <style:text-properties fo:language="en" fo:country="US" officeooo:paragraph-rsid="0101f59d"/>
    </style:style>
    <style:style style:name="P50" style:family="paragraph" style:parent-style-name="Heading_20_6">
      <style:paragraph-properties style:writing-mode="lr-tb"/>
      <style:text-properties fo:language="en" fo:country="US" officeooo:paragraph-rsid="0101f59d"/>
    </style:style>
    <style:style style:name="P51" style:family="paragraph" style:parent-style-name="Heading_20_6">
      <style:paragraph-properties style:writing-mode="lr-tb"/>
      <style:text-properties fo:font-variant="normal" fo:text-transform="none" fo:color="#000000" loext:opacity="100%" style:text-line-through-style="none" style:text-line-through-type="none" style:font-name="Arial1" fo:font-size="9pt" fo:language="en" fo:country="US" fo:font-style="normal" style:text-underline-style="none" fo:font-weight="normal" officeooo:rsid="0101f59d" officeooo:paragraph-rsid="0101f59d" style:text-blinking="false" fo:background-color="transparent" style:font-name-asian="NSimSun" style:font-size-asian="9pt" style:font-weight-asian="bold" style:font-name-complex="Lucida Sans1" style:font-size-complex="9pt" style:font-weight-complex="bold"/>
    </style:style>
    <style:style style:name="P52" style:family="paragraph" style:parent-style-name="Heading_20_2">
      <style:paragraph-properties style:writing-mode="lr-tb"/>
      <style:text-properties fo:language="en" fo:country="US" officeooo:paragraph-rsid="014d92ba"/>
    </style:style>
    <style:style style:name="P53" style:family="paragraph" style:parent-style-name="Heading_20_6">
      <style:paragraph-properties style:writing-mode="lr-tb"/>
      <style:text-properties fo:language="en" fo:country="US" officeooo:paragraph-rsid="014d92ba"/>
    </style:style>
    <style:style style:name="P54" style:family="paragraph" style:parent-style-name="Heading_20_6">
      <style:paragraph-properties style:writing-mode="lr-tb"/>
      <style:text-properties fo:language="en" fo:country="US" officeooo:paragraph-rsid="0110db35"/>
    </style:style>
    <style:style style:name="P55" style:family="paragraph" style:parent-style-name="Heading_20_2">
      <style:paragraph-properties style:writing-mode="lr-tb"/>
      <style:text-properties fo:language="en" fo:country="US" officeooo:paragraph-rsid="0110db35"/>
    </style:style>
    <style:style style:name="P56" style:family="paragraph" style:parent-style-name="Heading_20_2">
      <style:paragraph-properties style:writing-mode="lr-tb"/>
      <style:text-properties fo:language="en" fo:country="US" officeooo:paragraph-rsid="011a9a28"/>
    </style:style>
    <style:style style:name="P57" style:family="paragraph" style:parent-style-name="Heading_20_6">
      <style:paragraph-properties style:writing-mode="lr-tb"/>
      <style:text-properties fo:language="en" fo:country="US" officeooo:paragraph-rsid="011a9a28"/>
    </style:style>
    <style:style style:name="P58" style:family="paragraph" style:parent-style-name="Heading_20_6">
      <style:paragraph-properties style:writing-mode="lr-tb"/>
      <style:text-properties fo:language="en" fo:country="US" fo:font-weight="normal" officeooo:rsid="012f203e" officeooo:paragraph-rsid="012f203e" style:font-weight-asian="normal" style:font-weight-complex="normal"/>
    </style:style>
    <style:style style:name="P59" style:family="paragraph" style:parent-style-name="Heading_20_6">
      <style:paragraph-properties style:writing-mode="lr-tb"/>
      <style:text-properties fo:language="en" fo:country="US" officeooo:rsid="0018b8b0" officeooo:paragraph-rsid="0018b8b0"/>
    </style:style>
    <style:style style:name="P60" style:family="paragraph" style:parent-style-name="Heading_20_2">
      <style:paragraph-properties style:writing-mode="lr-tb"/>
      <style:text-properties fo:language="en" fo:country="US" officeooo:paragraph-rsid="0018b8b0"/>
    </style:style>
    <style:style style:name="P61" style:family="paragraph" style:parent-style-name="Horizontal_20_Line">
      <style:text-properties officeooo:paragraph-rsid="0121d3f2"/>
    </style:style>
    <style:style style:name="P62" style:family="paragraph" style:parent-style-name="Heading_20_1">
      <style:paragraph-properties style:writing-mode="lr-tb"/>
      <style:text-properties fo:language="en" fo:country="US"/>
    </style:style>
    <style:style style:name="P63" style:family="paragraph" style:parent-style-name="Heading_20_2">
      <style:text-properties officeooo:rsid="00a0e720" officeooo:paragraph-rsid="00a0e720"/>
    </style:style>
    <style:style style:name="P64" style:family="paragraph" style:parent-style-name="Heading_20_6">
      <style:text-properties officeooo:rsid="00a0e720" officeooo:paragraph-rsid="00a0e720"/>
    </style:style>
    <style:style style:name="P65" style:family="paragraph" style:parent-style-name="Heading_20_6">
      <style:text-properties officeooo:rsid="007221fa" officeooo:paragraph-rsid="007221fa"/>
    </style:style>
    <style:style style:name="P66" style:family="paragraph" style:parent-style-name="Heading_20_2">
      <style:text-properties style:font-name="Courier New1" officeooo:rsid="011efb55" officeooo:paragraph-rsid="011f17b7"/>
    </style:style>
    <style:style style:name="P67" style:family="paragraph" style:parent-style-name="Heading_20_6">
      <style:text-properties style:font-name="Arial1" fo:font-weight="normal" officeooo:rsid="011efb55" officeooo:paragraph-rsid="011efb55" style:font-weight-asian="normal" style:font-weight-complex="normal"/>
    </style:style>
    <style:style style:name="P68" style:family="paragraph" style:parent-style-name="Heading_20_2">
      <style:text-properties officeooo:rsid="0114c619" officeooo:paragraph-rsid="0114c619"/>
    </style:style>
    <style:style style:name="P69" style:family="paragraph" style:parent-style-name="Heading_20_6">
      <style:text-properties officeooo:paragraph-rsid="0114c619"/>
    </style:style>
    <style:style style:name="P70" style:family="paragraph" style:parent-style-name="Heading_20_2">
      <style:text-properties style:font-name="Courier New1" officeooo:rsid="011efb55" officeooo:paragraph-rsid="0121d3f2"/>
    </style:style>
    <style:style style:name="P71" style:family="paragraph" style:parent-style-name="Heading_20_6">
      <style:text-properties style:font-name="Arial1" officeooo:rsid="011efb55" officeooo:paragraph-rsid="011efb55"/>
    </style:style>
    <style:style style:name="P72" style:family="paragraph" style:parent-style-name="Heading_20_2">
      <style:text-properties officeooo:rsid="013243e8" officeooo:paragraph-rsid="013243e8"/>
    </style:style>
    <style:style style:name="P73" style:family="paragraph" style:parent-style-name="Heading_20_6">
      <style:text-properties fo:font-weight="normal" officeooo:rsid="013243e8" officeooo:paragraph-rsid="013243e8" style:font-weight-asian="normal" style:font-weight-complex="normal"/>
    </style:style>
    <style:style style:name="P74" style:family="paragraph" style:parent-style-name="Heading_20_2">
      <style:text-properties officeooo:paragraph-rsid="01454757"/>
    </style:style>
    <style:style style:name="P75" style:family="paragraph" style:parent-style-name="Heading_20_6">
      <style:text-properties officeooo:rsid="0073166a" officeooo:paragraph-rsid="0073166a"/>
    </style:style>
    <style:style style:name="P76" style:family="paragraph" style:parent-style-name="Heading_20_2">
      <style:text-properties officeooo:rsid="0073166a" officeooo:paragraph-rsid="010549aa"/>
    </style:style>
    <style:style style:name="P77" style:family="paragraph" style:parent-style-name="Heading_20_2">
      <style:text-properties officeooo:rsid="010cd283" officeooo:paragraph-rsid="010cd283"/>
    </style:style>
    <style:style style:name="P78" style:family="paragraph" style:parent-style-name="Heading_20_6">
      <style:text-properties fo:font-weight="normal" officeooo:rsid="010cd283" officeooo:paragraph-rsid="010cd283" style:font-weight-asian="normal" style:font-weight-complex="normal"/>
    </style:style>
    <style:style style:name="P79" style:family="paragraph" style:parent-style-name="Heading_20_2">
      <style:text-properties officeooo:paragraph-rsid="011141b6"/>
    </style:style>
    <style:style style:name="P80" style:family="paragraph" style:parent-style-name="Heading_20_6">
      <style:text-properties officeooo:rsid="0073166a" officeooo:paragraph-rsid="011141b6"/>
    </style:style>
    <style:style style:name="P81" style:family="paragraph" style:parent-style-name="Heading_20_2">
      <style:text-properties officeooo:rsid="00aa386a" officeooo:paragraph-rsid="00aa386a"/>
    </style:style>
    <style:style style:name="P82" style:family="paragraph" style:parent-style-name="Heading_20_6">
      <style:text-properties officeooo:rsid="00aa386a" officeooo:paragraph-rsid="00aa386a"/>
    </style:style>
    <style:style style:name="P83" style:family="paragraph" style:parent-style-name="Heading_20_6">
      <style:text-properties officeooo:rsid="00735f64" officeooo:paragraph-rsid="00735f64"/>
    </style:style>
    <style:style style:name="P84" style:family="paragraph" style:parent-style-name="Heading_20_6">
      <style:text-properties officeooo:rsid="00735f64" officeooo:paragraph-rsid="00f81777"/>
    </style:style>
    <style:style style:name="P85" style:family="paragraph" style:parent-style-name="Heading_20_2">
      <style:text-properties officeooo:paragraph-rsid="0096caed"/>
    </style:style>
    <style:style style:name="P86" style:family="paragraph" style:parent-style-name="Heading_20_6">
      <style:text-properties officeooo:paragraph-rsid="0074f586"/>
    </style:style>
    <style:style style:name="P87" style:family="paragraph" style:parent-style-name="Heading_20_2">
      <style:text-properties officeooo:rsid="0114c619" officeooo:paragraph-rsid="0147a2e6"/>
    </style:style>
    <style:style style:name="P88" style:family="paragraph" style:parent-style-name="Heading_20_6">
      <style:text-properties officeooo:rsid="00e15419" officeooo:paragraph-rsid="0147a2e6"/>
    </style:style>
    <style:style style:name="P89" style:family="paragraph" style:parent-style-name="Heading_20_2">
      <style:text-properties officeooo:rsid="00e15419" officeooo:paragraph-rsid="00e15419"/>
    </style:style>
    <style:style style:name="P90" style:family="paragraph" style:parent-style-name="Heading_20_6">
      <style:text-properties officeooo:rsid="00e15419" officeooo:paragraph-rsid="00e15419"/>
    </style:style>
    <style:style style:name="P91" style:family="paragraph" style:parent-style-name="Heading_20_6">
      <style:text-properties officeooo:rsid="0078322f" officeooo:paragraph-rsid="0078322f"/>
    </style:style>
    <style:style style:name="P92" style:family="paragraph" style:parent-style-name="Heading_20_6">
      <style:text-properties officeooo:rsid="00788460" officeooo:paragraph-rsid="00788460"/>
    </style:style>
    <style:style style:name="P93" style:family="paragraph" style:parent-style-name="Heading_20_6">
      <style:text-properties officeooo:paragraph-rsid="01016172"/>
    </style:style>
    <style:style style:name="P94" style:family="paragraph" style:parent-style-name="Heading_20_2">
      <style:text-properties officeooo:paragraph-rsid="01181b3f"/>
    </style:style>
    <style:style style:name="P95" style:family="paragraph" style:parent-style-name="Heading_20_6">
      <style:text-properties officeooo:paragraph-rsid="01181b3f"/>
    </style:style>
    <style:style style:name="P96" style:family="paragraph" style:parent-style-name="Heading_20_6">
      <style:text-properties officeooo:rsid="007a7724" officeooo:paragraph-rsid="007a7724"/>
    </style:style>
    <style:style style:name="P97" style:family="paragraph" style:parent-style-name="Heading_20_6">
      <style:text-properties officeooo:rsid="0081b772" officeooo:paragraph-rsid="0081b772"/>
    </style:style>
    <style:style style:name="P98" style:family="paragraph" style:parent-style-name="Heading_20_6">
      <style:text-properties fo:font-variant="normal" fo:text-transform="none" fo:color="#000000" loext:opacity="100%" style:text-line-through-style="none" style:text-line-through-type="none" style:font-name="Arial1" fo:font-size="9pt" fo:language="en" fo:country="US" fo:font-style="normal" style:text-underline-style="none" fo:font-weight="normal" officeooo:rsid="007bf9df" officeooo:paragraph-rsid="007bf9df" style:text-blinking="false" fo:background-color="transparent" style:font-name-asian="NSimSun" style:font-size-asian="9pt" style:font-weight-asian="bold" style:font-name-complex="Lucida Sans1" style:font-size-complex="9pt" style:font-weight-complex="bold"/>
    </style:style>
    <style:style style:name="P99" style:family="paragraph" style:parent-style-name="Heading_20_6">
      <style:text-properties officeooo:rsid="0078322f" officeooo:paragraph-rsid="007d81c5"/>
    </style:style>
    <style:style style:name="P100" style:family="paragraph" style:parent-style-name="Heading_20_6">
      <style:text-properties officeooo:rsid="007d81c5" officeooo:paragraph-rsid="007d81c5"/>
    </style:style>
    <style:style style:name="P101" style:family="paragraph" style:parent-style-name="Heading_20_6">
      <style:text-properties officeooo:paragraph-rsid="0080c287"/>
    </style:style>
    <style:style style:name="P102" style:family="paragraph" style:parent-style-name="Heading_20_6">
      <style:text-properties officeooo:rsid="0080c287" officeooo:paragraph-rsid="0080c287"/>
    </style:style>
    <style:style style:name="P103" style:family="paragraph" style:parent-style-name="Heading_20_6">
      <style:text-properties officeooo:paragraph-rsid="0080d3c8"/>
    </style:style>
    <style:style style:name="P104" style:family="paragraph" style:parent-style-name="Heading_20_1">
      <style:text-properties officeooo:paragraph-rsid="0114c619"/>
    </style:style>
    <style:style style:name="P105" style:family="paragraph" style:parent-style-name="Text_20_body">
      <style:text-properties officeooo:rsid="006dc7e5" officeooo:paragraph-rsid="006dc7e5"/>
    </style:style>
    <style:style style:name="P106" style:family="paragraph" style:parent-style-name="Heading_20_2">
      <style:text-properties officeooo:rsid="006e91f7" officeooo:paragraph-rsid="0096caed"/>
    </style:style>
    <style:style style:name="P107" style:family="paragraph" style:parent-style-name="Heading_20_6">
      <style:text-properties officeooo:rsid="006e91f7" officeooo:paragraph-rsid="006e91f7"/>
    </style:style>
    <style:style style:name="P108" style:family="paragraph" style:parent-style-name="Heading_20_2">
      <style:text-properties officeooo:paragraph-rsid="011a38fa"/>
    </style:style>
    <style:style style:name="P109" style:family="paragraph" style:parent-style-name="Heading_20_6">
      <style:text-properties officeooo:rsid="006dc7e5" officeooo:paragraph-rsid="01181fa5"/>
    </style:style>
    <style:style style:name="P110" style:family="paragraph" style:parent-style-name="Heading_20_2">
      <style:text-properties officeooo:paragraph-rsid="01181fa5"/>
    </style:style>
    <style:style style:name="P111" style:family="paragraph" style:parent-style-name="Heading_20_6">
      <style:text-properties officeooo:rsid="006dc7e5" officeooo:paragraph-rsid="006e91f7"/>
    </style:style>
    <style:style style:name="P112" style:family="paragraph" style:parent-style-name="Heading_20_2">
      <style:text-properties officeooo:paragraph-rsid="0036524d"/>
    </style:style>
    <style:style style:name="P113" style:family="paragraph" style:parent-style-name="Heading_20_2">
      <style:text-properties officeooo:rsid="006e91f7" officeooo:paragraph-rsid="0149e9b8"/>
    </style:style>
    <style:style style:name="P114" style:family="paragraph" style:parent-style-name="Heading_20_6">
      <style:text-properties officeooo:rsid="006e91f7" officeooo:paragraph-rsid="0149e9b8"/>
    </style:style>
    <style:style style:name="P115" style:family="paragraph" style:parent-style-name="Heading_20_2">
      <style:text-properties officeooo:rsid="01439a10" officeooo:paragraph-rsid="01454757"/>
    </style:style>
    <style:style style:name="P116" style:family="paragraph" style:parent-style-name="Heading_20_6">
      <style:text-properties officeooo:rsid="01439a10" officeooo:paragraph-rsid="01439a10"/>
    </style:style>
    <style:style style:name="P117" style:family="paragraph" style:parent-style-name="Heading_20_2">
      <style:text-properties officeooo:rsid="006e91f7" officeooo:paragraph-rsid="006e91f7"/>
    </style:style>
    <style:style style:name="P118" style:family="paragraph" style:parent-style-name="Heading_20_6">
      <style:text-properties officeooo:paragraph-rsid="006e91f7"/>
    </style:style>
    <style:style style:name="P119" style:family="paragraph" style:parent-style-name="Heading_20_1">
      <style:paragraph-properties style:writing-mode="lr-tb"/>
      <style:text-properties fo:font-variant="normal" fo:text-transform="none" fo:color="#bf0041" loext:opacity="100%" style:text-line-through-style="none" style:text-line-through-type="none" style:font-name="Arial" fo:font-size="14pt" fo:language="en" fo:country="US" fo:font-style="normal" style:text-underline-style="none" fo:font-weight="bold" officeooo:rsid="00d0fcdc" officeooo:paragraph-rsid="00cbe9a7" style:text-blinking="false" fo:background-color="transparent" style:font-name-asian="NSimSun" style:font-size-asian="24pt" style:font-weight-asian="bold" style:font-name-complex="Lucida Sans1" style:font-size-complex="24pt" style:font-weight-complex="bold"/>
    </style:style>
    <style:style style:name="P120" style:family="paragraph" style:parent-style-name="Heading_20_1">
      <style:paragraph-properties fo:break-before="page" style:writing-mode="lr-tb"/>
      <style:text-properties fo:language="en" fo:country="US" officeooo:paragraph-rsid="00cbe9a7"/>
    </style:style>
    <style:style style:name="P121" style:family="paragraph" style:parent-style-name="Text_20_body">
      <style:text-properties officeooo:paragraph-rsid="008573af"/>
    </style:style>
    <style:style style:name="P122" style:family="paragraph" style:parent-style-name="Heading_20_2">
      <style:text-properties officeooo:paragraph-rsid="00d275e5"/>
    </style:style>
    <style:style style:name="P123" style:family="paragraph" style:parent-style-name="Heading_20_6">
      <style:text-properties officeooo:rsid="0036b5d0" officeooo:paragraph-rsid="008573af"/>
    </style:style>
    <style:style style:name="P124" style:family="paragraph" style:parent-style-name="Heading_20_6">
      <style:text-properties fo:font-variant="normal" fo:text-transform="none" fo:color="#000000" loext:opacity="100%" style:text-line-through-style="none" style:text-line-through-type="none" style:font-name="Arial1" fo:font-size="9pt" fo:language="en" fo:country="US" fo:font-style="normal" style:text-underline-style="none" fo:font-weight="normal" officeooo:rsid="0036b5d0" officeooo:paragraph-rsid="008573af" style:text-blinking="false" fo:background-color="transparent" style:font-name-asian="NSimSun" style:font-size-asian="9pt" style:font-weight-asian="bold" style:font-name-complex="Lucida Sans1" style:font-size-complex="9pt" style:font-weight-complex="bold"/>
    </style:style>
    <style:style style:name="P125" style:family="paragraph" style:parent-style-name="Heading_20_6">
      <style:text-properties fo:font-variant="normal" fo:text-transform="none" fo:color="#000000" loext:opacity="100%" style:text-line-through-style="none" style:text-line-through-type="none" style:font-name="Arial1" fo:font-size="9pt" fo:language="en" fo:country="US" fo:font-style="normal" style:text-underline-style="none" fo:font-weight="normal" officeooo:rsid="00fc58c3" officeooo:paragraph-rsid="00fc58c3" style:text-blinking="false" fo:background-color="transparent" style:font-name-asian="NSimSun" style:font-size-asian="9pt" style:font-weight-asian="bold" style:font-name-complex="Lucida Sans1" style:font-size-complex="9pt" style:font-weight-complex="bold"/>
    </style:style>
    <style:style style:name="P126" style:family="paragraph" style:parent-style-name="Heading_20_2">
      <style:text-properties officeooo:paragraph-rsid="0113d44d"/>
    </style:style>
    <style:style style:name="P127" style:family="paragraph" style:parent-style-name="Heading_20_6">
      <style:text-properties officeooo:rsid="0037062c" officeooo:paragraph-rsid="008573af"/>
    </style:style>
    <style:style style:name="P128" style:family="paragraph" style:parent-style-name="Heading_20_2">
      <style:text-properties officeooo:paragraph-rsid="008573af"/>
    </style:style>
    <style:style style:name="P129" style:family="paragraph" style:parent-style-name="Heading_20_2">
      <style:paragraph-properties style:writing-mode="lr-tb"/>
      <style:text-properties fo:language="en" fo:country="US" officeooo:paragraph-rsid="00c5ad70"/>
    </style:style>
    <style:style style:name="P130" style:family="paragraph" style:parent-style-name="Heading_20_6">
      <style:paragraph-properties style:writing-mode="lr-tb"/>
      <style:text-properties officeooo:paragraph-rsid="00da9fd4"/>
    </style:style>
    <style:style style:name="P131" style:family="paragraph" style:parent-style-name="Heading_20_2">
      <style:text-properties officeooo:rsid="0036b5d0" officeooo:paragraph-rsid="01524af4"/>
    </style:style>
    <style:style style:name="P132" style:family="paragraph" style:parent-style-name="Heading_20_6">
      <style:text-properties fo:font-weight="normal" officeooo:rsid="014eeb93" officeooo:paragraph-rsid="01524af4" style:font-weight-asian="normal" style:font-weight-complex="normal"/>
    </style:style>
    <style:style style:name="P133" style:family="paragraph" style:parent-style-name="Heading_20_2">
      <style:text-properties officeooo:paragraph-rsid="01524af4"/>
    </style:style>
    <style:style style:name="P134" style:family="paragraph" style:parent-style-name="Heading_20_6">
      <style:text-properties officeooo:rsid="0038dfd1" officeooo:paragraph-rsid="008573af"/>
    </style:style>
    <style:style style:name="P135" style:family="paragraph" style:parent-style-name="Heading_20_6">
      <style:text-properties officeooo:rsid="003bc049" officeooo:paragraph-rsid="008573af"/>
    </style:style>
    <style:style style:name="P136" style:family="paragraph" style:parent-style-name="Heading_20_2">
      <style:text-properties officeooo:rsid="00d76946" officeooo:paragraph-rsid="00e6ad03"/>
    </style:style>
    <style:style style:name="P137" style:family="paragraph" style:parent-style-name="Heading_20_6">
      <style:text-properties officeooo:paragraph-rsid="00d76946"/>
    </style:style>
    <style:style style:name="P138" style:family="paragraph" style:parent-style-name="Heading_20_6">
      <style:text-properties officeooo:rsid="003ddad5" officeooo:paragraph-rsid="008573af"/>
    </style:style>
    <style:style style:name="P139" style:family="paragraph" style:parent-style-name="Heading_20_6">
      <style:text-properties officeooo:paragraph-rsid="008573af"/>
    </style:style>
    <style:style style:name="P140" style:family="paragraph" style:parent-style-name="Horizontal_20_Line">
      <style:text-properties officeooo:paragraph-rsid="01207676"/>
    </style:style>
    <style:style style:name="P141" style:family="paragraph" style:parent-style-name="Heading_20_1">
      <style:text-properties officeooo:paragraph-rsid="0101f59d"/>
    </style:style>
    <style:style style:name="P142" style:family="paragraph" style:parent-style-name="Heading_20_2">
      <style:text-properties officeooo:paragraph-rsid="0101f59d"/>
    </style:style>
    <style:style style:name="P143" style:family="paragraph" style:parent-style-name="Heading_20_6">
      <style:text-properties officeooo:paragraph-rsid="0101f59d"/>
    </style:style>
    <style:style style:name="P144" style:family="paragraph" style:parent-style-name="Heading_20_6">
      <style:paragraph-properties style:writing-mode="lr-tb"/>
      <style:text-properties officeooo:paragraph-rsid="0101f59d"/>
    </style:style>
    <style:style style:name="P145" style:family="paragraph" style:parent-style-name="Heading_20_2">
      <style:text-properties fo:language="en" fo:country="US"/>
    </style:style>
    <style:style style:name="P146" style:family="paragraph" style:parent-style-name="Text_20_body">
      <style:text-properties officeooo:paragraph-rsid="00cbe9a7"/>
    </style:style>
    <style:style style:name="P147" style:family="paragraph" style:parent-style-name="Text_20_body">
      <style:paragraph-properties style:writing-mode="lr-tb"/>
      <style:text-properties style:font-name="Courier New1" fo:language="en" fo:country="US" officeooo:paragraph-rsid="00cbe9a7"/>
    </style:style>
    <style:style style:name="P148" style:family="paragraph" style:parent-style-name="Text_20_body">
      <style:paragraph-properties style:writing-mode="lr-tb"/>
      <style:text-properties fo:language="en" fo:country="US" officeooo:paragraph-rsid="00cbe9a7"/>
    </style:style>
    <style:style style:name="P149" style:family="paragraph" style:parent-style-name="Text_20_body">
      <style:paragraph-properties style:writing-mode="lr-tb"/>
      <style:text-properties fo:language="en" fo:country="US" officeooo:paragraph-rsid="013dab05"/>
    </style:style>
    <style:style style:name="P150" style:family="paragraph" style:parent-style-name="Horizontal_20_Line">
      <style:text-properties fo:language="en" fo:country="US" officeooo:paragraph-rsid="00cbe9a7"/>
    </style:style>
    <style:style style:name="P151" style:family="paragraph" style:parent-style-name="Heading_20_1">
      <style:paragraph-properties style:writing-mode="lr-tb"/>
      <style:text-properties fo:language="en" fo:country="US" officeooo:paragraph-rsid="00cbe9a7"/>
    </style:style>
    <style:style style:name="P152" style:family="paragraph" style:parent-style-name="Text_20_body">
      <style:paragraph-properties style:writing-mode="lr-tb"/>
      <style:text-properties fo:language="en" fo:country="US" officeooo:rsid="001180d9" officeooo:paragraph-rsid="00cbe9a7"/>
    </style:style>
    <style:style style:name="P153" style:family="paragraph" style:parent-style-name="Text_20_body">
      <style:paragraph-properties style:writing-mode="lr-tb"/>
      <style:text-properties fo:language="en" fo:country="US" fo:font-weight="bold" officeooo:rsid="001180d9" officeooo:paragraph-rsid="00cbe9a7" style:font-weight-asian="bold" style:font-weight-complex="bold"/>
    </style:style>
    <style:style style:name="P154" style:family="paragraph" style:parent-style-name="Text_20_body">
      <style:paragraph-properties style:writing-mode="lr-tb"/>
      <style:text-properties fo:language="en" fo:country="US" fo:font-weight="bold" officeooo:rsid="00132930" officeooo:paragraph-rsid="00cbe9a7" style:font-weight-asian="bold" style:font-weight-complex="bold"/>
    </style:style>
    <style:style style:name="P155" style:family="paragraph" style:parent-style-name="Heading_20_1">
      <style:paragraph-properties style:writing-mode="lr-tb"/>
      <style:text-properties fo:language="en" fo:country="US" officeooo:paragraph-rsid="00fd9722"/>
    </style:style>
    <style:style style:name="P156" style:family="paragraph" style:parent-style-name="Text_20_body">
      <style:paragraph-properties style:writing-mode="lr-tb"/>
      <style:text-properties fo:language="en" fo:country="US" officeooo:rsid="002f012a" officeooo:paragraph-rsid="00fd9722"/>
    </style:style>
    <style:style style:name="P157" style:family="paragraph" style:parent-style-name="Text_20_body">
      <style:paragraph-properties style:writing-mode="lr-tb"/>
      <style:text-properties fo:language="en" fo:country="US" officeooo:paragraph-rsid="00fd9722"/>
    </style:style>
    <style:style style:name="P158" style:family="paragraph" style:parent-style-name="Text_20_body">
      <style:text-properties officeooo:paragraph-rsid="00fd9722"/>
    </style:style>
    <style:style style:name="P159" style:family="paragraph" style:parent-style-name="Horizontal_20_Line">
      <style:text-properties officeooo:paragraph-rsid="00fd9722"/>
    </style:style>
    <style:style style:name="P160" style:family="paragraph" style:parent-style-name="Text_20_body">
      <style:paragraph-properties fo:margin-top="0cm" fo:margin-bottom="0.212cm" style:contextual-spacing="false" fo:line-height="120%" style:writing-mode="lr-tb"/>
      <style:text-properties fo:font-variant="normal" fo:text-transform="none" style:use-window-font-color="true" loext:opacity="0%" style:text-line-through-style="none" style:text-line-through-type="none" style:font-name="Arial" fo:font-size="9pt" fo:language="en" fo:country="US" fo:font-style="normal" style:text-underline-style="none" fo:font-weight="normal" officeooo:rsid="004febc9" officeooo:paragraph-rsid="004febc9" style:text-blinking="false" fo:background-color="transparent" style:font-size-asian="7.84999990463257pt" style:font-weight-asian="normal" style:font-size-complex="9pt" style:font-weight-complex="normal"/>
    </style:style>
    <style:style style:name="P161" style:family="paragraph" style:parent-style-name="Heading_20_6">
      <style:text-properties officeooo:rsid="0041772e" officeooo:paragraph-rsid="0041772e"/>
    </style:style>
    <style:style style:name="P162" style:family="paragraph" style:parent-style-name="Heading_20_2">
      <style:text-properties officeooo:paragraph-rsid="0050d590"/>
    </style:style>
    <style:style style:name="P163" style:family="paragraph" style:parent-style-name="Heading_20_6">
      <style:text-properties officeooo:rsid="004231ca" officeooo:paragraph-rsid="0050d590"/>
    </style:style>
    <style:style style:name="P164" style:family="paragraph" style:parent-style-name="Heading_20_6">
      <style:text-properties officeooo:rsid="004231ca" officeooo:paragraph-rsid="004231ca"/>
    </style:style>
    <style:style style:name="P165" style:family="paragraph" style:parent-style-name="Heading_20_6">
      <style:text-properties officeooo:rsid="0044426f" officeooo:paragraph-rsid="0044426f"/>
    </style:style>
    <style:style style:name="P166" style:family="paragraph" style:parent-style-name="Heading_20_6">
      <style:text-properties officeooo:rsid="0045b72a" officeooo:paragraph-rsid="0045b72a"/>
    </style:style>
    <style:style style:name="P167" style:family="paragraph" style:parent-style-name="Heading_20_6">
      <style:text-properties officeooo:rsid="00478282" officeooo:paragraph-rsid="00478282"/>
    </style:style>
    <style:style style:name="P168" style:family="paragraph" style:parent-style-name="Heading_20_6">
      <style:text-properties officeooo:rsid="0048db21" officeooo:paragraph-rsid="0048db21"/>
    </style:style>
    <style:style style:name="P169" style:family="paragraph" style:parent-style-name="Heading_20_6">
      <style:text-properties officeooo:rsid="004aca81" officeooo:paragraph-rsid="004aca81"/>
    </style:style>
    <style:style style:name="P170" style:family="paragraph" style:parent-style-name="Heading_20_6">
      <style:text-properties officeooo:rsid="004cbc04" officeooo:paragraph-rsid="004cbc04"/>
    </style:style>
    <style:style style:name="P171" style:family="paragraph" style:parent-style-name="Heading_20_2">
      <style:text-properties officeooo:paragraph-rsid="009777bf"/>
    </style:style>
    <style:style style:name="P172" style:family="paragraph" style:parent-style-name="Heading_20_6">
      <style:text-properties officeooo:rsid="004da5c5" officeooo:paragraph-rsid="004e78b0"/>
    </style:style>
    <style:style style:name="P173" style:family="paragraph" style:parent-style-name="Heading_20_6">
      <style:text-properties officeooo:rsid="004e78b0" officeooo:paragraph-rsid="004e78b0"/>
    </style:style>
    <style:style style:name="P174" style:family="paragraph" style:parent-style-name="Heading_20_2">
      <style:text-properties officeooo:paragraph-rsid="00c41095"/>
    </style:style>
    <style:style style:name="P175" style:family="paragraph" style:parent-style-name="Heading_20_6">
      <style:text-properties officeooo:rsid="004e78b0" officeooo:paragraph-rsid="0050d590"/>
    </style:style>
    <style:style style:name="P176" style:family="paragraph" style:parent-style-name="Heading_20_6">
      <style:text-properties officeooo:rsid="004febc9" officeooo:paragraph-rsid="004febc9"/>
    </style:style>
    <style:style style:name="P177" style:family="paragraph" style:parent-style-name="Heading_20_6">
      <style:text-properties officeooo:rsid="0050d590" officeooo:paragraph-rsid="0050d590"/>
    </style:style>
    <style:style style:name="P178" style:family="paragraph" style:parent-style-name="Heading_20_6">
      <style:text-properties officeooo:rsid="005194d4" officeooo:paragraph-rsid="005194d4"/>
    </style:style>
    <style:style style:name="P179" style:family="paragraph" style:parent-style-name="Heading_20_6">
      <style:text-properties officeooo:paragraph-rsid="005194d4"/>
    </style:style>
    <style:style style:name="P180" style:family="paragraph" style:parent-style-name="Text_20_body">
      <style:paragraph-properties fo:margin-top="0cm" fo:margin-bottom="0.212cm" style:contextual-spacing="false" fo:line-height="120%" style:writing-mode="lr-tb"/>
      <style:text-properties fo:font-variant="normal" fo:text-transform="none" style:use-window-font-color="true" loext:opacity="0%" style:text-line-through-style="none" style:text-line-through-type="none" style:font-name="Arial" fo:font-size="9pt" fo:language="en" fo:country="US" fo:font-style="normal" style:text-underline-style="none" fo:font-weight="normal" officeooo:paragraph-rsid="00cbe9a7" style:text-blinking="false" fo:background-color="transparent"/>
    </style:style>
    <style:style style:name="P181" style:family="paragraph" style:parent-style-name="Heading_20_2">
      <style:text-properties officeooo:paragraph-rsid="00cbe9a7"/>
    </style:style>
    <style:style style:name="P182" style:family="paragraph" style:parent-style-name="Heading_20_6">
      <style:text-properties officeooo:rsid="0057a35c" officeooo:paragraph-rsid="00cbe9a7"/>
    </style:style>
    <style:style style:name="P183" style:family="paragraph" style:parent-style-name="Heading_20_6">
      <style:text-properties officeooo:rsid="005a5358" officeooo:paragraph-rsid="00cbe9a7"/>
    </style:style>
    <style:style style:name="P184" style:family="paragraph" style:parent-style-name="Heading_20_6">
      <style:text-properties officeooo:rsid="005ccc8d" officeooo:paragraph-rsid="00cbe9a7"/>
    </style:style>
    <style:style style:name="P185" style:family="paragraph" style:parent-style-name="Heading_20_6">
      <style:text-properties officeooo:rsid="005ce75d" officeooo:paragraph-rsid="00cbe9a7"/>
    </style:style>
    <style:style style:name="P186" style:family="paragraph" style:parent-style-name="Heading_20_6">
      <style:text-properties officeooo:rsid="005925a4" officeooo:paragraph-rsid="00cbe9a7"/>
    </style:style>
    <style:style style:name="P187" style:family="paragraph" style:parent-style-name="Heading_20_6">
      <style:text-properties officeooo:rsid="0032f870" officeooo:paragraph-rsid="00cbe9a7"/>
    </style:style>
    <style:style style:name="P188" style:family="paragraph" style:parent-style-name="Heading_20_6">
      <style:text-properties officeooo:paragraph-rsid="00cbe9a7"/>
    </style:style>
    <style:style style:name="P189" style:family="paragraph" style:parent-style-name="Heading_20_6">
      <style:text-properties officeooo:rsid="005d7fa7" officeooo:paragraph-rsid="00cbe9a7"/>
    </style:style>
    <style:style style:name="P190" style:family="paragraph" style:parent-style-name="Heading_20_6">
      <style:text-properties officeooo:rsid="005f7e45" officeooo:paragraph-rsid="00cbe9a7"/>
    </style:style>
    <style:style style:name="P191" style:family="paragraph" style:parent-style-name="Heading_20_2">
      <style:text-properties officeooo:rsid="00de5d9f" officeooo:paragraph-rsid="00de5d9f"/>
    </style:style>
    <style:style style:name="P192" style:family="paragraph" style:parent-style-name="Heading_20_6">
      <style:text-properties officeooo:rsid="00de5d9f" officeooo:paragraph-rsid="00de5d9f"/>
    </style:style>
    <style:style style:name="P193" style:family="paragraph" style:parent-style-name="Heading_20_6">
      <style:text-properties officeooo:rsid="00612dec" officeooo:paragraph-rsid="00cbe9a7"/>
    </style:style>
    <style:style style:name="P194" style:family="paragraph" style:parent-style-name="Heading_20_6">
      <style:text-properties officeooo:rsid="00623d25" officeooo:paragraph-rsid="00cbe9a7"/>
    </style:style>
    <style:style style:name="P195" style:family="paragraph" style:parent-style-name="Heading_20_6">
      <style:text-properties officeooo:rsid="0064250a" officeooo:paragraph-rsid="00cbe9a7"/>
    </style:style>
    <style:style style:name="P196" style:family="paragraph" style:parent-style-name="Heading_20_6">
      <style:text-properties officeooo:rsid="0066bd59" officeooo:paragraph-rsid="00cbe9a7"/>
    </style:style>
    <style:style style:name="P197" style:family="paragraph" style:parent-style-name="Heading_20_2">
      <style:text-properties officeooo:paragraph-rsid="0112ac2d"/>
    </style:style>
    <style:style style:name="P198" style:family="paragraph" style:parent-style-name="Heading_20_6">
      <style:text-properties officeooo:paragraph-rsid="0112ac2d"/>
    </style:style>
    <style:style style:name="P199" style:family="paragraph" style:parent-style-name="Heading_20_6">
      <style:text-properties officeooo:rsid="0032f870" officeooo:paragraph-rsid="0112ac2d"/>
    </style:style>
    <style:style style:name="P200" style:family="paragraph" style:parent-style-name="Heading_20_6">
      <style:text-properties officeooo:rsid="00687cfd" officeooo:paragraph-rsid="00cbe9a7"/>
    </style:style>
    <style:style style:name="P201" style:family="paragraph" style:parent-style-name="Heading_20_6">
      <style:text-properties officeooo:rsid="006adf42" officeooo:paragraph-rsid="00cbe9a7"/>
    </style:style>
    <style:style style:name="P202" style:family="paragraph" style:parent-style-name="Heading_20_6">
      <style:text-properties officeooo:rsid="006bc50a" officeooo:paragraph-rsid="00cbe9a7"/>
    </style:style>
    <style:style style:name="P203" style:family="paragraph" style:parent-style-name="Heading_20_6">
      <style:text-properties officeooo:rsid="002e632f" officeooo:paragraph-rsid="00cbe9a7"/>
    </style:style>
    <style:style style:name="P204" style:family="paragraph" style:parent-style-name="Heading_20_6">
      <style:text-properties officeooo:rsid="006c0690" officeooo:paragraph-rsid="00cbe9a7"/>
    </style:style>
    <style:style style:name="P205" style:family="paragraph" style:parent-style-name="Heading_20_6">
      <style:text-properties officeooo:rsid="006c0690" officeooo:paragraph-rsid="00ed4a5f"/>
    </style:style>
    <style:style style:name="P206" style:family="paragraph" style:parent-style-name="Horizontal_20_Line">
      <style:text-properties officeooo:paragraph-rsid="00ed4a5f"/>
    </style:style>
    <style:style style:name="P207" style:family="paragraph" style:parent-style-name="Heading_20_1">
      <style:text-properties officeooo:paragraph-rsid="00cbe9a7"/>
    </style:style>
    <style:style style:name="P208" style:family="paragraph" style:parent-style-name="Text_20_body">
      <style:paragraph-properties style:writing-mode="lr-tb"/>
      <style:text-properties officeooo:paragraph-rsid="00ea689f"/>
    </style:style>
    <style:style style:name="P209" style:family="paragraph" style:parent-style-name="Text_20_body">
      <style:paragraph-properties style:writing-mode="lr-tb"/>
      <style:text-properties fo:language="en" fo:country="US" fo:font-weight="bold" officeooo:rsid="009943ad" officeooo:paragraph-rsid="00cbe9a7" style:font-weight-asian="bold" style:font-weight-complex="bold"/>
    </style:style>
    <style:style style:name="P210" style:family="paragraph" style:parent-style-name="Text_20_body">
      <style:paragraph-properties style:writing-mode="lr-tb"/>
      <style:text-properties officeooo:rsid="006c0690" officeooo:paragraph-rsid="00cbe9a7"/>
    </style:style>
    <style:style style:name="P211" style:family="paragraph" style:parent-style-name="Heading_20_1">
      <style:paragraph-properties style:writing-mode="lr-tb"/>
      <style:text-properties fo:language="en" fo:country="US" fo:font-weight="normal" officeooo:rsid="009943ad" officeooo:paragraph-rsid="00cbe9a7" style:font-weight-asian="normal" style:font-weight-complex="normal"/>
    </style:style>
    <style:style style:name="T1" style:family="text">
      <style:text-properties fo:language="en" fo:country="US" fo:font-weight="bold" style:font-size-asian="14pt" style:font-weight-asian="bold" style:font-size-complex="14pt" style:font-weight-complex="bold"/>
    </style:style>
    <style:style style:name="T2" style:family="text">
      <style:text-properties fo:language="en" fo:country="US" fo:font-weight="bold" officeooo:rsid="0055e39a" style:font-size-asian="14pt" style:font-weight-asian="bold" style:font-size-complex="14pt" style:font-weight-complex="bold"/>
    </style:style>
    <style:style style:name="T3" style:family="text">
      <style:text-properties fo:language="en" fo:country="US" fo:font-weight="bold" officeooo:rsid="00873d80" style:font-size-asian="14pt" style:font-weight-asian="bold" style:font-size-complex="14pt" style:font-weight-complex="bold"/>
    </style:style>
    <style:style style:name="T4" style:family="text">
      <style:text-properties fo:language="en" fo:country="US" fo:font-weight="bold" officeooo:rsid="014c7289" style:font-size-asian="14pt" style:font-weight-asian="bold" style:font-size-complex="14pt" style:font-weight-complex="bold"/>
    </style:style>
    <style:style style:name="T5" style:family="text">
      <style:text-properties fo:language="en" fo:country="US" fo:font-weight="bold" officeooo:rsid="0153a943" style:font-size-asian="14pt" style:font-weight-asian="bold" style:font-size-complex="14pt" style:font-weight-complex="bold"/>
    </style:style>
    <style:style style:name="T6" style:family="text">
      <style:text-properties fo:language="en" fo:country="US" fo:font-weight="bold" officeooo:rsid="009943ad" style:font-size-asian="14pt" style:font-weight-asian="bold" style:font-size-complex="14pt" style:font-weight-complex="bold"/>
    </style:style>
    <style:style style:name="T7" style:family="text">
      <style:text-properties style:font-name="Arial1" fo:font-size="9pt" fo:language="en" fo:country="US" officeooo:rsid="00ed4a5f" style:font-size-asian="9pt" style:font-size-complex="9pt"/>
    </style:style>
    <style:style style:name="T8" style:family="text">
      <style:text-properties officeooo:rsid="00a5b0fe"/>
    </style:style>
    <style:style style:name="T9" style:family="text">
      <style:text-properties fo:font-variant="normal" fo:text-transform="none" fo:color="#000000" loext:opacity="100%" style:text-line-through-style="none" style:text-line-through-type="none" style:font-name="Arial1" fo:font-size="9pt" fo:language="en" fo:country="US" fo:font-style="normal" style:text-underline-style="none" fo:font-weight="normal" officeooo:rsid="001ccfc6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10" style:family="text">
      <style:text-properties fo:font-variant="normal" fo:text-transform="none" fo:color="#000000" loext:opacity="100%" style:text-line-through-style="none" style:text-line-through-type="none" style:font-name="Courier New1" fo:font-size="9pt" fo:language="en" fo:country="US" fo:font-style="normal" style:text-underline-style="none" fo:font-weight="normal" officeooo:rsid="001ccfc6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11" style:family="text">
      <style:text-properties fo:font-variant="normal" fo:text-transform="none" fo:color="#000000" loext:opacity="100%" style:text-line-through-style="none" style:text-line-through-type="none" style:font-name="Arial1" fo:font-size="9pt" fo:language="en" fo:country="US" fo:font-style="normal" style:text-underline-style="none" fo:font-weight="normal" officeooo:rsid="001bf2ff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12" style:family="text">
      <style:text-properties officeooo:rsid="002523ff"/>
    </style:style>
    <style:style style:name="T13" style:family="text">
      <style:text-properties officeooo:rsid="014c7289"/>
    </style:style>
    <style:style style:name="T14" style:family="text">
      <style:text-properties style:font-name="Courier New1"/>
    </style:style>
    <style:style style:name="T15" style:family="text">
      <style:text-properties officeooo:rsid="0121d3f2"/>
    </style:style>
    <style:style style:name="T16" style:family="text">
      <style:text-properties officeooo:rsid="01238acd"/>
    </style:style>
    <style:style style:name="T17" style:family="text">
      <style:text-properties fo:font-weight="bold" officeooo:rsid="009512c4" style:font-weight-asian="bold" style:font-weight-complex="bold"/>
    </style:style>
    <style:style style:name="T18" style:family="text">
      <style:text-properties fo:font-weight="bold" officeooo:rsid="00ca930f" style:font-weight-asian="bold" style:font-weight-complex="bold"/>
    </style:style>
    <style:style style:name="T19" style:family="text">
      <style:text-properties officeooo:rsid="009c79dc"/>
    </style:style>
    <style:style style:name="T20" style:family="text">
      <style:text-properties fo:font-variant="normal" fo:text-transform="none" fo:color="#000000" loext:opacity="100%" style:text-line-through-style="none" style:text-line-through-type="none" style:font-name="Arial1" fo:font-size="9pt" fo:language="en" fo:country="US" fo:font-style="normal" style:text-underline-style="none" fo:font-weight="normal" officeooo:rsid="0022cc34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21" style:family="text">
      <style:text-properties fo:font-variant="normal" fo:text-transform="none" fo:color="#000000" loext:opacity="100%" style:text-line-through-style="none" style:text-line-through-type="none" style:font-name="Arial1" fo:font-size="9pt" fo:language="en" fo:country="US" fo:font-style="normal" style:text-underline-style="none" fo:font-weight="normal" officeooo:rsid="00f2c30c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22" style:family="text">
      <style:text-properties fo:font-variant="normal" fo:text-transform="none" fo:color="#000000" loext:opacity="100%" style:text-line-through-style="none" style:text-line-through-type="none" style:font-name="Arial1" fo:font-size="9pt" fo:language="en" fo:country="US" fo:font-style="normal" style:text-underline-style="none" fo:font-weight="normal" officeooo:rsid="009c79dc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23" style:family="text">
      <style:text-properties fo:font-variant="normal" fo:text-transform="none" fo:color="#000000" loext:opacity="100%" style:text-line-through-style="none" style:text-line-through-type="none" style:font-name="Courier New1" fo:font-size="9pt" fo:language="en" fo:country="US" fo:font-style="normal" style:text-underline-style="none" fo:font-weight="normal" officeooo:rsid="0022cc34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24" style:family="text">
      <style:text-properties fo:language="en" fo:country="US"/>
    </style:style>
    <style:style style:name="T25" style:family="text">
      <style:text-properties fo:font-variant="normal" fo:text-transform="none" fo:color="#000000" loext:opacity="100%" style:text-line-through-style="none" style:text-line-through-type="none" style:font-name="Arial1" fo:font-size="9pt" fo:language="en" fo:country="US" fo:font-style="normal" style:text-underline-style="none" fo:font-weight="normal" officeooo:rsid="001e0cf3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26" style:family="text">
      <style:text-properties officeooo:rsid="00bcb3ed"/>
    </style:style>
    <style:style style:name="T27" style:family="text">
      <style:text-properties style:font-name="Courier New1" officeooo:rsid="009c79dc"/>
    </style:style>
    <style:style style:name="T28" style:family="text">
      <style:text-properties officeooo:rsid="012fe85c"/>
    </style:style>
    <style:style style:name="T29" style:family="text">
      <style:text-properties fo:font-variant="normal" fo:text-transform="none" fo:color="#bf0041" loext:opacity="100%" style:text-line-through-style="none" style:text-line-through-type="none" style:font-name="Courier New" fo:font-size="9pt" fo:font-style="normal" style:text-underline-style="none" fo:font-weight="bold" officeooo:rsid="009512c4" style:text-blinking="false" fo:background-color="transparent" loext:char-shading-value="0" style:font-name-asian="NSimSun" style:font-size-asian="7.80000019073486pt" style:font-weight-asian="bold" style:font-name-complex="Lucida Sans1" style:font-size-complex="9pt" style:font-weight-complex="bold"/>
    </style:style>
    <style:style style:name="T30" style:family="text">
      <style:text-properties fo:font-variant="normal" fo:text-transform="none" fo:color="#bf0041" loext:opacity="100%" style:text-line-through-style="none" style:text-line-through-type="none" style:font-name="Courier New" fo:font-size="9pt" fo:font-style="normal" style:text-underline-style="none" fo:font-weight="bold" officeooo:rsid="00ca930f" style:text-blinking="false" fo:background-color="transparent" loext:char-shading-value="0" style:font-name-asian="NSimSun" style:font-size-asian="7.80000019073486pt" style:font-weight-asian="bold" style:font-name-complex="Lucida Sans1" style:font-size-complex="9pt" style:font-weight-complex="bold"/>
    </style:style>
    <style:style style:name="T31" style:family="text">
      <style:text-properties fo:font-variant="normal" fo:text-transform="none" fo:color="#bf0041" loext:opacity="100%" style:text-line-through-style="none" style:text-line-through-type="none" style:font-name="Courier New" fo:font-size="9pt" fo:font-style="normal" style:text-underline-style="none" fo:font-weight="normal" officeooo:rsid="012fe85c" style:text-blinking="false" fo:background-color="transparent" loext:char-shading-value="0" style:font-name-asian="NSimSun" style:font-size-asian="7.80000019073486pt" style:font-weight-asian="normal" style:font-name-complex="Lucida Sans1" style:font-size-complex="9pt" style:font-weight-complex="normal"/>
    </style:style>
    <style:style style:name="T32" style:family="text">
      <style:text-properties style:font-name="Courier New1" officeooo:rsid="012fe85c"/>
    </style:style>
    <style:style style:name="T33" style:family="text">
      <style:text-properties officeooo:rsid="009de223"/>
    </style:style>
    <style:style style:name="T34" style:family="text">
      <style:text-properties officeooo:rsid="0024e333"/>
    </style:style>
    <style:style style:name="T35" style:family="text">
      <style:text-properties style:font-name="Courier New1" officeooo:rsid="0024e333"/>
    </style:style>
    <style:style style:name="T36" style:family="text">
      <style:text-properties officeooo:rsid="0103c0cd"/>
    </style:style>
    <style:style style:name="T37" style:family="text">
      <style:text-properties style:font-name="Courier New1" officeooo:rsid="0103c0cd"/>
    </style:style>
    <style:style style:name="T38" style:family="text">
      <style:text-properties fo:font-variant="normal" fo:text-transform="none" fo:color="#000000" loext:opacity="100%" style:text-line-through-style="none" style:text-line-through-type="none" style:font-name="Arial1" fo:font-size="9pt" fo:language="en" fo:country="US" fo:font-style="normal" style:text-underline-style="none" fo:font-weight="normal" officeooo:rsid="0103c0cd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39" style:family="text">
      <style:text-properties fo:font-variant="normal" fo:text-transform="none" fo:color="#000000" loext:opacity="100%" style:text-line-through-style="none" style:text-line-through-type="none" style:font-name="Arial1" fo:font-size="9pt" fo:language="en" fo:country="US" fo:font-style="normal" style:text-underline-style="none" fo:font-weight="normal" officeooo:rsid="0023cfdf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40" style:family="text">
      <style:text-properties fo:font-variant="normal" fo:text-transform="none" fo:color="#000000" loext:opacity="100%" style:text-line-through-style="none" style:text-line-through-type="none" style:font-name="Courier New1" fo:font-size="9pt" fo:language="en" fo:country="US" fo:font-style="normal" style:text-underline-style="none" fo:font-weight="normal" officeooo:rsid="0023cfdf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41" style:family="text">
      <style:text-properties fo:font-variant="normal" fo:text-transform="none" fo:color="#000000" loext:opacity="100%" style:text-line-through-style="none" style:text-line-through-type="none" style:font-name="Arial1" fo:font-size="9pt" fo:language="en" fo:country="US" fo:font-style="normal" style:text-underline-style="none" fo:font-weight="normal" officeooo:rsid="001a9c02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42" style:family="text">
      <style:text-properties officeooo:rsid="001a9c02"/>
    </style:style>
    <style:style style:name="T43" style:family="text">
      <style:text-properties fo:font-variant="normal" fo:text-transform="none" fo:color="#000000" loext:opacity="100%" style:text-line-through-style="none" style:text-line-through-type="none" style:font-name="Arial1" fo:font-size="9pt" fo:language="en" fo:country="US" fo:font-style="normal" style:text-underline-style="none" fo:font-weight="normal" officeooo:rsid="009de223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44" style:family="text">
      <style:text-properties style:font-name="Courier New1" officeooo:rsid="009de223"/>
    </style:style>
    <style:style style:name="T45" style:family="text">
      <style:text-properties officeooo:rsid="009512c4"/>
    </style:style>
    <style:style style:name="T46" style:family="text">
      <style:text-properties officeooo:rsid="001fb21c"/>
    </style:style>
    <style:style style:name="T47" style:family="text">
      <style:text-properties style:font-name="Courier New1" officeooo:rsid="001fb21c"/>
    </style:style>
    <style:style style:name="T48" style:family="text">
      <style:text-properties fo:font-variant="normal" fo:text-transform="none" fo:color="#000000" loext:opacity="100%" style:text-line-through-style="none" style:text-line-through-type="none" style:font-name="Arial1" fo:font-size="9pt" fo:language="en" fo:country="US" fo:font-style="normal" style:text-underline-style="none" fo:font-weight="normal" officeooo:rsid="00280291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49" style:family="text">
      <style:text-properties fo:font-variant="normal" fo:text-transform="none" fo:color="#000000" loext:opacity="100%" style:text-line-through-style="none" style:text-line-through-type="none" style:font-name="Arial1" fo:font-size="9pt" fo:language="en" fo:country="US" fo:font-style="normal" style:text-underline-style="none" fo:font-weight="normal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50" style:family="text">
      <style:text-properties fo:font-variant="normal" fo:text-transform="none" fo:color="#000000" loext:opacity="100%" style:text-line-through-style="none" style:text-line-through-type="none" style:font-name="Arial1" fo:font-size="9pt" fo:language="en" fo:country="US" fo:font-style="normal" style:text-underline-style="none" fo:font-weight="normal" officeooo:rsid="0024e333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51" style:family="text">
      <style:text-properties fo:font-variant="normal" fo:text-transform="none" fo:color="#000000" loext:opacity="100%" style:text-line-through-style="none" style:text-line-through-type="none" style:font-name="Arial1" fo:font-size="9pt" fo:language="en" fo:country="US" fo:font-style="normal" style:text-underline-style="none" fo:font-weight="normal" officeooo:rsid="009f9ec8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52" style:family="text">
      <style:text-properties fo:font-variant="normal" fo:text-transform="none" fo:color="#000000" loext:opacity="100%" style:text-line-through-style="none" style:text-line-through-type="none" style:font-name="Courier New1" fo:font-size="9pt" fo:language="en" fo:country="US" fo:font-style="normal" style:text-underline-style="none" fo:font-weight="normal" officeooo:rsid="009f9ec8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53" style:family="text">
      <style:text-properties fo:font-variant="normal" fo:text-transform="none" fo:color="#000000" loext:opacity="100%" style:text-line-through-style="none" style:text-line-through-type="none" style:font-name="Courier New1" fo:font-size="9pt" fo:language="en" fo:country="US" fo:font-style="normal" style:text-underline-style="none" fo:font-weight="normal" officeooo:rsid="0024e333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54" style:family="text">
      <style:text-properties fo:language="en" fo:country="US" officeooo:rsid="009512c4"/>
    </style:style>
    <style:style style:name="T55" style:family="text">
      <style:text-properties fo:language="en" fo:country="US" fo:font-weight="bold" officeooo:rsid="009512c4" style:font-weight-asian="bold" style:font-weight-complex="bold"/>
    </style:style>
    <style:style style:name="T56" style:family="text">
      <style:text-properties fo:language="en" fo:country="US" fo:font-weight="bold" officeooo:rsid="00ca930f" style:font-weight-asian="bold" style:font-weight-complex="bold"/>
    </style:style>
    <style:style style:name="T57" style:family="text">
      <style:text-properties fo:font-variant="normal" fo:text-transform="none" fo:color="#bf0041" loext:opacity="100%" style:text-line-through-style="none" style:text-line-through-type="none" style:font-name="Courier New" fo:font-size="9pt" fo:language="en" fo:country="US" fo:font-style="normal" style:text-underline-style="none" fo:font-weight="bold" officeooo:rsid="00ca930f" style:text-blinking="false" fo:background-color="transparent" loext:char-shading-value="0" style:font-name-asian="NSimSun" style:font-size-asian="7.80000019073486pt" style:font-weight-asian="bold" style:font-name-complex="Lucida Sans1" style:font-size-complex="9pt" style:font-weight-complex="bold"/>
    </style:style>
    <style:style style:name="T58" style:family="text">
      <style:text-properties fo:font-variant="normal" fo:text-transform="none" fo:color="#bf0041" loext:opacity="100%" style:text-line-through-style="none" style:text-line-through-type="none" style:font-name="Courier New" fo:font-size="9pt" fo:language="en" fo:country="US" fo:font-style="normal" style:text-underline-style="none" fo:font-weight="normal" officeooo:rsid="012ca301" style:text-blinking="false" fo:background-color="transparent" loext:char-shading-value="0" style:font-name-asian="NSimSun" style:font-size-asian="7.80000019073486pt" style:font-weight-asian="normal" style:font-name-complex="Lucida Sans1" style:font-size-complex="9pt" style:font-weight-complex="normal"/>
    </style:style>
    <style:style style:name="T59" style:family="text">
      <style:text-properties fo:font-variant="normal" fo:text-transform="none" fo:color="#bf0041" loext:opacity="100%" style:text-line-through-style="none" style:text-line-through-type="none" style:font-name="Courier New1" fo:font-size="9pt" fo:language="en" fo:country="US" fo:font-style="normal" style:text-underline-style="none" fo:font-weight="bold" officeooo:rsid="00c41095" style:text-blinking="false" fo:background-color="transparent" loext:char-shading-value="0" style:font-name-asian="NSimSun" style:font-size-asian="7.80000019073486pt" style:font-weight-asian="bold" style:font-name-complex="Lucida Sans1" style:font-size-complex="9pt" style:font-weight-complex="bold"/>
    </style:style>
    <style:style style:name="T60" style:family="text">
      <style:text-properties fo:font-variant="normal" fo:text-transform="none" fo:color="#bf0041" loext:opacity="100%" style:text-line-through-style="none" style:text-line-through-type="none" style:font-name="Courier New1" fo:font-size="9pt" fo:language="en" fo:country="US" fo:font-style="normal" style:text-underline-style="none" fo:font-weight="bold" officeooo:rsid="009512c4" style:text-blinking="false" fo:background-color="transparent" loext:char-shading-value="0" style:font-name-asian="NSimSun" style:font-size-asian="7.80000019073486pt" style:font-weight-asian="bold" style:font-name-complex="Lucida Sans1" style:font-size-complex="9pt" style:font-weight-complex="bold"/>
    </style:style>
    <style:style style:name="T61" style:family="text">
      <style:text-properties officeooo:rsid="008a71e2"/>
    </style:style>
    <style:style style:name="T62" style:family="text">
      <style:text-properties style:font-name="Courier New1" officeooo:rsid="012ca301"/>
    </style:style>
    <style:style style:name="T63" style:family="text">
      <style:text-properties officeooo:rsid="012ca301"/>
    </style:style>
    <style:style style:name="T64" style:family="text">
      <style:text-properties fo:font-variant="normal" fo:text-transform="none" fo:color="#000000" loext:opacity="100%" style:text-line-through-style="none" style:text-line-through-type="none" style:font-name="Arial1" fo:font-size="9pt" fo:language="en" fo:country="US" fo:font-style="normal" style:text-underline-style="none" fo:font-weight="normal" officeooo:rsid="008a71e2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65" style:family="text">
      <style:text-properties officeooo:rsid="009f9ec8"/>
    </style:style>
    <style:style style:name="T66" style:family="text">
      <style:text-properties fo:font-weight="normal" officeooo:rsid="009512c4" style:font-weight-asian="normal" style:font-weight-complex="normal"/>
    </style:style>
    <style:style style:name="T67" style:family="text">
      <style:text-properties fo:font-variant="normal" fo:text-transform="none" fo:color="#000000" loext:opacity="100%" style:text-line-through-style="none" style:text-line-through-type="none" style:font-name="Arial1" fo:font-size="9pt" fo:font-style="normal" style:text-underline-style="none" fo:font-weight="normal" style:text-blinking="false" fo:background-color="transparent" loext:char-shading-value="0" style:font-name-asian="NSimSun" style:font-size-asian="9pt" style:font-weight-asian="normal" style:font-name-complex="Lucida Sans1" style:font-size-complex="9pt" style:font-weight-complex="normal"/>
    </style:style>
    <style:style style:name="T68" style:family="text">
      <style:text-properties fo:font-variant="normal" fo:text-transform="none" fo:color="#000000" loext:opacity="100%" style:text-line-through-style="none" style:text-line-through-type="none" style:font-name="Arial1" fo:font-size="9pt" fo:font-style="normal" style:text-underline-style="none" fo:font-weight="normal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69" style:family="text">
      <style:text-properties fo:font-variant="normal" fo:text-transform="none" fo:color="#000000" loext:opacity="100%" style:text-line-through-style="none" style:text-line-through-type="none" style:font-name="Courier New1" fo:font-size="9pt" fo:font-style="normal" style:text-underline-style="none" fo:font-weight="normal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70" style:family="text">
      <style:text-properties fo:font-variant="normal" fo:text-transform="none" fo:color="#000000" loext:opacity="100%" style:text-line-through-style="none" style:text-line-through-type="none" style:font-name="Arial1" fo:font-size="9pt" fo:font-style="normal" style:text-underline-style="none" fo:font-weight="normal" officeooo:rsid="00f81777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71" style:family="text">
      <style:text-properties fo:font-variant="normal" fo:text-transform="none" fo:color="#000000" loext:opacity="100%" style:text-line-through-style="none" style:text-line-through-type="none" style:font-name="Courier New1" fo:font-size="9pt" fo:font-style="normal" style:text-underline-style="none" fo:font-weight="normal" officeooo:rsid="00f81777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72" style:family="text">
      <style:text-properties style:font-name="Courier New1" officeooo:rsid="00a130c4"/>
    </style:style>
    <style:style style:name="T73" style:family="text">
      <style:text-properties officeooo:rsid="00a130c4"/>
    </style:style>
    <style:style style:name="T74" style:family="text">
      <style:text-properties officeooo:rsid="00280291"/>
    </style:style>
    <style:style style:name="T75" style:family="text">
      <style:text-properties style:font-name="Courier New1" officeooo:rsid="00280291"/>
    </style:style>
    <style:style style:name="T76" style:family="text">
      <style:text-properties fo:font-variant="normal" fo:text-transform="none" fo:color="#000000" loext:opacity="100%" style:text-line-through-style="none" style:text-line-through-type="none" style:font-name="Arial1" fo:font-size="9pt" fo:language="en" fo:country="US" fo:font-style="normal" style:text-underline-style="none" fo:font-weight="normal" officeooo:rsid="012ca301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77" style:family="text">
      <style:text-properties fo:font-variant="normal" fo:text-transform="none" fo:color="#000000" loext:opacity="100%" style:text-line-through-style="none" style:text-line-through-type="none" style:font-name="Courier New1" fo:font-size="9pt" fo:language="en" fo:country="US" fo:font-style="normal" style:text-underline-style="none" fo:font-weight="normal" officeooo:rsid="012ca301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78" style:family="text">
      <style:text-properties fo:font-variant="normal" fo:text-transform="none" fo:color="#000000" loext:opacity="100%" style:text-line-through-style="none" style:text-line-through-type="none" style:font-name="Arial1" fo:font-size="9pt" fo:language="en" fo:country="US" fo:font-style="normal" style:text-underline-style="none" fo:font-weight="normal" officeooo:rsid="00a2383c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79" style:family="text">
      <style:text-properties fo:font-variant="normal" fo:text-transform="none" fo:color="#000000" loext:opacity="100%" style:text-line-through-style="none" style:text-line-through-type="none" style:font-name="Courier New1" fo:font-size="9pt" fo:language="en" fo:country="US" fo:font-style="normal" style:text-underline-style="none" fo:font-weight="normal" officeooo:rsid="00a2383c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80" style:family="text">
      <style:text-properties fo:font-variant="normal" fo:text-transform="none" fo:color="#000000" loext:opacity="100%" style:text-line-through-style="none" style:text-line-through-type="none" style:font-name="Arial1" fo:font-size="9pt" fo:language="en" fo:country="US" fo:font-style="normal" style:text-underline-style="none" fo:font-weight="normal" officeooo:rsid="001cc5e7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81" style:family="text">
      <style:text-properties officeooo:rsid="0019fa8c"/>
    </style:style>
    <style:style style:name="T82" style:family="text">
      <style:text-properties officeooo:rsid="001bf2ff"/>
    </style:style>
    <style:style style:name="T83" style:family="text">
      <style:text-properties officeooo:rsid="001cc5e7"/>
    </style:style>
    <style:style style:name="T84" style:family="text">
      <style:text-properties style:font-name="Courier New1" officeooo:rsid="001bf2ff"/>
    </style:style>
    <style:style style:name="T85" style:family="text">
      <style:text-properties officeooo:rsid="00a2383c"/>
    </style:style>
    <style:style style:name="T86" style:family="text">
      <style:text-properties officeooo:rsid="00bf8ea0"/>
    </style:style>
    <style:style style:name="T87" style:family="text">
      <style:text-properties style:font-name="Courier New1" officeooo:rsid="00bf8ea0"/>
    </style:style>
    <style:style style:name="T88" style:family="text">
      <style:text-properties officeooo:rsid="00f2c30c"/>
    </style:style>
    <style:style style:name="T89" style:family="text">
      <style:text-properties style:font-name="Courier New1" officeooo:rsid="00f2c30c"/>
    </style:style>
    <style:style style:name="T90" style:family="text">
      <style:text-properties officeooo:rsid="011573ee"/>
    </style:style>
    <style:style style:name="T91" style:family="text">
      <style:text-properties style:font-name="Arial1" officeooo:rsid="01265fc9"/>
    </style:style>
    <style:style style:name="T92" style:family="text">
      <style:text-properties style:font-name="Courier New1" officeooo:rsid="01265fc9"/>
    </style:style>
    <style:style style:name="T93" style:family="text">
      <style:text-properties style:font-name="Courier New1" officeooo:rsid="011573ee"/>
    </style:style>
    <style:style style:name="T94" style:family="text">
      <style:text-properties style:font-name="Courier New1" officeooo:rsid="0147a2e6"/>
    </style:style>
    <style:style style:name="T95" style:family="text">
      <style:text-properties style:font-name="Courier New1" fo:language="en" fo:country="US" officeooo:rsid="012ca301"/>
    </style:style>
    <style:style style:name="T96" style:family="text">
      <style:text-properties style:font-name="Arial1" fo:language="en" fo:country="US" officeooo:rsid="012dc9a4"/>
    </style:style>
    <style:style style:name="T97" style:family="text">
      <style:text-properties style:font-name="Courier New1" fo:language="en" fo:country="US" officeooo:rsid="012dc9a4"/>
    </style:style>
    <style:style style:name="T98" style:family="text">
      <style:text-properties fo:font-variant="normal" fo:text-transform="none" fo:color="#000000" loext:opacity="100%" style:text-line-through-style="none" style:text-line-through-type="none" style:font-name="Arial1" fo:font-size="9pt" fo:language="en" fo:country="US" fo:font-style="normal" style:text-underline-style="none" fo:font-weight="normal" officeooo:rsid="00260a5d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99" style:family="text">
      <style:text-properties fo:font-weight="normal" style:font-weight-asian="normal" style:font-weight-complex="normal"/>
    </style:style>
    <style:style style:name="T100" style:family="text">
      <style:text-properties officeooo:rsid="00260a5d"/>
    </style:style>
    <style:style style:name="T101" style:family="text">
      <style:text-properties officeooo:rsid="01081b69"/>
    </style:style>
    <style:style style:name="T102" style:family="text">
      <style:text-properties fo:font-weight="bold" officeooo:rsid="00c41095" style:font-weight-asian="bold" style:font-weight-complex="bold"/>
    </style:style>
    <style:style style:name="T103" style:family="text">
      <style:text-properties fo:font-variant="normal" fo:text-transform="none" fo:color="#000000" loext:opacity="100%" style:text-line-through-style="none" style:text-line-through-type="none" style:font-name="Arial1" fo:font-size="9pt" fo:font-style="normal" style:text-underline-style="none" fo:font-weight="normal" officeooo:rsid="009b3c59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104" style:family="text">
      <style:text-properties officeooo:rsid="009b3c59"/>
    </style:style>
    <style:style style:name="T105" style:family="text">
      <style:text-properties fo:language="en" fo:country="US" officeooo:rsid="009b3c59"/>
    </style:style>
    <style:style style:name="T106" style:family="text">
      <style:text-properties officeooo:rsid="00312f9d"/>
    </style:style>
    <style:style style:name="T107" style:family="text">
      <style:text-properties fo:font-variant="normal" fo:text-transform="none" fo:color="#000000" loext:opacity="100%" style:text-line-through-style="none" style:text-line-through-type="none" style:font-name="Arial1" fo:font-size="9pt" fo:font-style="normal" style:text-underline-style="none" fo:font-weight="normal" officeooo:rsid="0018b8b0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108" style:family="text">
      <style:text-properties fo:font-variant="normal" fo:text-transform="none" fo:color="#000000" loext:opacity="100%" style:text-line-through-style="none" style:text-line-through-type="none" style:font-name="Arial1" fo:font-size="9pt" fo:font-style="normal" style:text-underline-style="none" fo:font-weight="normal" officeooo:rsid="011a9a28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109" style:family="text">
      <style:text-properties officeooo:rsid="011141b6"/>
    </style:style>
    <style:style style:name="T110" style:family="text">
      <style:text-properties officeooo:rsid="009b73e1"/>
    </style:style>
    <style:style style:name="T111" style:family="text">
      <style:text-properties fo:font-variant="normal" fo:text-transform="none" fo:color="#000000" loext:opacity="100%" style:text-line-through-style="none" style:text-line-through-type="none" style:font-name="Arial1" fo:font-size="9pt" fo:font-style="normal" style:text-underline-style="none" fo:font-weight="normal" officeooo:rsid="009b73e1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112" style:family="text">
      <style:text-properties fo:font-variant="normal" fo:text-transform="none" fo:color="#bf0041" loext:opacity="100%" style:text-line-through-style="none" style:text-line-through-type="none" style:font-name="Courier New" fo:font-size="9pt" fo:font-style="normal" style:text-underline-style="none" fo:font-weight="normal" officeooo:rsid="0101f59d" style:text-blinking="false" fo:background-color="transparent" loext:char-shading-value="0" style:font-name-asian="NSimSun" style:font-size-asian="7.80000019073486pt" style:font-weight-asian="normal" style:font-name-complex="Lucida Sans1" style:font-size-complex="9pt" style:font-weight-complex="normal"/>
    </style:style>
    <style:style style:name="T113" style:family="text">
      <style:text-properties fo:font-variant="normal" fo:text-transform="none" fo:color="#000000" loext:opacity="100%" style:text-line-through-style="none" style:text-line-through-type="none" style:font-name="Courier New1" fo:font-size="9pt" fo:font-style="normal" style:text-underline-style="none" fo:font-weight="normal" officeooo:rsid="008d1ca3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114" style:family="text">
      <style:text-properties fo:font-variant="normal" fo:text-transform="none" fo:color="#bf0041" loext:opacity="100%" style:text-line-through-style="none" style:text-line-through-type="none" style:font-name="Courier New" fo:font-size="9pt" fo:font-style="normal" style:text-underline-style="none" fo:font-weight="normal" officeooo:rsid="014d92ba" style:text-blinking="false" fo:background-color="transparent" loext:char-shading-value="0" style:font-name-asian="NSimSun" style:font-size-asian="7.80000019073486pt" style:font-weight-asian="normal" style:font-name-complex="Lucida Sans1" style:font-size-complex="9pt" style:font-weight-complex="normal"/>
    </style:style>
    <style:style style:name="T115" style:family="text">
      <style:text-properties officeooo:rsid="014d92ba"/>
    </style:style>
    <style:style style:name="T116" style:family="text">
      <style:text-properties fo:font-variant="normal" fo:text-transform="none" fo:color="#bf0041" loext:opacity="100%" style:text-line-through-style="none" style:text-line-through-type="none" style:font-name="Courier New" fo:font-size="9pt" fo:font-style="normal" style:text-underline-style="none" fo:font-weight="normal" officeooo:rsid="0110db35" style:text-blinking="false" fo:background-color="transparent" loext:char-shading-value="0" style:font-name-asian="NSimSun" style:font-size-asian="7.80000019073486pt" style:font-weight-asian="normal" style:font-name-complex="Lucida Sans1" style:font-size-complex="9pt" style:font-weight-complex="normal"/>
    </style:style>
    <style:style style:name="T117" style:family="text">
      <style:text-properties fo:font-variant="normal" fo:text-transform="none" fo:color="#000000" loext:opacity="100%" style:text-line-through-style="none" style:text-line-through-type="none" style:font-name="Arial1" fo:font-size="9pt" fo:font-style="normal" style:text-underline-style="none" fo:font-weight="normal" officeooo:rsid="0110db35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118" style:family="text">
      <style:text-properties fo:font-variant="normal" fo:text-transform="none" fo:color="#000000" loext:opacity="100%" style:text-line-through-style="none" style:text-line-through-type="none" style:font-name="Courier New1" fo:font-size="9pt" fo:font-style="normal" style:text-underline-style="none" fo:font-weight="normal" officeooo:rsid="0110db35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119" style:family="text">
      <style:text-properties officeooo:rsid="0110db35"/>
    </style:style>
    <style:style style:name="T120" style:family="text">
      <style:text-properties officeooo:rsid="011a9a28"/>
    </style:style>
    <style:style style:name="T121" style:family="text">
      <style:text-properties style:font-name="Courier New1" officeooo:rsid="011a9a28"/>
    </style:style>
    <style:style style:name="T122" style:family="text">
      <style:text-properties officeooo:rsid="012f203e"/>
    </style:style>
    <style:style style:name="T123" style:family="text">
      <style:text-properties fo:font-weight="bold" officeooo:rsid="012f203e" style:font-weight-asian="bold" style:font-weight-complex="bold"/>
    </style:style>
    <style:style style:name="T124" style:family="text">
      <style:text-properties officeooo:rsid="0026fadb"/>
    </style:style>
    <style:style style:name="T125" style:family="text">
      <style:text-properties fo:font-variant="normal" fo:text-transform="none" fo:color="#000000" loext:opacity="100%" style:text-line-through-style="none" style:text-line-through-type="none" style:font-name="Arial1" fo:font-size="9pt" fo:font-style="normal" style:text-underline-style="none" fo:font-weight="normal" officeooo:rsid="0026fadb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126" style:family="text">
      <style:text-properties officeooo:rsid="002de707"/>
    </style:style>
    <style:style style:name="T127" style:family="text">
      <style:text-properties fo:font-variant="normal" fo:text-transform="none" fo:color="#38761d" loext:opacity="100%" style:text-line-through-style="none" style:text-line-through-type="none" style:font-name="Courier New" fo:font-size="9pt" fo:font-style="normal" style:text-underline-style="none" fo:font-weight="normal" officeooo:rsid="008e518f" style:text-blinking="false" fo:background-color="transparent" loext:char-shading-value="0" style:font-name-asian="NSimSun" style:font-size-asian="7.80000019073486pt" style:font-weight-asian="bold" style:font-name-complex="Lucida Sans1" style:font-size-complex="9pt" style:font-weight-complex="bold"/>
    </style:style>
    <style:style style:name="T128" style:family="text">
      <style:text-properties officeooo:rsid="00cea5d6"/>
    </style:style>
    <style:style style:name="T129" style:family="text">
      <style:text-properties style:font-name="Courier New1" officeooo:rsid="00cea5d6"/>
    </style:style>
    <style:style style:name="T130" style:family="text">
      <style:text-properties officeooo:rsid="00a77328"/>
    </style:style>
    <style:style style:name="T131" style:family="text">
      <style:text-properties fo:font-variant="normal" fo:text-transform="none" fo:color="#000000" loext:opacity="100%" style:text-line-through-style="none" style:text-line-through-type="none" style:font-name="Arial1" fo:font-size="9pt" fo:language="en" fo:country="US" fo:font-style="normal" style:text-underline-style="none" fo:font-weight="normal" officeooo:rsid="011141b6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132" style:family="text">
      <style:text-properties officeooo:rsid="00aa386a"/>
    </style:style>
    <style:style style:name="T133" style:family="text">
      <style:text-properties fo:font-weight="normal" officeooo:rsid="0114c619" style:font-weight-asian="normal" style:font-weight-complex="normal"/>
    </style:style>
    <style:style style:name="T134" style:family="text">
      <style:text-properties fo:font-variant="normal" fo:text-transform="none" fo:color="#bf0041" loext:opacity="100%" style:text-line-through-style="none" style:text-line-through-type="none" fo:font-size="9pt" fo:language="en" fo:country="US" fo:font-style="normal" style:text-underline-style="none" fo:font-weight="normal" style:text-blinking="false" fo:background-color="transparent" loext:char-shading-value="0" style:font-name-asian="NSimSun" style:font-size-asian="7.80000019073486pt" style:font-weight-asian="normal" style:font-name-complex="Lucida Sans1" style:font-size-complex="9pt" style:font-weight-complex="normal"/>
    </style:style>
    <style:style style:name="T135" style:family="text">
      <style:text-properties fo:font-weight="normal" officeooo:rsid="011f17b7" style:font-weight-asian="normal" style:font-weight-complex="normal"/>
    </style:style>
    <style:style style:name="T136" style:family="text">
      <style:text-properties fo:font-weight="bold" officeooo:rsid="0073166a" style:font-weight-asian="bold" style:font-weight-complex="bold"/>
    </style:style>
    <style:style style:name="T137" style:family="text">
      <style:text-properties style:font-name="Courier New1" fo:font-weight="normal" officeooo:rsid="0114c619" style:font-weight-asian="normal" style:font-weight-complex="normal"/>
    </style:style>
    <style:style style:name="T138" style:family="text">
      <style:text-properties style:font-name="Arial1" fo:font-weight="normal" officeooo:rsid="0114c619" style:font-weight-asian="normal" style:font-weight-complex="normal"/>
    </style:style>
    <style:style style:name="T139" style:family="text">
      <style:text-properties fo:font-variant="normal" fo:text-transform="none" fo:color="#bf0041" loext:opacity="100%" style:text-line-through-style="none" style:text-line-through-type="none" style:font-name="Courier New" fo:font-size="9pt" fo:language="en" fo:country="US" fo:font-style="normal" style:text-underline-style="none" fo:font-weight="normal" style:text-blinking="false" fo:background-color="transparent" loext:char-shading-value="0" style:font-name-asian="NSimSun" style:font-size-asian="7.80000019073486pt" style:font-weight-asian="normal" style:font-name-complex="Lucida Sans1" style:font-size-complex="9pt" style:font-weight-complex="normal"/>
    </style:style>
    <style:style style:name="T140" style:family="text">
      <style:text-properties fo:font-variant="normal" fo:text-transform="none" fo:color="#000000" loext:opacity="100%" style:text-line-through-style="none" style:text-line-through-type="none" style:font-name="Arial1" fo:font-size="9pt" fo:language="en" fo:country="US" fo:font-style="normal" style:text-underline-style="none" fo:font-weight="normal" officeooo:rsid="0114c619" style:text-blinking="false" fo:background-color="transparent" loext:char-shading-value="0" style:font-name-asian="NSimSun" style:font-size-asian="9pt" style:font-weight-asian="normal" style:font-name-complex="Lucida Sans1" style:font-size-complex="9pt" style:font-weight-complex="normal"/>
    </style:style>
    <style:style style:name="T141" style:family="text">
      <style:text-properties fo:font-weight="normal" officeooo:rsid="0121d3f2" style:font-weight-asian="normal" style:font-weight-complex="normal"/>
    </style:style>
    <style:style style:name="T142" style:family="text">
      <style:text-properties fo:language="en" fo:country="US" fo:font-weight="bold" officeooo:rsid="00c41095" style:font-weight-asian="bold" style:font-weight-complex="bold"/>
    </style:style>
    <style:style style:name="T143" style:family="text">
      <style:text-properties style:font-name="Courier New1" fo:font-weight="normal" style:font-weight-asian="normal" style:font-weight-complex="normal"/>
    </style:style>
    <style:style style:name="T144" style:family="text">
      <style:text-properties fo:font-weight="normal" officeooo:rsid="012254a9" style:font-weight-asian="normal" style:font-weight-complex="normal"/>
    </style:style>
    <style:style style:name="T145" style:family="text">
      <style:text-properties style:font-name="Courier New1" fo:font-weight="normal" officeooo:rsid="012254a9" style:font-weight-asian="normal" style:font-weight-complex="normal"/>
    </style:style>
    <style:style style:name="T146" style:family="text">
      <style:text-properties fo:font-variant="normal" fo:text-transform="none" fo:color="#000000" loext:opacity="100%" style:text-line-through-style="none" style:text-line-through-type="none" fo:font-size="9pt" fo:language="en" fo:country="US" fo:font-style="normal" style:text-underline-style="none" fo:font-weight="normal" officeooo:rsid="012254a9" style:text-blinking="false" fo:background-color="transparent" loext:char-shading-value="0" style:font-name-asian="NSimSun" style:font-size-asian="9pt" style:font-weight-asian="normal" style:font-name-complex="Lucida Sans1" style:font-size-complex="9pt" style:font-weight-complex="normal"/>
    </style:style>
    <style:style style:name="T147" style:family="text">
      <style:text-properties officeooo:rsid="007221fa"/>
    </style:style>
    <style:style style:name="T148" style:family="text">
      <style:text-properties fo:font-variant="normal" fo:text-transform="none" fo:color="#000000" loext:opacity="100%" style:text-line-through-style="none" style:text-line-through-type="none" style:font-name="Arial1" fo:font-size="9pt" fo:language="en" fo:country="US" fo:font-style="normal" style:text-underline-style="none" fo:font-weight="normal" officeooo:rsid="00ac88b6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149" style:family="text">
      <style:text-properties officeooo:rsid="0073166a"/>
    </style:style>
    <style:style style:name="T150" style:family="text">
      <style:text-properties fo:font-variant="normal" fo:text-transform="none" fo:color="#000000" loext:opacity="100%" style:text-line-through-style="none" style:text-line-through-type="none" style:font-name="Arial1" fo:font-size="9pt" fo:language="en" fo:country="US" fo:font-style="normal" style:text-underline-style="none" style:text-blinking="false" fo:background-color="transparent" loext:char-shading-value="0" style:font-name-asian="NSimSun" style:font-size-asian="9pt" style:font-name-complex="Lucida Sans1" style:font-size-complex="9pt"/>
    </style:style>
    <style:style style:name="T151" style:family="text">
      <style:text-properties fo:font-variant="normal" fo:text-transform="none" fo:color="#000000" loext:opacity="100%" style:text-line-through-style="none" style:text-line-through-type="none" style:font-name="Arial1" fo:font-size="9pt" fo:language="en" fo:country="US" fo:font-style="normal" style:text-underline-style="none" officeooo:rsid="01358aba" style:text-blinking="false" fo:background-color="transparent" loext:char-shading-value="0" style:font-name-asian="NSimSun" style:font-size-asian="9pt" style:font-name-complex="Lucida Sans1" style:font-size-complex="9pt"/>
    </style:style>
    <style:style style:name="T152" style:family="text">
      <style:text-properties officeooo:rsid="01454757"/>
    </style:style>
    <style:style style:name="T153" style:family="text">
      <style:text-properties style:font-name="Courier New1" officeooo:rsid="01454757"/>
    </style:style>
    <style:style style:name="T154" style:family="text">
      <style:text-properties fo:font-variant="normal" fo:text-transform="none" fo:color="#bf0041" loext:opacity="100%" style:text-line-through-style="none" style:text-line-through-type="none" style:font-name="Courier New" fo:font-size="9pt" fo:language="en" fo:country="US" fo:font-style="normal" style:text-underline-style="none" fo:font-weight="normal" officeooo:rsid="010549aa" style:text-blinking="false" fo:background-color="transparent" loext:char-shading-value="0" style:font-name-asian="NSimSun" style:font-size-asian="7.80000019073486pt" style:font-weight-asian="normal" style:font-name-complex="Lucida Sans1" style:font-size-complex="9pt" style:font-weight-complex="normal"/>
    </style:style>
    <style:style style:name="T155" style:family="text">
      <style:text-properties fo:font-weight="bold" style:font-weight-asian="bold" style:font-weight-complex="bold"/>
    </style:style>
    <style:style style:name="T156" style:family="text">
      <style:text-properties style:font-name="Courier New1" officeooo:rsid="010549aa"/>
    </style:style>
    <style:style style:name="T157" style:family="text">
      <style:text-properties officeooo:rsid="010549aa"/>
    </style:style>
    <style:style style:name="T158" style:family="text">
      <style:text-properties style:font-name="Courier New1" officeooo:rsid="00ac99f1"/>
    </style:style>
    <style:style style:name="T159" style:family="text">
      <style:text-properties fo:font-variant="normal" fo:text-transform="none" fo:color="#000000" loext:opacity="100%" style:text-line-through-style="none" style:text-line-through-type="none" style:font-name="Arial1" fo:font-size="9pt" fo:language="en" fo:country="US" fo:font-style="normal" style:text-underline-style="none" fo:font-weight="normal" officeooo:rsid="00ac99f1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160" style:family="text">
      <style:text-properties fo:font-variant="normal" fo:text-transform="none" fo:color="#000000" loext:opacity="100%" style:text-line-through-style="none" style:text-line-through-type="none" style:font-name="Courier New1" fo:font-size="9pt" fo:language="en" fo:country="US" fo:font-style="normal" style:text-underline-style="none" fo:font-weight="normal" officeooo:rsid="00ac99f1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161" style:family="text">
      <style:text-properties style:font-name="Courier New1" officeooo:rsid="00fe523c"/>
    </style:style>
    <style:style style:name="T162" style:family="text">
      <style:text-properties fo:font-variant="normal" fo:text-transform="none" fo:color="#bf0041" loext:opacity="100%" style:text-line-through-style="none" style:text-line-through-type="none" style:font-name="Courier New" fo:font-size="9pt" fo:language="en" fo:country="US" fo:font-style="normal" style:text-underline-style="none" fo:font-weight="normal" officeooo:rsid="011141b6" style:text-blinking="false" fo:background-color="transparent" loext:char-shading-value="0" style:font-name-asian="NSimSun" style:font-size-asian="7.80000019073486pt" style:font-weight-asian="normal" style:font-name-complex="Lucida Sans1" style:font-size-complex="9pt" style:font-weight-complex="normal"/>
    </style:style>
    <style:style style:name="T163" style:family="text">
      <style:text-properties style:font-name="Courier New1" officeooo:rsid="011141b6"/>
    </style:style>
    <style:style style:name="T164" style:family="text">
      <style:text-properties fo:font-variant="normal" fo:text-transform="none" fo:color="#bf0041" loext:opacity="100%" style:text-line-through-style="none" style:text-line-through-type="none" style:font-name="Courier New" fo:font-size="9pt" fo:language="en" fo:country="US" fo:font-style="normal" style:text-underline-style="none" fo:font-weight="normal" officeooo:rsid="00cea5d6" style:text-blinking="false" fo:background-color="transparent" loext:char-shading-value="0" style:font-name-asian="NSimSun" style:font-size-asian="7.80000019073486pt" style:font-weight-asian="normal" style:font-name-complex="Lucida Sans1" style:font-size-complex="9pt" style:font-weight-complex="normal"/>
    </style:style>
    <style:style style:name="T165" style:family="text">
      <style:text-properties fo:font-variant="normal" fo:text-transform="none" fo:color="#000000" loext:opacity="100%" style:text-line-through-style="none" style:text-line-through-type="none" style:font-name="Courier New1" fo:font-size="9pt" fo:language="en" fo:country="US" fo:font-style="normal" style:text-underline-style="none" fo:font-weight="normal" officeooo:rsid="00cea5d6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166" style:family="text">
      <style:text-properties fo:font-variant="normal" fo:text-transform="none" fo:color="#000000" loext:opacity="100%" style:text-line-through-style="none" style:text-line-through-type="none" style:font-name="Arial1" fo:font-size="9pt" fo:language="en" fo:country="US" fo:font-style="normal" style:text-underline-style="none" fo:font-weight="normal" officeooo:rsid="010cd283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167" style:family="text">
      <style:text-properties officeooo:rsid="00735f64"/>
    </style:style>
    <style:style style:name="T168" style:family="text">
      <style:text-properties officeooo:rsid="00f81777"/>
    </style:style>
    <style:style style:name="T169" style:family="text">
      <style:text-properties fo:font-variant="normal" fo:text-transform="none" fo:color="#000000" loext:opacity="100%" style:text-line-through-style="none" style:text-line-through-type="none" style:font-name="Courier New1" fo:font-size="9pt" fo:language="en" fo:country="US" fo:font-style="normal" style:text-underline-style="none" fo:font-weight="normal" officeooo:rsid="00ab7982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170" style:family="text">
      <style:text-properties fo:font-variant="normal" fo:text-transform="none" fo:color="#000000" loext:opacity="100%" style:text-line-through-style="none" style:text-line-through-type="none" style:font-name="Courier New1" fo:font-size="9pt" fo:language="en" fo:country="US" fo:font-style="normal" style:text-underline-style="none" fo:font-weight="normal" officeooo:rsid="00f81777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171" style:family="text">
      <style:text-properties fo:font-variant="normal" fo:text-transform="none" fo:color="#000000" loext:opacity="100%" style:text-line-through-style="none" style:text-line-through-type="none" style:font-name="Arial1" fo:font-size="9pt" fo:language="en" fo:country="US" fo:font-style="normal" style:text-underline-style="none" fo:font-weight="normal" officeooo:rsid="00f81777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172" style:family="text">
      <style:text-properties officeooo:rsid="0080c287"/>
    </style:style>
    <style:style style:name="T173" style:family="text">
      <style:text-properties fo:font-variant="normal" fo:text-transform="none" fo:color="#000000" loext:opacity="100%" style:text-line-through-style="none" style:text-line-through-type="none" style:font-name="Arial1" fo:font-size="9pt" fo:language="en" fo:country="US" fo:font-style="normal" style:text-underline-style="none" fo:font-weight="normal" officeooo:rsid="00aa386a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174" style:family="text">
      <style:text-properties style:font-name="Courier New1" officeooo:rsid="0080c287"/>
    </style:style>
    <style:style style:name="T175" style:family="text">
      <style:text-properties fo:font-variant="normal" fo:text-transform="none" fo:color="#000000" loext:opacity="100%" style:text-line-through-style="none" style:text-line-through-type="none" style:font-name="Arial1" fo:font-size="9pt" fo:language="en" fo:country="US" fo:font-style="normal" style:text-underline-style="none" fo:font-weight="normal" officeooo:rsid="00cff26e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176" style:family="text">
      <style:text-properties officeooo:rsid="0074f586"/>
    </style:style>
    <style:style style:name="T177" style:family="text">
      <style:text-properties style:font-name="Courier New1" officeooo:rsid="00735f64"/>
    </style:style>
    <style:style style:name="T178" style:family="text">
      <style:text-properties style:font-name="Courier New1" officeooo:rsid="00adf037"/>
    </style:style>
    <style:style style:name="T179" style:family="text">
      <style:text-properties officeooo:rsid="00cd0955"/>
    </style:style>
    <style:style style:name="T180" style:family="text">
      <style:text-properties officeooo:rsid="007489f5"/>
    </style:style>
    <style:style style:name="T181" style:family="text">
      <style:text-properties officeooo:rsid="00adf037"/>
    </style:style>
    <style:style style:name="T182" style:family="text">
      <style:text-properties style:font-name="Courier New1" officeooo:rsid="0074f586"/>
    </style:style>
    <style:style style:name="T183" style:family="text">
      <style:text-properties fo:font-variant="normal" fo:text-transform="none" fo:color="#bf0041" loext:opacity="100%" style:text-line-through-style="none" style:text-line-through-type="none" style:font-name="Courier New" fo:font-size="9pt" fo:language="en" fo:country="US" fo:font-style="normal" style:text-underline-style="none" fo:font-weight="normal" officeooo:rsid="0147a2e6" style:text-blinking="false" fo:background-color="transparent" loext:char-shading-value="0" style:font-name-asian="NSimSun" style:font-size-asian="7.80000019073486pt" style:font-weight-asian="normal" style:font-name-complex="Lucida Sans1" style:font-size-complex="9pt" style:font-weight-complex="normal"/>
    </style:style>
    <style:style style:name="T184" style:family="text">
      <style:text-properties fo:font-variant="normal" fo:text-transform="none" fo:color="#000000" loext:opacity="100%" style:text-line-through-style="none" style:text-line-through-type="none" style:font-name="Arial1" fo:font-size="9pt" fo:language="en" fo:country="US" fo:font-style="normal" style:text-underline-style="none" fo:font-weight="normal" officeooo:rsid="0147a2e6" style:text-blinking="false" fo:background-color="transparent" loext:char-shading-value="0" style:font-name-asian="NSimSun" style:font-size-asian="9pt" style:font-weight-asian="normal" style:font-name-complex="Lucida Sans1" style:font-size-complex="9pt" style:font-weight-complex="normal"/>
    </style:style>
    <style:style style:name="T185" style:family="text">
      <style:text-properties fo:font-variant="normal" fo:text-transform="none" fo:color="#000000" loext:opacity="100%" style:text-line-through-style="none" style:text-line-through-type="none" style:font-name="Arial1" fo:font-size="9pt" fo:language="en" fo:country="US" fo:font-style="normal" style:text-underline-style="none" fo:font-weight="normal" officeooo:rsid="00e33f56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186" style:family="text">
      <style:text-properties officeooo:rsid="00788460"/>
    </style:style>
    <style:style style:name="T187" style:family="text">
      <style:text-properties fo:font-variant="normal" fo:text-transform="none" fo:color="#000000" loext:opacity="100%" style:text-line-through-style="none" style:text-line-through-type="none" style:font-name="Courier New1" fo:font-size="9pt" fo:language="en" fo:country="US" fo:font-style="normal" style:text-underline-style="none" fo:font-weight="normal" officeooo:rsid="00ae0588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188" style:family="text">
      <style:text-properties fo:font-variant="normal" fo:text-transform="none" fo:color="#000000" loext:opacity="100%" style:text-line-through-style="none" style:text-line-through-type="none" style:font-name="Arial1" fo:font-size="9pt" fo:language="en" fo:country="US" fo:font-style="normal" style:text-underline-style="none" fo:font-weight="normal" officeooo:rsid="00ae0588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189" style:family="text">
      <style:text-properties style:font-name="Courier New1" officeooo:rsid="00788460"/>
    </style:style>
    <style:style style:name="T190" style:family="text">
      <style:text-properties officeooo:rsid="00ac99f1"/>
    </style:style>
    <style:style style:name="T191" style:family="text">
      <style:text-properties style:font-name="Arial1"/>
    </style:style>
    <style:style style:name="T192" style:family="text">
      <style:text-properties style:font-name="Arial1" officeooo:rsid="00ac99f1"/>
    </style:style>
    <style:style style:name="T193" style:family="text">
      <style:text-properties fo:font-variant="normal" fo:text-transform="none" fo:color="#000000" loext:opacity="100%" style:text-line-through-style="none" style:text-line-through-type="none" style:font-name="Arial1" fo:font-size="9pt" fo:language="en" fo:country="US" fo:font-style="normal" style:text-underline-style="none" fo:font-weight="normal" officeooo:rsid="00adf037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194" style:family="text">
      <style:text-properties officeooo:rsid="007a7724"/>
    </style:style>
    <style:style style:name="T195" style:family="text">
      <style:text-properties fo:font-variant="normal" fo:text-transform="none" fo:color="#bf0041" loext:opacity="100%" style:text-line-through-style="none" style:text-line-through-type="none" style:font-name="Courier New" fo:font-size="9pt" fo:language="en" fo:country="US" fo:font-style="normal" style:text-underline-style="none" fo:font-weight="normal" officeooo:rsid="01016172" style:text-blinking="false" fo:background-color="transparent" loext:char-shading-value="0" style:font-name-asian="NSimSun" style:font-size-asian="7.80000019073486pt" style:font-weight-asian="normal" style:font-name-complex="Lucida Sans1" style:font-size-complex="9pt" style:font-weight-complex="normal"/>
    </style:style>
    <style:style style:name="T196" style:family="text">
      <style:text-properties fo:font-variant="normal" fo:text-transform="none" fo:color="#000000" loext:opacity="100%" style:text-line-through-style="none" style:text-line-through-type="none" style:font-name="Arial1" fo:font-size="9pt" fo:language="en" fo:country="US" fo:font-style="normal" style:text-underline-style="none" fo:font-weight="normal" officeooo:rsid="007a7724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197" style:family="text">
      <style:text-properties style:font-name="Courier New1" officeooo:rsid="007a7724"/>
    </style:style>
    <style:style style:name="T198" style:family="text">
      <style:text-properties officeooo:rsid="00fe523c"/>
    </style:style>
    <style:style style:name="T199" style:family="text">
      <style:text-properties fo:font-variant="normal" fo:text-transform="none" fo:color="#000000" loext:opacity="100%" style:text-line-through-style="none" style:text-line-through-type="none" style:font-name="Courier New1" fo:font-size="9pt" fo:language="en" fo:country="US" fo:font-style="normal" style:text-underline-style="none" fo:font-weight="normal" officeooo:rsid="01016172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200" style:family="text">
      <style:text-properties officeooo:rsid="01016172"/>
    </style:style>
    <style:style style:name="T201" style:family="text">
      <style:text-properties style:font-name="Courier New1" officeooo:rsid="01016172"/>
    </style:style>
    <style:style style:name="T202" style:family="text">
      <style:text-properties officeooo:rsid="0101f59d"/>
    </style:style>
    <style:style style:name="T203" style:family="text">
      <style:text-properties style:font-name="Courier New1" officeooo:rsid="0101f59d"/>
    </style:style>
    <style:style style:name="T204" style:family="text">
      <style:text-properties officeooo:rsid="00fe0e84"/>
    </style:style>
    <style:style style:name="T205" style:family="text">
      <style:text-properties style:font-name="Courier New1" officeooo:rsid="00fe0e84"/>
    </style:style>
    <style:style style:name="T206" style:family="text">
      <style:text-properties fo:font-variant="normal" fo:text-transform="none" fo:color="#000000" loext:opacity="100%" style:text-line-through-style="none" style:text-line-through-type="none" style:font-name="Arial1" fo:font-size="9pt" fo:language="en" fo:country="US" fo:font-style="normal" style:text-underline-style="none" fo:font-weight="normal" officeooo:rsid="00fe523c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207" style:family="text">
      <style:text-properties fo:font-variant="normal" fo:text-transform="none" fo:color="#000000" loext:opacity="100%" style:text-line-through-style="none" style:text-line-through-type="none" style:font-name="Courier New1" fo:font-size="9pt" fo:language="en" fo:country="US" fo:font-style="normal" style:text-underline-style="none" fo:font-weight="normal" officeooo:rsid="00fe523c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208" style:family="text">
      <style:text-properties fo:font-variant="normal" fo:text-transform="none" fo:color="#000000" loext:opacity="100%" style:text-line-through-style="none" style:text-line-through-type="none" style:font-name="Arial1" fo:font-size="9pt" fo:language="en" fo:country="US" fo:font-style="normal" style:text-underline-style="none" fo:font-weight="normal" officeooo:rsid="00fe0e84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209" style:family="text">
      <style:text-properties fo:font-variant="normal" fo:text-transform="none" fo:color="#000000" loext:opacity="100%" style:text-line-through-style="none" style:text-line-through-type="none" style:font-name="Arial1" fo:font-size="9pt" fo:language="en" fo:country="US" fo:font-style="normal" style:text-underline-style="none" fo:font-weight="normal" officeooo:rsid="0101f59d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210" style:family="text">
      <style:text-properties fo:font-variant="normal" fo:text-transform="none" fo:color="#000000" loext:opacity="100%" style:text-line-through-style="none" style:text-line-through-type="none" style:font-name="Courier New1" fo:font-size="9pt" fo:language="en" fo:country="US" fo:font-style="normal" style:text-underline-style="none" fo:font-weight="normal" officeooo:rsid="00fe0e84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211" style:family="text">
      <style:text-properties fo:font-variant="normal" fo:text-transform="none" fo:color="#000000" loext:opacity="100%" style:text-line-through-style="none" style:text-line-through-type="none" style:font-name="Arial1" fo:font-size="9pt" fo:language="en" fo:country="US" fo:font-style="normal" style:text-underline-style="none" fo:font-weight="normal" officeooo:rsid="01016172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212" style:family="text">
      <style:text-properties officeooo:rsid="01181b3f"/>
    </style:style>
    <style:style style:name="T213" style:family="text">
      <style:text-properties fo:font-variant="normal" fo:text-transform="none" fo:color="#000000" loext:opacity="100%" style:text-line-through-style="none" style:text-line-through-type="none" style:font-name="Arial1" fo:font-size="9pt" fo:language="en" fo:country="US" fo:font-style="normal" style:text-underline-style="none" fo:font-weight="normal" officeooo:rsid="01181b3f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214" style:family="text">
      <style:text-properties style:font-name="Courier New1" officeooo:rsid="01181b3f"/>
    </style:style>
    <style:style style:name="T215" style:family="text">
      <style:text-properties fo:font-style="italic" officeooo:rsid="01181b3f" style:font-style-asian="italic" style:font-style-complex="italic"/>
    </style:style>
    <style:style style:name="T216" style:family="text">
      <style:text-properties fo:font-style="normal" officeooo:rsid="01181b3f" style:font-style-asian="normal" style:font-style-complex="normal"/>
    </style:style>
    <style:style style:name="T217" style:family="text">
      <style:text-properties fo:font-variant="normal" fo:text-transform="none" fo:color="#bf0041" loext:opacity="100%" style:text-line-through-style="none" style:text-line-through-type="none" style:font-name="Courier New" fo:font-size="9pt" fo:language="en" fo:country="US" fo:font-style="normal" style:text-underline-style="none" fo:font-weight="normal" officeooo:rsid="00adf037" style:text-blinking="false" fo:background-color="transparent" loext:char-shading-value="0" style:font-name-asian="NSimSun" style:font-size-asian="7.80000019073486pt" style:font-weight-asian="normal" style:font-name-complex="Lucida Sans1" style:font-size-complex="9pt" style:font-weight-complex="normal"/>
    </style:style>
    <style:style style:name="T218" style:family="text">
      <style:text-properties fo:font-variant="normal" fo:text-transform="none" fo:color="#000000" loext:opacity="100%" style:text-line-through-style="none" style:text-line-through-type="none" style:font-name="Arial1" fo:font-size="9pt" fo:language="en" fo:country="US" fo:font-style="normal" style:text-underline-style="none" fo:font-weight="normal" officeooo:rsid="007d1909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219" style:family="text">
      <style:text-properties officeooo:rsid="007bf9df"/>
    </style:style>
    <style:style style:name="T220" style:family="text">
      <style:text-properties fo:font-variant="normal" fo:text-transform="none" fo:color="#000000" loext:opacity="100%" style:text-line-through-style="none" style:text-line-through-type="none" style:font-name="Arial1" fo:font-size="9pt" fo:language="en" fo:country="US" fo:font-style="normal" style:text-underline-style="none" fo:font-weight="normal" officeooo:rsid="007bf9df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221" style:family="text">
      <style:text-properties style:font-name="Courier New1" officeooo:rsid="007bf9df"/>
    </style:style>
    <style:style style:name="T222" style:family="text">
      <style:text-properties style:font-name="Courier New1" officeooo:rsid="007d1909"/>
    </style:style>
    <style:style style:name="T223" style:family="text">
      <style:text-properties officeooo:rsid="0081b772"/>
    </style:style>
    <style:style style:name="T224" style:family="text">
      <style:text-properties officeooo:rsid="0082ae64"/>
    </style:style>
    <style:style style:name="T225" style:family="text">
      <style:text-properties style:font-name="Courier New1" officeooo:rsid="0082ae64"/>
    </style:style>
    <style:style style:name="T226" style:family="text">
      <style:text-properties fo:font-variant="normal" fo:text-transform="none" fo:color="#000000" loext:opacity="100%" style:text-line-through-style="none" style:text-line-through-type="none" style:font-name="Arial1" fo:font-size="9pt" fo:language="en" fo:country="US" fo:font-style="normal" style:text-underline-style="none" fo:font-weight="normal" officeooo:rsid="00f8c2be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227" style:family="text">
      <style:text-properties officeooo:rsid="007d1909"/>
    </style:style>
    <style:style style:name="T228" style:family="text">
      <style:text-properties officeooo:rsid="00ae0588"/>
    </style:style>
    <style:style style:name="T229" style:family="text">
      <style:text-properties officeooo:rsid="00cff26e"/>
    </style:style>
    <style:style style:name="T230" style:family="text">
      <style:text-properties officeooo:rsid="007d81c5"/>
    </style:style>
    <style:style style:name="T231" style:family="text">
      <style:text-properties style:font-name="Courier New1" officeooo:rsid="007d81c5"/>
    </style:style>
    <style:style style:name="T232" style:family="text">
      <style:text-properties fo:font-variant="normal" fo:text-transform="none" fo:color="#000000" loext:opacity="100%" style:text-line-through-style="none" style:text-line-through-type="none" style:font-name="Courier New1" fo:font-size="9pt" fo:language="en" fo:country="US" fo:font-style="normal" style:text-underline-style="none" fo:font-weight="normal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233" style:family="text">
      <style:text-properties officeooo:rsid="007f4f2e"/>
    </style:style>
    <style:style style:name="T234" style:family="text">
      <style:text-properties fo:font-variant="normal" fo:text-transform="none" fo:color="#000000" loext:opacity="100%" style:text-line-through-style="none" style:text-line-through-type="none" style:font-name="Arial1" fo:font-size="9pt" fo:language="en" fo:country="US" fo:font-style="normal" style:text-underline-style="none" fo:font-weight="normal" officeooo:rsid="00ae5505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235" style:family="text">
      <style:text-properties officeooo:rsid="0080d3c8"/>
    </style:style>
    <style:style style:name="T236" style:family="text">
      <style:text-properties style:font-name="Courier New1" officeooo:rsid="0080d3c8"/>
    </style:style>
    <style:style style:name="T237" style:family="text">
      <style:text-properties officeooo:rsid="00ccd9db"/>
    </style:style>
    <style:style style:name="T238" style:family="text">
      <style:text-properties officeooo:rsid="00f8c2be"/>
    </style:style>
    <style:style style:name="T239" style:family="text">
      <style:text-properties officeooo:rsid="00ae5505"/>
    </style:style>
    <style:style style:name="T240" style:family="text">
      <style:text-properties officeooo:rsid="0036524d"/>
    </style:style>
    <style:style style:name="T241" style:family="text">
      <style:text-properties style:font-name="Arial1" fo:font-size="9pt" fo:language="en" fo:country="US" officeooo:rsid="00708c71" style:font-size-asian="9pt" style:font-size-complex="9pt"/>
    </style:style>
    <style:style style:name="T242" style:family="text">
      <style:text-properties style:font-name="Arial1" fo:font-size="9pt" fo:language="en" fo:country="US" officeooo:rsid="007221fa" style:font-size-asian="9pt" style:font-size-complex="9pt"/>
    </style:style>
    <style:style style:name="T243" style:family="text">
      <style:text-properties style:font-name="Arial1" fo:font-size="9pt" fo:language="en" fo:country="US" officeooo:rsid="00da9fd4" style:font-size-asian="9pt" style:font-size-complex="9pt"/>
    </style:style>
    <style:style style:name="T244" style:family="text">
      <style:text-properties style:font-name="Courier New1" fo:font-size="9pt" fo:language="en" fo:country="US" style:font-size-asian="9pt" style:font-size-complex="9pt"/>
    </style:style>
    <style:style style:name="T245" style:family="text">
      <style:text-properties officeooo:rsid="00da9fd4"/>
    </style:style>
    <style:style style:name="T246" style:family="text">
      <style:text-properties fo:font-variant="normal" fo:text-transform="none" fo:color="#000000" loext:opacity="100%" style:text-line-through-style="none" style:text-line-through-type="none" style:font-name="Arial1" fo:font-size="9pt" fo:language="en" fo:country="US" fo:font-style="normal" style:text-underline-style="none" fo:font-weight="normal" officeooo:rsid="00da9fd4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247" style:family="text">
      <style:text-properties officeooo:rsid="00db5a99"/>
    </style:style>
    <style:style style:name="T248" style:family="text">
      <style:text-properties style:font-name="Courier New1" officeooo:rsid="00db5a99"/>
    </style:style>
    <style:style style:name="T249" style:family="text">
      <style:text-properties fo:font-variant="normal" fo:text-transform="none" fo:color="#bf0041" loext:opacity="100%" style:text-line-through-style="none" style:text-line-through-type="none" style:font-name="Courier New" fo:font-size="9pt" fo:language="en" fo:country="US" fo:font-style="normal" style:text-underline-style="none" fo:font-weight="normal" officeooo:rsid="01181fa5" style:text-blinking="false" fo:background-color="transparent" loext:char-shading-value="0" style:font-name-asian="NSimSun" style:font-size-asian="7.80000019073486pt" style:font-weight-asian="normal" style:font-name-complex="Lucida Sans1" style:font-size-complex="9pt" style:font-weight-complex="normal"/>
    </style:style>
    <style:style style:name="T250" style:family="text">
      <style:text-properties officeooo:rsid="011a38fa"/>
    </style:style>
    <style:style style:name="T251" style:family="text">
      <style:text-properties fo:font-variant="normal" fo:text-transform="none" fo:color="#000000" loext:opacity="100%" style:text-line-through-style="none" style:text-line-through-type="none" style:font-name="Arial1" fo:font-size="9pt" fo:language="en" fo:country="US" fo:font-style="normal" style:text-underline-style="none" fo:font-weight="normal" officeooo:rsid="01181fa5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252" style:family="text">
      <style:text-properties officeooo:rsid="006e91f7"/>
    </style:style>
    <style:style style:name="T253" style:family="text">
      <style:text-properties fo:font-variant="normal" fo:text-transform="none" fo:color="#000000" loext:opacity="100%" style:text-line-through-style="none" style:text-line-through-type="none" style:font-name="Arial1" fo:font-size="9pt" fo:language="en" fo:country="US" fo:font-style="normal" style:text-underline-style="none" fo:font-weight="normal" officeooo:rsid="00db5a99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254" style:family="text">
      <style:text-properties officeooo:rsid="00d0fcdc"/>
    </style:style>
    <style:style style:name="T255" style:family="text">
      <style:text-properties fo:font-variant="normal" fo:text-transform="none" fo:color="#000000" loext:opacity="100%" style:text-line-through-style="none" style:text-line-through-type="none" style:font-name="Arial1" fo:font-size="9pt" fo:language="en" fo:country="US" fo:font-style="normal" style:text-underline-style="none" fo:font-weight="normal" officeooo:rsid="0149e9b8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256" style:family="text">
      <style:text-properties style:font-name="Courier New1" officeooo:rsid="006e91f7"/>
    </style:style>
    <style:style style:name="T257" style:family="text">
      <style:text-properties fo:font-variant="normal" fo:text-transform="none" fo:color="#bf0041" loext:opacity="100%" style:text-line-through-style="none" style:text-line-through-type="none" style:font-name="Courier New" fo:font-size="9pt" fo:language="en" fo:country="US" fo:font-style="normal" style:text-underline-style="none" fo:font-weight="normal" officeooo:rsid="011a38fa" style:text-blinking="false" fo:background-color="transparent" loext:char-shading-value="0" style:font-name-asian="NSimSun" style:font-size-asian="7.80000019073486pt" style:font-weight-asian="normal" style:font-name-complex="Lucida Sans1" style:font-size-complex="9pt" style:font-weight-complex="normal"/>
    </style:style>
    <style:style style:name="T258" style:family="text">
      <style:text-properties fo:font-variant="normal" fo:text-transform="none" fo:color="#bf0041" loext:opacity="100%" style:text-line-through-style="none" style:text-line-through-type="none" style:font-name="Arial" fo:font-size="14pt" fo:font-style="normal" style:text-underline-style="none" fo:font-weight="bold" officeooo:rsid="00d0fcdc" style:text-blinking="false" fo:background-color="transparent" loext:char-shading-value="0" style:font-name-asian="NSimSun" style:font-size-asian="24pt" style:font-weight-asian="bold" style:font-name-complex="Lucida Sans1" style:font-size-complex="24pt" style:font-weight-complex="bold"/>
    </style:style>
    <style:style style:name="T259" style:family="text">
      <style:text-properties officeooo:rsid="0036b5d0"/>
    </style:style>
    <style:style style:name="T260" style:family="text">
      <style:text-properties officeooo:rsid="00d275e5"/>
    </style:style>
    <style:style style:name="T261" style:family="text">
      <style:text-properties officeooo:rsid="00fc58c3"/>
    </style:style>
    <style:style style:name="T262" style:family="text">
      <style:text-properties officeooo:rsid="00fd9722"/>
    </style:style>
    <style:style style:name="T263" style:family="text">
      <style:text-properties officeooo:rsid="0113d44d"/>
    </style:style>
    <style:style style:name="T264" style:family="text">
      <style:text-properties fo:font-variant="normal" fo:text-transform="none" fo:color="#bf0041" loext:opacity="100%" style:text-line-through-style="none" style:text-line-through-type="none" style:font-name="Courier New" fo:font-size="9pt" fo:language="en" fo:country="US" fo:font-style="normal" style:text-underline-style="none" fo:font-weight="normal" officeooo:rsid="0113d44d" style:text-blinking="false" fo:background-color="transparent" loext:char-shading-value="0" style:font-name-asian="NSimSun" style:font-size-asian="7.80000019073486pt" style:font-weight-asian="normal" style:font-name-complex="Lucida Sans1" style:font-size-complex="9pt" style:font-weight-complex="normal"/>
    </style:style>
    <style:style style:name="T265" style:family="text">
      <style:text-properties fo:font-variant="normal" fo:text-transform="none" fo:color="#000000" loext:opacity="100%" style:text-line-through-style="none" style:text-line-through-type="none" style:font-name="Arial1" fo:font-size="9pt" fo:language="en" fo:country="US" fo:font-style="normal" style:text-underline-style="none" fo:font-weight="normal" officeooo:rsid="0113d44d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266" style:family="text">
      <style:text-properties fo:font-variant="normal" fo:text-transform="none" fo:color="#000000" loext:opacity="100%" style:text-line-through-style="none" style:text-line-through-type="none" style:font-name="Courier New1" fo:font-size="9pt" fo:language="en" fo:country="US" fo:font-style="normal" style:text-underline-style="none" fo:font-weight="normal" officeooo:rsid="0113d44d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267" style:family="text">
      <style:text-properties fo:font-variant="normal" fo:text-transform="none" fo:color="#000000" loext:opacity="100%" style:text-line-through-style="none" style:text-line-through-type="none" style:font-name="Arial1" fo:font-size="9pt" fo:language="en" fo:country="US" fo:font-style="normal" style:text-underline-style="none" fo:font-weight="normal" officeooo:rsid="00fc58c3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268" style:family="text">
      <style:text-properties fo:font-variant="normal" fo:text-transform="none" fo:color="#000000" loext:opacity="100%" style:text-line-through-style="none" style:text-line-through-type="none" style:font-name="Arial1" fo:font-size="9pt" fo:language="en" fo:country="US" fo:font-style="normal" style:text-underline-style="none" fo:font-weight="normal" officeooo:rsid="0114c619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269" style:family="text">
      <style:text-properties officeooo:rsid="0037062c"/>
    </style:style>
    <style:style style:name="T270" style:family="text">
      <style:text-properties style:font-name="Courier New1" officeooo:rsid="0037062c"/>
    </style:style>
    <style:style style:name="T271" style:family="text">
      <style:text-properties fo:font-variant="normal" fo:text-transform="none" fo:color="#000000" loext:opacity="100%" style:text-line-through-style="none" style:text-line-through-type="none" style:font-name="Courier New1" fo:font-size="9pt" fo:language="en" fo:country="US" fo:font-style="normal" style:text-underline-style="none" fo:font-weight="normal" officeooo:rsid="0037062c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272" style:family="text">
      <style:text-properties fo:font-variant="normal" fo:text-transform="none" fo:color="#000000" loext:opacity="100%" style:text-line-through-style="none" style:text-line-through-type="none" style:font-name="Arial1" fo:font-size="9pt" fo:language="en" fo:country="US" fo:font-style="normal" style:text-underline-style="none" fo:font-weight="normal" officeooo:rsid="00d275e5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273" style:family="text">
      <style:text-properties fo:font-variant="normal" fo:text-transform="none" fo:color="#000000" loext:opacity="100%" style:text-line-through-style="none" style:text-line-through-type="none" style:font-name="Courier New1" fo:font-size="9pt" fo:language="en" fo:country="US" fo:font-style="normal" style:text-underline-style="none" fo:font-weight="normal" officeooo:rsid="00d275e5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274" style:family="text">
      <style:text-properties officeooo:rsid="0038dfd1"/>
    </style:style>
    <style:style style:name="T275" style:family="text">
      <style:text-properties style:font-name="Courier New1" officeooo:rsid="0038dfd1"/>
    </style:style>
    <style:style style:name="T276" style:family="text">
      <style:text-properties officeooo:rsid="00c41095"/>
    </style:style>
    <style:style style:name="T277" style:family="text">
      <style:text-properties fo:language="en" fo:country="US" fo:font-weight="bold" style:font-weight-asian="bold" style:font-weight-complex="bold"/>
    </style:style>
    <style:style style:name="T278" style:family="text">
      <style:text-properties fo:language="en" fo:country="US" officeooo:rsid="00d30090"/>
    </style:style>
    <style:style style:name="T279" style:family="text">
      <style:text-properties style:font-name="Courier New1" fo:language="en" fo:country="US"/>
    </style:style>
    <style:style style:name="T280" style:family="text">
      <style:text-properties fo:language="en" fo:country="US" officeooo:rsid="00da9fd4"/>
    </style:style>
    <style:style style:name="T281" style:family="text">
      <style:text-properties fo:font-weight="bold" officeooo:rsid="014eeb93" style:font-weight-asian="bold" style:font-weight-complex="bold"/>
    </style:style>
    <style:style style:name="T282" style:family="text">
      <style:text-properties officeooo:rsid="014fb290"/>
    </style:style>
    <style:style style:name="T283" style:family="text">
      <style:text-properties officeooo:rsid="01524af4"/>
    </style:style>
    <style:style style:name="T284" style:family="text">
      <style:text-properties officeooo:rsid="003a5871"/>
    </style:style>
    <style:style style:name="T285" style:family="text">
      <style:text-properties officeooo:rsid="00e6ad03"/>
    </style:style>
    <style:style style:name="T286" style:family="text">
      <style:text-properties fo:font-variant="normal" fo:text-transform="none" fo:color="#000000" loext:opacity="100%" style:text-line-through-style="none" style:text-line-through-type="none" style:font-name="Arial1" fo:font-size="9pt" fo:language="en" fo:country="US" fo:font-style="normal" style:text-underline-style="none" fo:font-weight="normal" officeooo:rsid="00e15419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287" style:family="text">
      <style:text-properties fo:font-variant="normal" fo:text-transform="none" fo:color="#000000" loext:opacity="100%" style:text-line-through-style="none" style:text-line-through-type="none" style:font-name="Courier New1" fo:font-size="9pt" fo:language="en" fo:country="US" fo:font-style="normal" style:text-underline-style="none" fo:font-weight="normal" officeooo:rsid="00e15419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288" style:family="text">
      <style:text-properties style:font-name="Courier New1" officeooo:rsid="00d76946"/>
    </style:style>
    <style:style style:name="T289" style:family="text">
      <style:text-properties officeooo:rsid="00d76946"/>
    </style:style>
    <style:style style:name="T290" style:family="text">
      <style:text-properties officeooo:rsid="00e15419"/>
    </style:style>
    <style:style style:name="T291" style:family="text">
      <style:text-properties style:font-name="Courier New1" officeooo:rsid="00e15419"/>
    </style:style>
    <style:style style:name="T292" style:family="text">
      <style:text-properties fo:font-variant="normal" fo:text-transform="none" fo:color="#000000" loext:opacity="100%" style:text-line-through-style="none" style:text-line-through-type="none" style:font-name="Arial1" fo:font-size="9pt" fo:language="en" fo:country="US" fo:font-style="normal" style:text-underline-style="none" fo:font-weight="normal" officeooo:rsid="00dbd54e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293" style:family="text">
      <style:text-properties fo:font-variant="normal" fo:text-transform="none" fo:color="#000000" loext:opacity="100%" style:text-line-through-style="none" style:text-line-through-type="none" style:font-name="Arial1" fo:font-size="9pt" fo:language="en" fo:country="US" fo:font-style="normal" style:text-underline-style="none" fo:font-weight="normal" officeooo:rsid="00d76946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294" style:family="text">
      <style:text-properties fo:font-variant="normal" fo:text-transform="none" fo:color="#000000" loext:opacity="100%" style:text-line-through-style="none" style:text-line-through-type="none" style:font-name="Courier New1" fo:font-size="9pt" fo:language="en" fo:country="US" fo:font-style="normal" style:text-underline-style="none" fo:font-weight="normal" officeooo:rsid="00d76946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295" style:family="text">
      <style:text-properties fo:font-variant="normal" fo:text-transform="none" fo:color="#000000" loext:opacity="100%" style:text-line-through-style="none" style:text-line-through-type="none" style:font-name="Arial1" fo:font-size="9pt" fo:language="en" fo:country="US" fo:font-style="normal" style:text-underline-style="none" fo:font-weight="normal" officeooo:rsid="00e49a45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296" style:family="text">
      <style:text-properties fo:font-variant="normal" fo:text-transform="none" fo:color="#000000" loext:opacity="100%" style:text-line-through-style="none" style:text-line-through-type="none" style:font-name="Courier New1" fo:font-size="9pt" fo:language="en" fo:country="US" fo:font-style="normal" style:text-underline-style="none" fo:font-weight="normal" officeooo:rsid="00e49a45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297" style:family="text">
      <style:text-properties officeooo:rsid="003bc049"/>
    </style:style>
    <style:style style:name="T298" style:family="text">
      <style:text-properties officeooo:rsid="003ddad5"/>
    </style:style>
    <style:style style:name="T299" style:family="text">
      <style:text-properties officeooo:rsid="00d9664a"/>
    </style:style>
    <style:style style:name="T300" style:family="text">
      <style:text-properties style:font-name="Courier New1" officeooo:rsid="00d9664a"/>
    </style:style>
    <style:style style:name="T301" style:family="text">
      <style:text-properties fo:font-variant="normal" fo:text-transform="none" fo:color="#000000" loext:opacity="100%" style:text-line-through-style="none" style:text-line-through-type="none" style:font-name="Arial1" fo:font-size="9pt" fo:language="en" fo:country="US" fo:font-style="normal" style:text-underline-style="none" fo:font-weight="normal" officeooo:rsid="011573ee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302" style:family="text">
      <style:text-properties fo:language="en" fo:country="US" officeooo:rsid="011573ee"/>
    </style:style>
    <style:style style:name="T303" style:family="text">
      <style:text-properties style:font-name="Courier New1" fo:language="en" fo:country="US" officeooo:rsid="011573ee"/>
    </style:style>
    <style:style style:name="T304" style:family="text">
      <style:text-properties fo:font-variant="normal" fo:text-transform="none" fo:color="#000000" loext:opacity="100%" style:text-line-through-style="none" style:text-line-through-type="none" fo:font-style="normal" style:text-underline-style="none" style:text-blinking="false" fo:background-color="transparent" loext:char-shading-value="0"/>
    </style:style>
    <style:style style:name="T305" style:family="text">
      <style:text-properties fo:font-variant="normal" fo:text-transform="none" fo:color="#000000" loext:opacity="100%" style:text-line-through-style="none" style:text-line-through-type="none" style:font-name="Courier New1" fo:font-style="normal" style:text-underline-style="none" style:text-blinking="false" fo:background-color="transparent" loext:char-shading-value="0"/>
    </style:style>
    <style:style style:name="T306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char-shading-value="0"/>
    </style:style>
    <style:style style:name="T307" style:family="text">
      <style:text-properties fo:font-size="9pt" officeooo:rsid="00be561d" style:font-size-asian="9pt" style:font-size-complex="9pt"/>
    </style:style>
    <style:style style:name="T308" style:family="text">
      <style:text-properties style:font-name="Courier New1" fo:font-size="9pt" fo:font-weight="bold" officeooo:rsid="001180d9" style:font-size-asian="9pt" style:font-weight-asian="bold" style:font-size-complex="9pt" style:font-weight-complex="bold"/>
    </style:style>
    <style:style style:name="T309" style:family="text">
      <style:text-properties style:font-name="Arial1" fo:font-size="9pt" fo:font-weight="bold" officeooo:rsid="001180d9" style:font-size-asian="9pt" style:font-weight-asian="bold" style:font-size-complex="9pt" style:font-weight-complex="bold"/>
    </style:style>
    <style:style style:name="T310" style:family="text">
      <style:text-properties style:font-name="Courier New1" officeooo:rsid="00be561d"/>
    </style:style>
    <style:style style:name="T311" style:family="text">
      <style:text-properties style:font-name="Courier New1" officeooo:rsid="013dab05"/>
    </style:style>
    <style:style style:name="T312" style:family="text">
      <style:text-properties style:font-name="Arial1" fo:font-size="9pt" officeooo:rsid="011573ee" style:font-size-asian="9pt" style:font-size-complex="9pt"/>
    </style:style>
    <style:style style:name="T313" style:family="text">
      <style:text-properties officeooo:rsid="002f012a"/>
    </style:style>
    <style:style style:name="T314" style:family="text">
      <style:text-properties style:font-name="Arial1" fo:font-size="9pt" officeooo:rsid="000cda8a" style:font-size-asian="9pt" style:font-size-complex="9pt"/>
    </style:style>
    <style:style style:name="T315" style:family="text">
      <style:text-properties officeooo:rsid="000cda8a"/>
    </style:style>
    <style:style style:name="T316" style:family="text">
      <style:text-properties style:font-name="Arial1" fo:font-size="9pt" style:font-size-asian="9pt" style:font-size-complex="9pt"/>
    </style:style>
    <style:style style:name="T317" style:family="text">
      <style:text-properties officeooo:rsid="000db421"/>
    </style:style>
    <style:style style:name="T318" style:family="text">
      <style:text-properties style:font-name="Arial1" fo:font-size="9pt" officeooo:rsid="000f1643" style:font-size-asian="9pt" style:font-size-complex="9pt"/>
    </style:style>
    <style:style style:name="T319" style:family="text">
      <style:text-properties officeooo:rsid="000f1643"/>
    </style:style>
    <style:style style:name="T320" style:family="text">
      <style:text-properties officeooo:rsid="014ebe99"/>
    </style:style>
    <style:style style:name="T321" style:family="text">
      <style:text-properties officeooo:rsid="000f82b5"/>
    </style:style>
    <style:style style:name="T322" style:family="text">
      <style:text-properties style:font-name="Arial1" fo:font-size="9pt" officeooo:rsid="000f82b5" style:font-size-asian="9pt" style:font-size-complex="9pt"/>
    </style:style>
    <style:style style:name="T323" style:family="text">
      <style:text-properties style:font-name="Courier New1" fo:font-weight="normal" officeooo:rsid="001180d9" style:font-weight-asian="normal" style:font-weight-complex="normal"/>
    </style:style>
    <style:style style:name="T324" style:family="text">
      <style:text-properties fo:font-weight="normal" officeooo:rsid="001180d9" style:font-weight-asian="normal" style:font-weight-complex="normal"/>
    </style:style>
    <style:style style:name="T325" style:family="text">
      <style:text-properties style:font-name="Courier New1" fo:font-weight="normal" officeooo:rsid="00132930" style:font-weight-asian="normal" style:font-weight-complex="normal"/>
    </style:style>
    <style:style style:name="T326" style:family="text">
      <style:text-properties fo:font-weight="normal" officeooo:rsid="00132930" style:font-weight-asian="normal" style:font-weight-complex="normal"/>
    </style:style>
    <style:style style:name="T327" style:family="text">
      <style:text-properties style:font-name="Courier New1" fo:font-size="9pt" fo:font-weight="normal" officeooo:rsid="00132930" style:font-size-asian="9pt" style:font-weight-asian="normal" style:font-size-complex="9pt" style:font-weight-complex="normal"/>
    </style:style>
    <style:style style:name="T328" style:family="text">
      <style:text-properties style:font-name="Arial1" fo:font-size="9pt" fo:font-weight="normal" officeooo:rsid="00132930" style:font-size-asian="9pt" style:font-weight-asian="normal" style:font-size-complex="9pt" style:font-weight-complex="normal"/>
    </style:style>
    <style:style style:name="T329" style:family="text">
      <style:text-properties style:font-name="Arial1" fo:font-size="9pt" fo:font-weight="normal" officeooo:rsid="001180d9" style:font-size-asian="9pt" style:font-weight-asian="normal" style:font-size-complex="9pt" style:font-weight-complex="normal"/>
    </style:style>
    <style:style style:name="T330" style:family="text">
      <style:text-properties officeooo:rsid="00cc5d89"/>
    </style:style>
    <style:style style:name="T331" style:family="text">
      <style:text-properties style:font-name="Courier New1" officeooo:rsid="00cc5d89"/>
    </style:style>
    <style:style style:name="T332" style:family="text">
      <style:text-properties style:font-name="Arial1" fo:font-size="9pt" officeooo:rsid="00cc5d89" style:font-size-asian="9pt" style:font-size-complex="9pt"/>
    </style:style>
    <style:style style:name="T333" style:family="text">
      <style:text-properties officeooo:rsid="00162b46"/>
    </style:style>
    <style:style style:name="T334" style:family="text">
      <style:text-properties style:font-name="Courier New1" officeooo:rsid="00162b46"/>
    </style:style>
    <style:style style:name="T335" style:family="text">
      <style:text-properties officeooo:rsid="00f69497"/>
    </style:style>
    <style:style style:name="T336" style:family="text">
      <style:text-properties style:font-name="Courier New1" officeooo:rsid="00f69497"/>
    </style:style>
    <style:style style:name="T337" style:family="text">
      <style:text-properties style:font-name="Arial1" fo:font-size="9pt" officeooo:rsid="00162b46" style:font-size-asian="9pt" style:font-size-complex="9pt"/>
    </style:style>
    <style:style style:name="T338" style:family="text">
      <style:text-properties officeooo:rsid="00f6ca1f"/>
    </style:style>
    <style:style style:name="T339" style:family="text">
      <style:text-properties style:font-name="Courier New1" officeooo:rsid="00f6ca1f"/>
    </style:style>
    <style:style style:name="T340" style:family="text">
      <style:text-properties style:font-name="Arial1" fo:font-size="9pt" officeooo:rsid="00f6ca1f" style:font-size-asian="9pt" style:font-size-complex="9pt"/>
    </style:style>
    <style:style style:name="T341" style:family="text">
      <style:text-properties style:font-name="Arial1" fo:font-size="9pt" officeooo:rsid="001fb21c" style:font-size-asian="9pt" style:font-size-complex="9pt"/>
    </style:style>
    <style:style style:name="T342" style:family="text">
      <style:text-properties style:font-name="Arial1" officeooo:rsid="001fb21c"/>
    </style:style>
    <style:style style:name="T343" style:family="text">
      <style:text-properties officeooo:rsid="0016a20e"/>
    </style:style>
    <style:style style:name="T344" style:family="text">
      <style:text-properties style:font-name="Courier New1" officeooo:rsid="0028dc1a"/>
    </style:style>
    <style:style style:name="T345" style:family="text">
      <style:text-properties officeooo:rsid="0028dc1a"/>
    </style:style>
    <style:style style:name="T346" style:family="text">
      <style:text-properties style:font-name="Courier New1" fo:font-size="9pt" fo:language="en" fo:country="US" fo:font-weight="normal" officeooo:rsid="001180d9" style:font-size-asian="9pt" style:font-weight-asian="normal" style:font-size-complex="9pt" style:font-weight-complex="normal"/>
    </style:style>
    <style:style style:name="T347" style:family="text">
      <style:text-properties fo:font-size="9pt" fo:language="en" fo:country="US" fo:font-weight="normal" officeooo:rsid="001180d9" style:font-size-asian="9pt" style:font-weight-asian="normal" style:font-size-complex="9pt" style:font-weight-complex="normal"/>
    </style:style>
    <style:style style:name="T348" style:family="text">
      <style:text-properties style:font-name="Courier New1" fo:font-size="9pt" fo:language="en" fo:country="US" fo:font-weight="normal" officeooo:rsid="0016a20e" style:font-size-asian="9pt" style:font-weight-asian="normal" style:font-size-complex="9pt" style:font-weight-complex="normal"/>
    </style:style>
    <style:style style:name="T349" style:family="text">
      <style:text-properties officeooo:rsid="00d3e1d6"/>
    </style:style>
    <style:style style:name="T350" style:family="text">
      <style:text-properties officeooo:rsid="0050d590"/>
    </style:style>
    <style:style style:name="T351" style:family="text">
      <style:text-properties officeooo:rsid="004febc9"/>
    </style:style>
    <style:style style:name="T352" style:family="text">
      <style:text-properties fo:font-variant="normal" fo:text-transform="none" fo:color="#000000" loext:opacity="100%" style:text-line-through-style="none" style:text-line-through-type="none" style:font-name="Arial1" fo:font-size="9pt" fo:language="en" fo:country="US" fo:font-style="normal" style:text-underline-style="none" fo:font-weight="normal" officeooo:rsid="004231ca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353" style:family="text">
      <style:text-properties officeooo:rsid="004231ca"/>
    </style:style>
    <style:style style:name="T354" style:family="text">
      <style:text-properties fo:font-variant="normal" fo:text-transform="none" fo:color="#000000" loext:opacity="100%" style:text-line-through-style="none" style:text-line-through-type="none" style:font-name="Courier New1" fo:font-size="9pt" fo:language="en" fo:country="US" fo:font-style="normal" style:text-underline-style="none" fo:font-weight="normal" officeooo:rsid="0050d590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355" style:family="text">
      <style:text-properties style:font-name="Courier New1" officeooo:rsid="0050d590"/>
    </style:style>
    <style:style style:name="T356" style:family="text">
      <style:text-properties officeooo:rsid="0044426f"/>
    </style:style>
    <style:style style:name="T357" style:family="text">
      <style:text-properties officeooo:rsid="0045b72a"/>
    </style:style>
    <style:style style:name="T358" style:family="text">
      <style:text-properties fo:font-variant="normal" fo:text-transform="none" fo:color="#000000" loext:opacity="100%" style:text-line-through-style="none" style:text-line-through-type="none" style:font-name="Arial1" fo:font-size="9pt" fo:language="en" fo:country="US" fo:font-style="normal" style:text-underline-style="none" fo:font-weight="normal" officeooo:rsid="0050d590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359" style:family="text">
      <style:text-properties fo:font-variant="normal" fo:text-transform="none" fo:color="#000000" loext:opacity="100%" style:text-line-through-style="none" style:text-line-through-type="none" style:font-name="Arial1" fo:font-size="9pt" fo:language="en" fo:country="US" fo:font-style="normal" style:text-underline-style="none" fo:font-weight="normal" officeooo:rsid="004cbc04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360" style:family="text">
      <style:text-properties officeooo:rsid="00c8d0e5"/>
    </style:style>
    <style:style style:name="T361" style:family="text">
      <style:text-properties fo:font-variant="normal" fo:text-transform="none" fo:color="#000000" loext:opacity="100%" style:text-line-through-style="none" style:text-line-through-type="none" style:font-name="Arial1" fo:font-size="9pt" fo:language="en" fo:country="US" fo:font-style="normal" style:text-underline-style="none" fo:font-weight="normal" officeooo:rsid="00c8d0e5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362" style:family="text">
      <style:text-properties style:font-name="Courier New1" officeooo:rsid="00c8d0e5"/>
    </style:style>
    <style:style style:name="T363" style:family="text">
      <style:text-properties fo:font-variant="normal" fo:text-transform="none" fo:color="#000000" loext:opacity="100%" style:text-line-through-style="none" style:text-line-through-type="none" style:font-name="Arial1" fo:font-size="9pt" fo:language="en" fo:country="US" fo:font-style="normal" style:text-underline-style="none" fo:font-weight="normal" officeooo:rsid="004febc9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364" style:family="text">
      <style:text-properties officeooo:rsid="005261c2"/>
    </style:style>
    <style:style style:name="T365" style:family="text">
      <style:text-properties style:font-name="Courier New1" officeooo:rsid="005261c2"/>
    </style:style>
    <style:style style:name="T366" style:family="text">
      <style:text-properties officeooo:rsid="00408195"/>
    </style:style>
    <style:style style:name="T367" style:family="text">
      <style:text-properties style:font-name="Courier New1" officeooo:rsid="004e78b0"/>
    </style:style>
    <style:style style:name="T368" style:family="text">
      <style:text-properties officeooo:rsid="004e78b0"/>
    </style:style>
    <style:style style:name="T369" style:family="text">
      <style:text-properties style:font-name="Arial1" officeooo:rsid="004e78b0"/>
    </style:style>
    <style:style style:name="T370" style:family="text">
      <style:text-properties fo:font-variant="normal" fo:text-transform="none" fo:color="#000000" loext:opacity="100%" style:text-line-through-style="none" style:text-line-through-type="none" style:font-name="Arial1" fo:font-size="9pt" fo:language="en" fo:country="US" fo:font-style="normal" style:text-underline-style="none" fo:font-weight="normal" officeooo:rsid="005194d4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371" style:family="text">
      <style:text-properties officeooo:rsid="005194d4"/>
    </style:style>
    <style:style style:name="T372" style:family="text">
      <style:text-properties style:font-name="Courier New1" officeooo:rsid="005194d4"/>
    </style:style>
    <style:style style:name="T373" style:family="text">
      <style:text-properties fo:font-variant="normal" fo:text-transform="none" fo:color="#000000" loext:opacity="100%" style:text-line-through-style="none" style:text-line-through-type="none" style:font-name="Courier New1" fo:font-size="9pt" fo:language="en" fo:country="US" fo:font-style="normal" style:text-underline-style="none" fo:font-weight="normal" officeooo:rsid="005194d4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374" style:family="text">
      <style:text-properties fo:font-style="italic" officeooo:rsid="005194d4" style:font-style-asian="italic" style:font-style-complex="italic"/>
    </style:style>
    <style:style style:name="T375" style:family="text">
      <style:text-properties fo:font-style="normal" officeooo:rsid="005194d4" style:font-style-asian="normal" style:font-style-complex="normal"/>
    </style:style>
    <style:style style:name="T376" style:family="text">
      <style:text-properties fo:font-variant="normal" fo:text-transform="none" fo:color="#000000" loext:opacity="100%" style:text-line-through-style="none" style:text-line-through-type="none" style:font-name="Arial1" fo:font-size="9pt" fo:language="en" fo:country="US" fo:font-style="normal" style:text-underline-style="none" fo:font-weight="normal" officeooo:rsid="005194d4" style:text-blinking="false" fo:background-color="transparent" loext:char-shading-value="0" style:font-name-asian="NSimSun" style:font-size-asian="9pt" style:font-style-asian="normal" style:font-weight-asian="bold" style:font-name-complex="Lucida Sans1" style:font-size-complex="9pt" style:font-style-complex="normal" style:font-weight-complex="bold"/>
    </style:style>
    <style:style style:name="T377" style:family="text">
      <style:text-properties officeooo:rsid="00d3e1d6" style:font-size-asian="7.84999990463257pt" style:font-weight-asian="normal" style:font-size-complex="9pt" style:font-weight-complex="normal"/>
    </style:style>
    <style:style style:name="T378" style:family="text">
      <style:text-properties officeooo:rsid="0050d590" style:font-size-asian="7.84999990463257pt" style:font-weight-asian="normal" style:font-size-complex="9pt" style:font-weight-complex="normal"/>
    </style:style>
    <style:style style:name="T379" style:family="text">
      <style:text-properties officeooo:rsid="004febc9" style:font-size-asian="7.84999990463257pt" style:font-weight-asian="normal" style:font-size-complex="9pt" style:font-weight-complex="normal"/>
    </style:style>
    <style:style style:name="T380" style:family="text">
      <style:text-properties officeooo:rsid="005ce75d" style:font-size-asian="7.84999990463257pt" style:font-weight-asian="normal" style:font-size-complex="9pt" style:font-weight-complex="normal"/>
    </style:style>
    <style:style style:name="T381" style:family="text">
      <style:text-properties fo:font-variant="normal" fo:text-transform="none" fo:color="#000000" loext:opacity="100%" style:text-line-through-style="none" style:text-line-through-type="none" style:font-name="Arial1" fo:font-size="9pt" fo:language="en" fo:country="US" fo:font-style="normal" style:text-underline-style="none" fo:font-weight="normal" officeooo:rsid="005a5358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382" style:family="text">
      <style:text-properties officeooo:rsid="005a5358"/>
    </style:style>
    <style:style style:name="T383" style:family="text">
      <style:text-properties style:font-name="Courier New1" officeooo:rsid="005a5358"/>
    </style:style>
    <style:style style:name="T384" style:family="text">
      <style:text-properties officeooo:rsid="005b47d9"/>
    </style:style>
    <style:style style:name="T385" style:family="text">
      <style:text-properties officeooo:rsid="0066bd59"/>
    </style:style>
    <style:style style:name="T386" style:family="text">
      <style:text-properties fo:font-variant="normal" fo:text-transform="none" fo:color="#000000" loext:opacity="100%" style:text-line-through-style="none" style:text-line-through-type="none" style:font-name="Arial1" fo:font-size="9pt" fo:language="en" fo:country="US" fo:font-style="normal" style:text-underline-style="none" fo:font-weight="normal" officeooo:rsid="00b57062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387" style:family="text">
      <style:text-properties officeooo:rsid="0034c137"/>
    </style:style>
    <style:style style:name="T388" style:family="text">
      <style:text-properties style:font-name="Courier New1" officeooo:rsid="0034c137"/>
    </style:style>
    <style:style style:name="T389" style:family="text">
      <style:text-properties officeooo:rsid="005ce75d"/>
    </style:style>
    <style:style style:name="T390" style:family="text">
      <style:text-properties fo:font-variant="normal" fo:text-transform="none" fo:color="#000000" loext:opacity="100%" style:text-line-through-style="none" style:text-line-through-type="none" style:font-name="Arial1" fo:font-size="9pt" fo:language="en" fo:country="US" fo:font-style="normal" style:text-underline-style="none" fo:font-weight="normal" officeooo:rsid="005d7fa7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391" style:family="text">
      <style:text-properties officeooo:rsid="00b57062"/>
    </style:style>
    <style:style style:name="T392" style:family="text">
      <style:text-properties officeooo:rsid="005d7fa7"/>
    </style:style>
    <style:style style:name="T393" style:family="text">
      <style:text-properties style:font-name="Courier New1" officeooo:rsid="005d7fa7"/>
    </style:style>
    <style:style style:name="T394" style:family="text">
      <style:text-properties officeooo:rsid="00c730ff"/>
    </style:style>
    <style:style style:name="T395" style:family="text">
      <style:text-properties officeooo:rsid="006bc50a"/>
    </style:style>
    <style:style style:name="T396" style:family="text">
      <style:text-properties officeooo:rsid="00dfbede"/>
    </style:style>
    <style:style style:name="T397" style:family="text">
      <style:text-properties style:font-name="Courier New1" officeooo:rsid="00dfbede"/>
    </style:style>
    <style:style style:name="T398" style:family="text">
      <style:text-properties fo:font-variant="normal" fo:text-transform="none" fo:color="#000000" loext:opacity="100%" style:text-line-through-style="none" style:text-line-through-type="none" style:font-name="Arial1" fo:font-size="9pt" fo:language="en" fo:country="US" fo:font-style="normal" style:text-underline-style="none" fo:font-weight="normal" officeooo:rsid="00623d25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399" style:family="text">
      <style:text-properties officeooo:rsid="00a8c39a"/>
    </style:style>
    <style:style style:name="T400" style:family="text">
      <style:text-properties style:font-name="Courier New1" officeooo:rsid="00a8c39a"/>
    </style:style>
    <style:style style:name="T401" style:family="text">
      <style:text-properties fo:font-variant="normal" fo:text-transform="none" fo:color="#000000" loext:opacity="100%" style:text-line-through-style="none" style:text-line-through-type="none" style:font-name="Arial1" fo:font-size="9pt" fo:language="en" fo:country="US" fo:font-style="normal" style:text-underline-style="none" fo:font-weight="normal" officeooo:rsid="0063a35a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402" style:family="text">
      <style:text-properties officeooo:rsid="00653164"/>
    </style:style>
    <style:style style:name="T403" style:family="text">
      <style:text-properties fo:font-variant="normal" fo:text-transform="none" fo:color="#000000" loext:opacity="100%" style:text-line-through-style="none" style:text-line-through-type="none" style:font-name="Arial1" fo:font-size="9pt" fo:language="en" fo:country="US" fo:font-style="normal" style:text-underline-style="none" fo:font-weight="normal" officeooo:rsid="00653164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404" style:family="text">
      <style:text-properties style:font-name="Courier New1" officeooo:rsid="00653164"/>
    </style:style>
    <style:style style:name="T405" style:family="text">
      <style:text-properties officeooo:rsid="0032f870"/>
    </style:style>
    <style:style style:name="T406" style:family="text">
      <style:text-properties officeooo:rsid="00f53c6c"/>
    </style:style>
    <style:style style:name="T407" style:family="text">
      <style:text-properties fo:font-variant="normal" fo:text-transform="none" fo:color="#bf0041" loext:opacity="100%" style:text-line-through-style="none" style:text-line-through-type="none" style:font-name="Courier New" fo:font-size="9pt" fo:language="en" fo:country="US" fo:font-style="normal" style:text-underline-style="none" fo:font-weight="normal" officeooo:rsid="0112ac2d" style:text-blinking="false" fo:background-color="transparent" loext:char-shading-value="0" style:font-name-asian="NSimSun" style:font-size-asian="7.80000019073486pt" style:font-weight-asian="normal" style:font-name-complex="Lucida Sans1" style:font-size-complex="9pt" style:font-weight-complex="normal"/>
    </style:style>
    <style:style style:name="T408" style:family="text">
      <style:text-properties officeooo:rsid="0112ac2d"/>
    </style:style>
    <style:style style:name="T409" style:family="text">
      <style:text-properties fo:font-variant="normal" fo:text-transform="none" fo:color="#000000" loext:opacity="100%" style:text-line-through-style="none" style:text-line-through-type="none" style:font-name="Arial1" fo:font-size="9pt" fo:language="en" fo:country="US" fo:font-style="normal" style:text-underline-style="none" fo:font-weight="normal" officeooo:rsid="0112ac2d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410" style:family="text">
      <style:text-properties style:font-name="Courier New1" officeooo:rsid="0112ac2d"/>
    </style:style>
    <style:style style:name="T411" style:family="text">
      <style:text-properties officeooo:rsid="00c05bfa"/>
    </style:style>
    <style:style style:name="T412" style:family="text">
      <style:text-properties style:font-name="Courier New1" officeooo:rsid="00c05bfa"/>
    </style:style>
    <style:style style:name="T413" style:family="text">
      <style:text-properties fo:font-variant="normal" fo:text-transform="none" fo:color="#000000" loext:opacity="100%" style:text-line-through-style="none" style:text-line-through-type="none" style:font-name="Arial1" fo:font-size="9pt" fo:language="en" fo:country="US" fo:font-style="normal" style:text-underline-style="none" fo:font-weight="normal" officeooo:rsid="00bf8ea0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414" style:family="text">
      <style:text-properties fo:font-variant="normal" fo:text-transform="none" fo:color="#000000" loext:opacity="100%" style:text-line-through-style="none" style:text-line-through-type="none" style:font-name="Courier New1" fo:font-size="9pt" fo:language="en" fo:country="US" fo:font-style="normal" style:text-underline-style="none" fo:font-weight="normal" officeooo:rsid="00bf8ea0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415" style:family="text">
      <style:text-properties fo:font-variant="normal" fo:text-transform="none" fo:color="#000000" loext:opacity="100%" style:text-line-through-style="none" style:text-line-through-type="none" style:font-name="Arial1" fo:font-size="9pt" fo:language="en" fo:country="US" fo:font-style="normal" style:text-underline-style="none" fo:font-weight="normal" officeooo:rsid="00c05bfa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416" style:family="text">
      <style:text-properties fo:font-variant="normal" fo:text-transform="none" fo:color="#000000" loext:opacity="100%" style:text-line-through-style="none" style:text-line-through-type="none" style:font-name="Courier New1" fo:font-size="9pt" fo:language="en" fo:country="US" fo:font-style="normal" style:text-underline-style="none" fo:font-weight="normal" officeooo:rsid="00c05bfa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417" style:family="text">
      <style:text-properties officeooo:rsid="00b80e06"/>
    </style:style>
    <style:style style:name="T418" style:family="text">
      <style:text-properties style:font-name="Courier New1" officeooo:rsid="00b80e06"/>
    </style:style>
    <style:style style:name="T419" style:family="text">
      <style:text-properties fo:font-variant="normal" fo:text-transform="none" fo:color="#000000" loext:opacity="100%" style:text-line-through-style="none" style:text-line-through-type="none" style:font-name="Arial1" fo:font-size="9pt" fo:language="en" fo:country="US" fo:font-style="normal" style:text-underline-style="none" fo:font-weight="normal" officeooo:rsid="00b80e06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420" style:family="text">
      <style:text-properties fo:font-variant="normal" fo:text-transform="none" fo:color="#000000" loext:opacity="100%" style:text-line-through-style="none" style:text-line-through-type="none" style:font-name="Arial1" fo:font-size="9pt" fo:language="en" fo:country="US" fo:font-style="normal" style:text-underline-style="none" fo:font-weight="normal" officeooo:rsid="00b8ef6e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421" style:family="text">
      <style:text-properties officeooo:rsid="006c0690"/>
    </style:style>
    <style:style style:name="T422" style:family="text">
      <style:text-properties style:font-name="Courier New1" officeooo:rsid="006c0690"/>
    </style:style>
    <style:style style:name="T423" style:family="text">
      <style:text-properties fo:font-variant="normal" fo:text-transform="none" fo:color="#000000" loext:opacity="100%" style:text-line-through-style="none" style:text-line-through-type="none" style:font-name="Arial1" fo:font-size="9pt" fo:language="en" fo:country="US" fo:font-style="normal" style:text-underline-style="none" fo:font-weight="normal" officeooo:rsid="0057a35c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424" style:family="text">
      <style:text-properties officeooo:rsid="00320722"/>
    </style:style>
    <style:style style:name="T425" style:family="text">
      <style:text-properties style:font-name="Courier New1" officeooo:rsid="00320722"/>
    </style:style>
    <style:style style:name="T426" style:family="text">
      <style:text-properties fo:font-variant="normal" fo:text-transform="none" fo:color="#000000" loext:opacity="100%" style:text-line-through-style="none" style:text-line-through-type="none" style:font-name="Arial1" fo:font-size="9pt" fo:language="en" fo:country="US" fo:font-style="normal" style:text-underline-style="none" fo:font-weight="normal" officeooo:rsid="00a8c39a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427" style:family="text">
      <style:text-properties officeooo:rsid="006c5dae"/>
    </style:style>
    <style:style style:name="T428" style:family="text">
      <style:text-properties fo:language="en" fo:country="US" fo:font-weight="bold" officeooo:rsid="00e86c1e" style:font-weight-asian="bold" style:font-weight-complex="bold"/>
    </style:style>
    <style:style style:name="T429" style:family="text">
      <style:text-properties fo:language="en" fo:country="US" fo:font-weight="normal" officeooo:rsid="00e86c1e" style:font-weight-asian="normal" style:font-weight-complex="normal"/>
    </style:style>
    <style:style style:name="T430" style:family="text">
      <style:text-properties fo:language="en" fo:country="US" fo:font-weight="normal" officeooo:rsid="00ee95d9" style:font-weight-asian="normal" style:font-weight-complex="normal"/>
    </style:style>
    <style:style style:name="T431" style:family="text">
      <style:text-properties style:font-name="Arial1" fo:font-size="9pt" fo:language="en" fo:country="US" fo:font-weight="normal" officeooo:rsid="00ee95d9" style:font-size-asian="9pt" style:font-weight-asian="normal" style:font-size-complex="9pt" style:font-weight-complex="normal"/>
    </style:style>
    <style:style style:name="T432" style:family="text">
      <style:text-properties fo:language="en" fo:country="US" fo:font-weight="normal" officeooo:rsid="009943ad" style:font-weight-asian="normal" style:font-weight-complex="normal"/>
    </style:style>
    <style:style style:name="T433" style:family="text">
      <style:text-properties style:font-name="Arial1" fo:font-size="9pt" fo:language="en" fo:country="US" fo:font-weight="bold" officeooo:rsid="00ea689f" style:font-size-asian="9pt" style:font-weight-asian="bold" style:font-size-complex="9pt" style:font-weight-complex="bold"/>
    </style:style>
    <style:style style:name="T434" style:family="text">
      <style:text-properties fo:language="en" fo:country="US" fo:font-weight="bold" officeooo:rsid="00ea689f" style:font-weight-asian="bold" style:font-weight-complex="bold"/>
    </style:style>
    <style:style style:name="T435" style:family="text">
      <style:text-properties style:font-name="Arial1" fo:font-size="9pt" fo:language="en" fo:country="US" fo:font-weight="normal" officeooo:rsid="00ea689f" style:font-size-asian="9pt" style:font-weight-asian="normal" style:font-size-complex="9pt" style:font-weight-complex="normal"/>
    </style:style>
    <style:style style:name="T436" style:family="text">
      <style:text-properties style:font-name="Arial1" fo:font-size="9pt" fo:language="en" fo:country="US" fo:font-weight="normal" officeooo:rsid="00eb95d3" style:font-size-asian="9pt" style:font-weight-asian="normal" style:font-size-complex="9pt" style:font-weight-complex="normal"/>
    </style:style>
    <style:style style:name="T437" style:family="text">
      <style:text-properties fo:language="en" fo:country="US" fo:font-weight="normal" officeooo:rsid="00ea689f" style:font-weight-asian="normal" style:font-weight-complex="normal"/>
    </style:style>
    <style:style style:name="T438" style:family="text">
      <style:text-properties fo:language="en" fo:country="US" fo:font-weight="normal" officeooo:rsid="00ed151b" style:font-weight-asian="normal" style:font-weight-complex="normal"/>
    </style:style>
    <style:style style:name="T439" style:family="text">
      <style:text-properties style:font-name="Arial1" fo:font-size="9pt" fo:language="en" fo:country="US" fo:font-weight="normal" officeooo:rsid="00ed151b" style:font-size-asian="9pt" style:font-weight-asian="normal" style:font-size-complex="9pt" style:font-weight-complex="normal"/>
    </style:style>
    <style:style style:name="T440" style:family="text">
      <style:text-properties fo:language="en" fo:country="US" fo:font-weight="normal" officeooo:rsid="00eb95d3" style:font-weight-asian="normal" style:font-weight-complex="normal"/>
    </style:style>
    <style:style style:name="T441" style:family="text">
      <style:text-properties style:font-name="Arial1" fo:font-size="9pt" fo:language="en" fo:country="US" fo:font-weight="normal" officeooo:rsid="009943ad" style:font-size-asian="9pt" style:font-weight-asian="normal" style:font-size-complex="9pt" style:font-weight-complex="normal"/>
    </style:style>
    <style:style style:name="T442" style:family="text">
      <style:text-properties fo:language="en" fo:country="US" fo:font-weight="normal" officeooo:rsid="00cbe9a7" style:font-weight-asian="normal" style:font-weight-complex="normal"/>
    </style:style>
    <style:style style:name="T443" style:family="text">
      <style:text-properties fo:language="en" fo:country="US" fo:font-weight="normal" officeooo:rsid="00dd98da" style:font-weight-asian="normal" style:font-weight-complex="normal"/>
    </style:style>
    <style:style style:name="T444" style:family="text">
      <style:text-properties fo:color="#bf0041" loext:opacity="100%" fo:language="en" fo:country="US" fo:font-weight="bold" officeooo:rsid="009512c4" style:font-weight-asian="bold" style:font-weight-complex="bold"/>
    </style:style>
    <style:style style:name="T445" style:family="text">
      <style:text-properties style:font-name="Arial1" fo:font-size="9pt" fo:language="en" fo:country="US" fo:font-weight="normal" officeooo:rsid="00c41095" style:font-size-asian="9pt" style:font-weight-asian="normal" style:font-size-complex="9pt" style:font-weight-complex="normal"/>
    </style:style>
    <style:style style:name="T446" style:family="text">
      <style:text-properties fo:language="en" fo:country="US" fo:font-weight="normal" officeooo:rsid="00c41095" style:font-weight-asian="normal" style:font-weight-complex="normal"/>
    </style:style>
    <style:style style:name="T447" style:family="text">
      <style:text-properties fo:color="#bf0041" loext:opacity="100%" style:font-name="Arial1" fo:font-size="9pt" fo:language="en" fo:country="US" fo:font-weight="bold" officeooo:rsid="00c41095" style:font-size-asian="9pt" style:font-weight-asian="bold" style:font-size-complex="9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l1" table:style-name="Tabell1">
        <table:table-column table:style-name="Tabell1.A"/>
        <table:table-row table:style-name="Tabell1.1">
          <table:table-cell table:style-name="Tabell1.A1" office:value-type="string">
            <text:p text:style-name="P1"><text:span text:style-name="T1">PunyInform</text:span><text:span text:style-name="T2"> </text:span><text:span text:style-name="T3">v</text:span><text:span text:style-name="T4">6</text:span><text:span text:style-name="T3">.</text:span><text:span text:style-name="T5">4</text:span><text:span text:style-name="T3"> </text:span><text:span text:style-name="T1">quick referenc</text:span><text:span text:style-name="T6">e</text:span></text:p>
          </table:table-cell>
        </table:table-row>
      </table:table>
      <text:p text:style-name="P2"><text:line-break/><text:span text:style-name="T7">More</text:span><text:span text:style-name="T8"> information</text:span><text:span text:style-name="T7"> on</text:span> last page.</text:p>
      <text:h text:style-name="P3" text:outline-level="1">Library variables</text:h>
      <text:h text:style-name="P4" text:outline-level="2">action</text:h>
      <text:h text:style-name="P5" text:outline-level="6">The <text:span text:style-name="T9">current action, e.g. </text:span><text:span text:style-name="T10">##PutOn</text:span>.</text:h>
      <text:h text:style-name="P6" text:outline-level="2">action_to_be</text:h>
      <text:h text:style-name="P7" text:outline-level="6">The action currently being considered, during parsing.</text:h>
      <text:h text:style-name="P4" text:outline-level="2">actor</text:h>
      <text:h text:style-name="P5" text:outline-level="6">The <text:span text:style-name="T11">creature that is currently being ordered to do something – usually the player</text:span>.</text:h>
      <text:h text:style-name="P4" text:outline-level="2">buffer</text:h>
      <text:h text:style-name="P8" text:outline-level="6"><text:span text:style-name="T12">The array where player input is kept</text:span>.</text:h>
      <text:h text:style-name="P9" text:outline-level="2">c<text:span text:style-name="T13">aps</text:span>_<text:span text:style-name="T13">mode</text:span></text:h>
      <text:h text:style-name="P10" text:outline-level="6">In a <text:span text:style-name="T14">short_name</text:span> routine: set to true if object is printed wth printing rule (The).</text:h>
      <text:h text:style-name="P11" text:outline-level="2">clr_bg</text:h>
      <text:h text:style-name="P12" text:outline-level="6"><text:span text:style-name="T15">z5</text:span><text:span text:style-name="T16">+</text:span><text:span text:style-name="T15"> only: Background colour</text:span>.</text:h>
      <text:h text:style-name="P11" text:outline-level="2">clr_fg</text:h>
      <text:h text:style-name="P12" text:outline-level="6"><text:span text:style-name="T15">z5</text:span><text:span text:style-name="T16">+</text:span><text:span text:style-name="T15"> only: Foreground colour</text:span>.</text:h>
      <text:h text:style-name="P11" text:outline-level="2">clr_fginput <text:span text:style-name="T17">PUNY</text:span><text:span text:style-name="T18">++</text:span></text:h>
      <text:h text:style-name="P12" text:outline-level="6"><text:span text:style-name="T15">z5</text:span><text:span text:style-name="T16">+</text:span><text:span text:style-name="T15"> only: Player input colour</text:span>.</text:h>
      <text:h text:style-name="P11" text:outline-level="2">clr_fgstatus</text:h>
      <text:h text:style-name="P12" text:outline-level="6"><text:span text:style-name="T15">z5</text:span><text:span text:style-name="T16">+</text:span><text:span text:style-name="T15"> only: Status line colour</text:span>.</text:h>
      <text:h text:style-name="P11" text:outline-level="2">clr_on</text:h>
      <text:h text:style-name="P12" text:outline-level="6"><text:span text:style-name="T15">z5</text:span><text:span text:style-name="T16">+</text:span><text:span text:style-name="T15"> only: Set to true to enable colours</text:span>.</text:h>
      <text:h text:style-name="P13" text:outline-level="2">consult_from</text:h>
      <text:h text:style-name="P14" text:outline-level="6">The first word number of <text:span text:style-name="T19">a topic in player input</text:span>.</text:h>
      <text:h text:style-name="P4" text:outline-level="2">consult_words</text:h>
      <text:h text:style-name="P15" text:outline-level="6">The number of words of <text:span text:style-name="T19">a topic in player input</text:span>.</text:h>
      <text:h text:style-name="P4" text:outline-level="2">deadflag</text:h>
      <text:h text:style-name="P16" text:outline-level="6"><text:span text:style-name="T20">0 = game is on, 1 = player </text:span><text:span text:style-name="T21">is dead</text:span><text:span text:style-name="T20">, 2 = player has won, 3+ = game </text:span><text:span text:style-name="T21">is over -</text:span><text:span text:style-name="T22"> </text:span><text:span text:style-name="T23">DeathMessage()</text:span><text:span text:style-name="T24"> prints why</text:span><text:span text:style-name="T25">.</text:span></text:h>
      <text:h text:style-name="P4" text:outline-level="2">inp1</text:h>
      <text:h text:style-name="P8" text:outline-level="6"><text:span text:style-name="T19">Usually </text:span><text:span text:style-name="T26">equals</text:span> <text:span text:style-name="T14">noun</text:span>, <text:span text:style-name="T19">but is </text:span><text:span text:style-name="T27">1</text:span> <text:span text:style-name="T19">if</text:span> <text:span text:style-name="T14">noun</text:span> is a number.</text:h>
      <text:h text:style-name="P4" text:outline-level="2">inp2</text:h>
      <text:h text:style-name="P17" text:outline-level="6"><text:span text:style-name="T19">Usually </text:span><text:span text:style-name="T26">equals</text:span> <text:span text:style-name="T27">second</text:span>, <text:span text:style-name="T19">but is </text:span><text:span text:style-name="T27">1</text:span> <text:span text:style-name="T19">if</text:span> <text:span text:style-name="T27">second</text:span> is a number.</text:h>
      <text:h text:style-name="P18" text:outline-level="2">inp<text:span text:style-name="T28">ut_action </text:span><text:span text:style-name="T29">PUNY</text:span><text:span text:style-name="T30">++</text:span></text:h>
      <text:h text:style-name="P19" text:outline-level="6">The original action, derived from player input.</text:h>
      <text:h text:style-name="P18" text:outline-level="2">inp<text:span text:style-name="T28">ut_</text:span><text:span text:style-name="T31">direc</text:span><text:span text:style-name="T28">tion </text:span><text:span text:style-name="T29">PUNY</text:span><text:span text:style-name="T30">++</text:span></text:h>
      <text:h text:style-name="P20" text:outline-level="6"><text:span text:style-name="T28">The original value of </text:span><text:span text:style-name="T32">selected_direction</text:span><text:span text:style-name="T28">, derived from player input.</text:span></text:h>
      <text:h text:style-name="P18" text:outline-level="2">inp<text:span text:style-name="T28">ut_</text:span><text:span text:style-name="T31">noun</text:span><text:span text:style-name="T28"> </text:span><text:span text:style-name="T29">PUNY</text:span><text:span text:style-name="T30">++</text:span></text:h>
      <text:h text:style-name="P20" text:outline-level="6"><text:span text:style-name="T28">The original value of </text:span><text:span text:style-name="T32">noun</text:span><text:span text:style-name="T28">, derived from player input.</text:span></text:h>
      <text:h text:style-name="P18" text:outline-level="2">inp<text:span text:style-name="T28">ut_</text:span><text:span text:style-name="T31">second</text:span><text:span text:style-name="T28"> </text:span><text:span text:style-name="T29">PUNY</text:span><text:span text:style-name="T30">++</text:span></text:h>
      <text:h text:style-name="P20" text:outline-level="6"><text:span text:style-name="T28">The original value of </text:span><text:span text:style-name="T32">second</text:span><text:span text:style-name="T28">, derived from player input.</text:span></text:h>
      <text:h text:style-name="P4" text:outline-level="2">inventory_stage</text:h>
      <text:h text:style-name="P8" text:outline-level="6"><text:span text:style-name="T33">See</text:span><text:span text:style-name="T34"> </text:span><text:span text:style-name="T35">invent</text:span><text:span text:style-name="T34"> property.</text:span></text:h>
      <text:h text:style-name="Heading_20_2" text:outline-level="2">inventory_style</text:h>
      <text:h text:style-name="P21" text:outline-level="6">0 = tall, 1 = wide<text:span text:style-name="T36">. Can be set by game. If </text:span><text:span text:style-name="T37">OPTIONAL_FLEXIBLE_INVENTORY</text:span><text:span text:style-name="T36"> </text:span><text:span text:style-name="T38">has been</text:span><text:span text:style-name="T36"> defined, player can change it ("inventory tall/wide").</text:span></text:h>
      <text:h text:style-name="Heading_20_2" text:outline-level="2">keep_silent</text:h>
      <text:h text:style-name="P5" text:outline-level="6"><text:span text:style-name="T39">Set to </text:span><text:span text:style-name="T40">true</text:span><text:span text:style-name="T39"> to make most group 2 actions silent.</text:span></text:h>
      <text:h text:style-name="P22" text:outline-level="2"><text:span text:style-name="T24">l</text:span>ocation</text:h>
      <text:h text:style-name="P5" text:outline-level="6">The room where the player is, or <text:span text:style-name="T14">thedark</text:span> if it’s dark.</text:h>
      <text:h text:style-name="P4" text:outline-level="2">lookmode</text:h>
      <text:h text:style-name="P5" text:outline-level="6"><text:span text:style-name="T41">1 = normal, 2 = long, 3 = short</text:span>. <text:span text:style-name="T42">Long mode shows the room description on every visit, short never.</text:span><text:span text:style-name="T33"> 1 is default. </text:span><text:span text:style-name="T43">Many games set it to 2</text:span><text:span text:style-name="T33"> in </text:span><text:span text:style-name="T44">Initialise</text:span><text:span text:style-name="T33">.</text:span></text:h>
      <text:h text:style-name="P4" text:outline-level="2">meta</text:h>
      <text:h text:style-name="P14" text:outline-level="6"><text:span text:style-name="T33">Is </text:span><text:span text:style-name="T44">t</text:span><text:span text:style-name="T14">rue</text:span> if <text:span text:style-name="T14">action</text:span> is a meta action, like <text:span text:style-name="T14">##Save</text:span>.</text:h>
      <text:h text:style-name="P23" text:outline-level="2">no_implicit_actions</text:h>
      <text:h text:style-name="P24" text:outline-level="6">Set this to <text:span text:style-name="T14">true</text:span> to disable all implicit actions.</text:h>
      <text:h text:style-name="P4" text:outline-level="2">normal_directions_enabled<text:span text:style-name="T45"> </text:span><text:span text:style-name="T17">PUNY</text:span><text:span text:style-name="T18">++</text:span></text:h>
      <text:h text:style-name="P8" text:outline-level="6"><text:span text:style-name="T33">Is normally </text:span><text:span text:style-name="T44">true</text:span><text:span text:style-name="T33">. </text:span><text:span text:style-name="T34">Set </text:span><text:span text:style-name="T33">it </text:span><text:span text:style-name="T34">to </text:span><text:span text:style-name="T35">false</text:span><text:span text:style-name="T34"> to stop the library from recognizing the normal directions (N, S, UP, IN etc)</text:span>.</text:h>
      <text:h text:style-name="P4" text:outline-level="2">noun</text:h>
      <text:h text:style-name="P8" text:outline-level="6">The primary object of the current action, if any.</text:h>
      <text:h text:style-name="P4" text:outline-level="2">num_words</text:h>
      <text:h text:style-name="P5" text:outline-level="6">The <text:span text:style-name="T9">number of words in player input</text:span>.</text:h>
      <text:h text:style-name="P4" text:outline-level="2">parse</text:h>
      <text:h text:style-name="P8" text:outline-level="6"><text:span text:style-name="T12">The array to keep track of the words in player input</text:span>.</text:h>
      <text:h text:style-name="P4" text:outline-level="2">parser_action</text:h>
      <text:h text:style-name="P8" text:outline-level="6"><text:span text:style-name="T46">In a </text:span><text:span text:style-name="T47">parse_name</text:span><text:span text:style-name="T46"> routine, set this to </text:span><text:span text:style-name="T47">##PluralFound</text:span><text:span text:style-name="T46"> if a match was made and it’s in plural form</text:span>.</text:h>
      <text:h text:style-name="P4" text:outline-level="2">player</text:h>
      <text:h text:style-name="P5" text:outline-level="6"><text:span text:style-name="T48">Points to the</text:span> <text:span text:style-name="T11">object that represents the player</text:span>.</text:h>
      <text:h text:style-name="P22" text:outline-level="2"><text:span text:style-name="T24">real_l</text:span>ocation</text:h>
      <text:h text:style-name="P5" text:outline-level="6">The room where the player is, <text:span text:style-name="T49">even</text:span> if it’s dark.</text:h>
      <text:h text:style-name="P4" text:outline-level="2">receive_action</text:h>
      <text:h text:style-name="P5" text:outline-level="6">The <text:span text:style-name="T50">action </text:span><text:span text:style-name="T51">(</text:span><text:span text:style-name="T52">##Insert</text:span><text:span text:style-name="T51"> or </text:span><text:span text:style-name="T52">##PutOn</text:span><text:span text:style-name="T51">) </text:span><text:span text:style-name="T50">that </text:span><text:span text:style-name="T51">caused the</text:span><text:span text:style-name="T50"> fake action </text:span><text:span text:style-name="T53">##Receive</text:span>.</text:h>
      <text:h text:style-name="P25" text:outline-level="2">run_after_routines_arg_1<text:span text:style-name="T54"> </text:span><text:span text:style-name="T55">PUNY</text:span><text:span text:style-name="T56">++</text:span></text:h>
      <text:h text:style-name="P26" text:outline-level="6">Argument for message <text:span text:style-name="T49">(See</text:span> run_after_routines_msg).</text:h>
      <text:h text:style-name="P25" text:outline-level="2">run_after_routines_msg<text:span text:style-name="T54"> </text:span><text:span text:style-name="T55">PUNY</text:span><text:span text:style-name="T56">++</text:span></text:h>
      <text:h text:style-name="P26" text:outline-level="6"><text:span text:style-name="T49">A</text:span>ction routine sets to a message# or 1, to run after-routines. 1 means "run after routines, no message". <text:span text:style-name="T49">Action routine can also set</text:span> run_after_routines_arg_1.</text:h>
      <text:h text:style-name="P22" text:outline-level="2"><text:span text:style-name="T24">scope_modified</text:span><text:span text:style-name="T54"> </text:span><text:span text:style-name="T55">PUNY</text:span><text:span text:style-name="T57">++</text:span></text:h>
      <text:h text:style-name="P5" text:outline-level="6"><text:span text:style-name="T20">If </text:span><text:span text:style-name="T23">OPTIONAL_MANUAL_SCOPE</text:span><text:span text:style-name="T20"> has been defined, set this to </text:span><text:span text:style-name="T23">true</text:span><text:span text:style-name="T20"> whenever (possibly) changing what’s in scope</text:span>.</text:h>
      <text:h text:style-name="P27" text:outline-level="2">scope_<text:span text:style-name="T58">reason </text:span><text:span text:style-name="T59">~P</text:span><text:span text:style-name="T60">UNY</text:span></text:h>
      <text:h text:style-name="P28" text:outline-level="6">U<text:span text:style-name="T61">sed in </text:span><text:span text:style-name="T62">InScope</text:span><text:span text:style-name="T63"> </text:span><text:span text:style-name="T61">routine</text:span><text:span text:style-name="T63"> (but not in </text:span><text:span text:style-name="T62">add_to_scope</text:span><text:span text:style-name="T63">)</text:span><text:span text:style-name="T61">.</text:span></text:h>
      <text:h text:style-name="P27" text:outline-level="2">scope_stage</text:h>
      <text:h text:style-name="P28" text:outline-level="6">U<text:span text:style-name="T61">sed in scope token routines </text:span><text:span text:style-name="T64">referred to</text:span><text:span text:style-name="T61"> in the grammar.</text:span></text:h>
      <text:h text:style-name="P29" text:outline-level="2">score</text:h>
      <text:h text:style-name="P5" text:outline-level="6">The <text:span text:style-name="T49">current score</text:span>.</text:h>
      <text:h text:style-name="P4" text:outline-level="2">second</text:h>
      <text:h text:style-name="P8" text:outline-level="6">The secondary<text:span text:style-name="T65"> </text:span>object of the current action, if any.</text:h>
      <text:h text:style-name="P4" text:outline-level="2">selected_direction<text:span text:style-name="T45"> </text:span><text:span text:style-name="T17">PUNY</text:span><text:span text:style-name="T18">++</text:span></text:h>
      <text:h text:style-name="P8" text:outline-level="6">The direction matched in input, if any, e.g. <text:span text:style-name="T14">n_to</text:span>.</text:h>
      <text:h text:style-name="P4" text:outline-level="2">ship_directions_enabled<text:span text:style-name="T45"> </text:span><text:span text:style-name="T17">PUNY</text:span><text:span text:style-name="T30">++</text:span></text:h>
      <text:h text:style-name="P30" text:outline-level="6"><text:span text:style-name="T66">I</text:span><text:span text:style-name="T67">f</text:span><text:span text:style-name="T68"> </text:span><text:span text:style-name="T69">OPTIONAL_SHIP_DIRECTIONS</text:span><text:span text:style-name="T68"> is defined, set this to </text:span><text:span text:style-name="T69">true</text:span><text:span text:style-name="T68">/</text:span><text:span text:style-name="T69">false</text:span><text:span text:style-name="T68"> to </text:span><text:span text:style-name="T70">turn </text:span><text:span text:style-name="T68">ship directions</text:span><text:span text:style-name="T70">,</text:span><text:span text:style-name="T68"> </text:span><text:span text:style-name="T70">e.g. </text:span><text:span text:style-name="T69">'</text:span><text:span text:style-name="T71">aft</text:span><text:span text:style-name="T69">'</text:span><text:span text:style-name="T71">,</text:span><text:span text:style-name="T70"> on/off.</text:span></text:h>
      <text:h text:style-name="P4" text:outline-level="2">task_done</text:h>
      <text:h text:style-name="P31" text:outline-level="6"><text:span text:style-name="T12">A byte array to note which tasks have been completed. </text:span><text:span text:style-name="T72">Achieved</text:span><text:span text:style-name="T73"> updates this. </text:span><text:span text:style-name="T74">Requires </text:span><text:span text:style-name="T75">TASKS_PROVIDED</text:span><text:span text:style-name="T74">.</text:span></text:h>
      <text:h text:style-name="P4" text:outline-level="2">task_scores</text:h>
      <text:h text:style-name="P8" text:outline-level="6"><text:span text:style-name="T12">A byte array with scores for tasks</text:span>. <text:span text:style-name="T74">Requires </text:span><text:span text:style-name="T75">TASKS_PROVIDED</text:span><text:span text:style-name="T74">.</text:span></text:h>
      <text:h text:style-name="P4" text:outline-level="2"><text:soft-page-break/>the_time</text:h>
      <text:h text:style-name="P5" text:outline-level="6">The <text:span text:style-name="T49">current time, in minutes past midnight</text:span>. Only used for games that show time on the statusline.</text:h>
      <text:h text:style-name="P4" text:outline-level="2">turns</text:h>
      <text:h text:style-name="P5" text:outline-level="6">The game’s turn counter.</text:h>
      <text:h text:style-name="P4" text:outline-level="2">update_moved<text:span text:style-name="T45"> </text:span><text:span text:style-name="T17">PUNY++</text:span></text:h>
      <text:h text:style-name="P5" text:outline-level="6"><text:span text:style-name="T9">Set this to </text:span><text:span text:style-name="T10">true</text:span><text:span text:style-name="T9"> when</text:span><text:span text:style-name="T76"> using </text:span><text:span text:style-name="T77">move [object] to player;</text:span><text:span text:style-name="T76"> (sets</text:span><text:span text:style-name="T9"> </text:span><text:span text:style-name="T10">moved</text:span><text:span text:style-name="T9"> attribute </text:span><text:span text:style-name="T76">&amp; updates score)</text:span>.</text:h>
      <text:h text:style-name="P4" text:outline-level="2">verb_word</text:h>
      <text:h text:style-name="P14" text:outline-level="6">The verb in the current input, <text:span text:style-name="T74">e.g. </text:span><text:span text:style-name="T75">'take'</text:span>.</text:h>
      <text:h text:style-name="P4" text:outline-level="2">wn</text:h>
      <text:h text:style-name="P16" text:outline-level="6"><text:span text:style-name="T11">Word number</text:span><text:span text:style-name="T78"> in player input</text:span><text:span text:style-name="T11"> where </text:span><text:span text:style-name="T79">NextWord()</text:span><text:span text:style-name="T11"> </text:span><text:span text:style-name="T78">will read</text:span><text:span text:style-name="T11">, </text:span><text:span text:style-name="T80">from</text:span><text:span text:style-name="T81"> </text:span><text:span text:style-name="T82">1 </text:span><text:span text:style-name="T80">to</text:span><text:span text:style-name="T82"> </text:span><text:span text:style-name="T83">(</text:span><text:span text:style-name="T84">num_words</text:span><text:span text:style-name="T82"> - 1</text:span><text:span text:style-name="T83">)</text:span><text:span text:style-name="T85">.</text:span></text:h>
      <text:p text:style-name="Horizontal_20_Line"/>
      <text:h text:style-name="P32" text:outline-level="1">Library constants</text:h>
      <text:h text:style-name="P33" text:outline-level="6">The Inform language defines <text:span text:style-name="T14">true</text:span> (1), <text:span text:style-name="T14">false</text:span> (0) and <text:span text:style-name="T14">nothing</text:span> (0). The library also defines <text:span text:style-name="T14">NULL</text:span> (-1), which is used for an action, property or pronoun which currently doesn’t have a value.<text:span text:style-name="T86"> </text:span><text:span text:style-name="T87">DIRECTION_COUNT</text:span><text:span text:style-name="T86"> holds the number of directions recognized: Normally 8, but 12 if </text:span><text:span text:style-name="T87">OPTIONAL_FULL_DIRECTIONS</text:span><text:span text:style-name="T86"> is defined.</text:span><text:span text:style-name="T88"> </text:span></text:h>
      <text:h text:style-name="P34" text:outline-level="6"/>
      <text:h text:style-name="P33" text:outline-level="6"><text:span text:style-name="T89">PUNYINFORM_MAJOR_VERSION</text:span><text:span text:style-name="T88"> </text:span><text:span text:style-name="T90">, </text:span><text:span text:style-name="T88"><text:s/></text:span><text:span text:style-name="T89">PUNYINFORM_MINOR_VERSION</text:span><text:span text:style-name="T91">,</text:span><text:span text:style-name="T92"> PUNYINFORM_PATCH_VERSION</text:span><text:span text:style-name="T88"> </text:span><text:span text:style-name="T90">and </text:span><text:span text:style-name="T89">PUNYINFORM_VERSION</text:span><text:span text:style-name="T93">_SUFFIX</text:span><text:span text:style-name="T90"> </text:span><text:span text:style-name="T88">hold the library version.</text:span></text:h>
      <text:h text:style-name="P35" text:outline-level="6"/>
      <text:h text:style-name="P35" text:outline-level="6"><text:span text:style-name="T63">There are constants for colours: </text:span><text:span text:style-name="T62">CLR_BLACK, CLR_RED, CLR_GREEN, CLR_YELLOW, CLR_BLUE, CLR_MAGENTA, CLR_CYAN, CLR_WHITE, CLR_DEFAULT, CLR_CURRENT</text:span><text:span text:style-name="T94">, CLR_OZMOO_ORANGE, CLR_OZMOO_BROWN, CLR_OZMOO_LIGHT_RED, CLR_OZMOO_DARK_GREY, CLR_OZMOO_MEDIUM_GREY, CLR_OZMOO_LIGHT_GREEN, CLR_OZMOO_LIGHT_BLUE, CLR_OZMOO_LIGHT_GREY</text:span><text:span text:style-name="T62">.</text:span></text:h>
      <text:h text:style-name="P36" text:outline-level="6"><text:span text:style-name="T95"><text:line-break/></text:span><text:span text:style-name="T96">The global </text:span><text:span text:style-name="T97">scope_reason</text:span><text:span text:style-name="T96"> schould always have one of the values </text:span><text:span text:style-name="T97">PARSING_REASON, EACH_TURN_REASON, REACT_BEFORE_REASON, REACT_AFTER_REASON, LOOPOVERSCOPE_REASON, TESTSCOPE_REASON</text:span><text:span text:style-name="T96">.</text:span></text:h>
      <text:p text:style-name="P37"/>
      <text:h text:style-name="P38" text:outline-level="1">User-defined constants</text:h>
      <text:h text:style-name="Heading_20_2" text:outline-level="2">AMUSING_PROVIDED</text:h>
      <text:h text:style-name="Heading_20_6" text:outline-level="6">Offer the player to see amusing things to try after they complete the game. <text:span text:style-name="T98">See</text:span> <text:span text:style-name="T14">Amusing</text:span> entry point routine.</text:h>
      <text:h text:style-name="Heading_20_2" text:outline-level="2"><text:span text:style-name="T99">CUSTOM_PLAYER_OBJECT</text:span> = object<text:span text:style-name="T45"> </text:span><text:span text:style-name="T17">PUNY++</text:span></text:h>
      <text:h text:style-name="P39" text:outline-level="6">The <text:span text:style-name="T100">player </text:span>object to use instead of <text:span text:style-name="T14">selfobj</text:span>.</text:h>
      <text:h text:style-name="P40" text:outline-level="2">DEATH_MENTION_UNDO<text:span text:style-name="T101"> </text:span><text:span text:style-name="T102">~P</text:span><text:span text:style-name="T17">UNY</text:span></text:h>
      <text:h text:style-name="P41" text:outline-level="6">Print 'undo' option even when player wins.</text:h>
      <text:h text:style-name="P42" text:outline-level="2">DEBUG</text:h>
      <text:h text:style-name="P39" text:outline-level="6">Use debug mode, with debug verbs and more information when something goes wrong.</text:h>
      <text:h text:style-name="P43" text:outline-level="2">DEFAULT_CAPACITY = number<text:span text:style-name="T45"> </text:span><text:span text:style-name="T17">PUNY++</text:span></text:h>
      <text:h text:style-name="P44" text:outline-level="6"><text:span text:style-name="T103">The</text:span> number of objects that can be held by <text:span text:style-name="T104">a </text:span>container <text:span text:style-name="T103">or</text:span> supporter that do<text:span text:style-name="T104">es</text:span>n't provide a value for <text:span text:style-name="T14">capacity</text:span>.</text:h>
      <text:h text:style-name="P45" text:outline-level="2"><text:span text:style-name="T24">Headline = "</text:span><text:span text:style-name="T105">^</text:span><text:span text:style-name="T24">text</text:span><text:span text:style-name="T105">^^</text:span><text:span text:style-name="T24">"</text:span></text:h>
      <text:h text:style-name="P39" text:outline-level="6">Information about the game - genre, author, credits etc.<text:span text:style-name="T104"> Start with "^", end with "^^", separate sections with "^".</text:span></text:h>
      <text:h text:style-name="P46" text:outline-level="2">INIT<text:span text:style-name="T106">I</text:span>AL_LOCATION_VALUE = object<text:span text:style-name="T45"> </text:span><text:span text:style-name="T17">PUNY++</text:span></text:h>
      <text:h text:style-name="P39" text:outline-level="6">The location in which the player starts. A game must either define this, or set <text:span text:style-name="T14">location</text:span> in <text:span text:style-name="T14">Initialise</text:span>.</text:h>
      <text:h text:style-name="P42" text:outline-level="2">MAX_CARRIED = number</text:h>
      <text:h text:style-name="P39" text:outline-level="6">Set the <text:span text:style-name="T14">capacity</text:span> of the player object (default <text:span text:style-name="T107">32</text:span>).</text:h>
      <text:h text:style-name="P47" text:outline-level="2">MAX_FLOATING_OBJECTS = number<text:span text:style-name="T45"> </text:span><text:span text:style-name="T17">PUNY++</text:span></text:h>
      <text:h text:style-name="P39" text:outline-level="6">The maximum number of objects that can have the <text:span text:style-name="T14">found_in</text:span> property (default 32).</text:h>
      <text:h text:style-name="P47" text:outline-level="2">MAX_SCOPE = number<text:span text:style-name="T45"> </text:span><text:span text:style-name="T17">PUNY++</text:span></text:h>
      <text:h text:style-name="P39" text:outline-level="6"><text:span text:style-name="T108">How many</text:span> objects can be in scope at <text:span text:style-name="T108">once</text:span> (default <text:span text:style-name="T108">50</text:span>).</text:h>
      <text:h text:style-name="P42" text:outline-level="2">MAX_SCORE = number</text:h>
      <text:h text:style-name="P39" text:outline-level="6">The maximum score the player can get.</text:h>
      <text:h text:style-name="P42" text:outline-level="2">MAX_TIMERS = number</text:h>
      <text:h text:style-name="P39" text:outline-level="6">The maximum number of objects which can have an active <text:span text:style-name="T14">timer</text:span> or <text:span text:style-name="T14">daemon</text:span> at the same time (default 32).</text:h>
      <text:h text:style-name="P42" text:outline-level="2">NO_PLACES</text:h>
      <text:h text:style-name="P39" text:outline-level="6">Don’t define the verbs <text:span text:style-name="T14">'objects'</text:span> and <text:span text:style-name="T14">'places'</text:span>.</text:h>
      <text:h text:style-name="P47" text:outline-level="2">NO_SCORE = number<text:span text:style-name="T45"> </text:span><text:span text:style-name="T17">PUNY++</text:span></text:h>
      <text:h text:style-name="P39" text:outline-level="6">Don’t include a scoring mechanism. In z3 games, show the value of this constant as the score on the statusline.</text:h>
      <text:h text:style-name="P42" text:outline-level="2">NUMBER_TASKS = number</text:h>
      <text:h text:style-name="Heading_20_6" text:outline-level="6">The number of scoring tasks (default 1). See <text:span text:style-name="T14">TASKS_PROVIDED</text:span>.</text:h>
      <text:h text:style-name="Heading_20_2" text:outline-level="2">OBJECT_SCORE = number</text:h>
      <text:h text:style-name="P39" text:outline-level="6">The score for object<text:span text:style-name="T109">s</text:span> with <text:span text:style-name="T14">scored</text:span> attribute the player picks up (default 4). Requires <text:span text:style-name="T14">OPTIONAL_SCORED</text:span>.</text:h>
      <text:h text:style-name="P47" text:outline-level="2">OPTIONAL_ALLOW_WRITTEN_NUMBERS<text:span text:style-name="T45"> </text:span><text:span text:style-name="T17">PUNY++</text:span></text:h>
      <text:h text:style-name="P39" text:outline-level="6">Allow the player to use <text:span text:style-name="T14">'one'</text:span> .. <text:span text:style-name="T14">'twenty'</text:span> as numbers.</text:h>
      <text:h text:style-name="P47" text:outline-level="2">OPTIONAL_EXTENDED_METAVERBS<text:span text:style-name="T45"> </text:span><text:span text:style-name="T17">PUNY++</text:span></text:h>
      <text:h text:style-name="P39" text:outline-level="6">Enable a set of nice-to-have metaverbs.<text:span text:style-name="T110"> See "Group 1 actions" in this document.</text:span></text:h>
      <text:h text:style-name="P47" text:outline-level="2">OPTIONAL_EXTENDED_VERBSET<text:span text:style-name="T45"> </text:span><text:span text:style-name="T17">PUNY++</text:span></text:h>
      <text:h text:style-name="P48" text:outline-level="6">Enable a set of nice-to-have verbs.<text:span text:style-name="T110">See "Group </text:span><text:span text:style-name="T111">2</text:span><text:span text:style-name="T110"> actions" and "Group </text:span><text:span text:style-name="T111">3</text:span><text:span text:style-name="T110"> actions" in this document.</text:span></text:h>
      <text:h text:style-name="P49" text:outline-level="2">OPTIONAL_FULL_DIRECTIONS<text:span text:style-name="T45"> </text:span><text:span text:style-name="T17">PUNY++</text:span></text:h>
      <text:h text:style-name="P50" text:outline-level="6">Enable directions NE, NW, SE, SW.</text:h>
      <text:h text:style-name="P49" text:outline-level="2">OPTIONAL_F<text:span text:style-name="T112">LEXIBLE</text:span>_<text:span text:style-name="T112">INVENTORY</text:span><text:span text:style-name="T45"> </text:span><text:span text:style-name="T17">PUNY++</text:span></text:h>
      <text:h text:style-name="P51" text:outline-level="6">Allow player to change inventory style ("i tall/wide")</text:h>
      <text:h text:style-name="P49" text:outline-level="2">OPTIONAL_FULL_SCORE<text:span text:style-name="T45"> </text:span><text:span text:style-name="T17">PUNY++</text:span></text:h>
      <text:h text:style-name="P39" text:outline-level="6">Enable the <text:span text:style-name="T113">'</text:span><text:span text:style-name="T14">fullscore</text:span><text:span text:style-name="T113">'</text:span> verb, and optionally support for tasks (See <text:span text:style-name="T14">TASKS_PROVIDED</text:span>).</text:h>
      <text:h text:style-name="P52" text:outline-level="2">OPTIONAL_GUESS_<text:span text:style-name="T114">KEY</text:span><text:span text:style-name="T45"> </text:span><text:span text:style-name="T17">PUNY++</text:span></text:h>
      <text:h text:style-name="P53" text:outline-level="6">Make the parser <text:span text:style-name="T115">pick the right key for lock/unlock, if OPTIONAL_GUESS_MISSING_NOUN is defined.</text:span></text:h>
      <text:h text:style-name="P52" text:outline-level="2">OPTIONAL_GUESS_MISSING_NOUN<text:span text:style-name="T45"> </text:span><text:span text:style-name="T17">PUNY++</text:span></text:h>
      <text:h text:style-name="P53" text:outline-level="6">Make the parser fill in missing parts in player input.</text:h>
      <text:h text:style-name="P52" text:outline-level="2">OPTIONAL_<text:span text:style-name="T116">LANGUAGE_NUMBER</text:span><text:span text:style-name="T45"> </text:span><text:span text:style-name="T17">PUNY++</text:span></text:h>
      <text:h text:style-name="P54" text:outline-level="6"><text:span text:style-name="T117">Define the </text:span><text:span text:style-name="T118">LanguageNumber(n)</text:span><text:span text:style-name="T117"> routine</text:span>.</text:h>
      <text:h text:style-name="P55" text:outline-level="2">OPTIONAL_<text:span text:style-name="T116">LIST_TOGETHER</text:span><text:span text:style-name="T45"> </text:span><text:span text:style-name="T17">PUNY++</text:span></text:h>
      <text:h text:style-name="P54" text:outline-level="6"><text:span text:style-name="T117">Support the </text:span><text:span text:style-name="T118">list_together</text:span><text:span text:style-name="T117"> property</text:span>.</text:h>
      <text:h text:style-name="P55" text:outline-level="2">OPTIONAL_MANUAL_REACTIVE<text:span text:style-name="T45"> </text:span><text:span text:style-name="T17">PUNY++</text:span></text:h>
      <text:h text:style-name="P39" text:outline-level="6">The author takes responsibility for setting the <text:span text:style-name="T14">reactive</text:span> attribute on the right objects.</text:h>
      <text:h text:style-name="P47" text:outline-level="2"><text:soft-page-break/>OPTIONAL_MANUAL_SCOPE<text:span text:style-name="T45"> </text:span><text:span text:style-name="T17">PUNY++</text:span></text:h>
      <text:h text:style-name="P39" text:outline-level="6">The author takes responsibility for setting <text:span text:style-name="T14">scope_modified = true</text:span> when doing something in code which may affect <text:span text:style-name="T119">what's in </text:span>scope.</text:h>
      <text:h text:style-name="P56" text:outline-level="2">OPTIONAL_MANUAL_SCOPE<text:span text:style-name="T120">_BOOST</text:span><text:span text:style-name="T45"> </text:span><text:span text:style-name="T17">PUNY++</text:span></text:h>
      <text:h text:style-name="P57" text:outline-level="6"><text:span text:style-name="T120">Avoid running </text:span><text:span text:style-name="T121">react_before</text:span><text:span text:style-name="T120">, </text:span><text:span text:style-name="T121">react_after</text:span><text:span text:style-name="T120"> and </text:span><text:span text:style-name="T121">each_turn</text:span><text:span text:style-name="T120"> steps whenever possible, for performance</text:span>.</text:h>
      <text:h text:style-name="P47" text:outline-level="2">OPTIONAL_NO_DARKNESS<text:span text:style-name="T45"> </text:span><text:span text:style-name="T17">PUNY++</text:span></text:h>
      <text:h text:style-name="P39" text:outline-level="6"><text:span text:style-name="T117">Rooms are</text:span> always li<text:span text:style-name="T117">t</text:span>. Don’t define the <text:span text:style-name="T14">light</text:span> attribute.</text:h>
      <text:h text:style-name="P42" text:outline-level="2">OPTIONAL_NON_FLASHING_STATUSLINE<text:span text:style-name="T122"> </text:span><text:span text:style-name="T123">PUNY++</text:span></text:h>
      <text:h text:style-name="P58" text:outline-level="6">Use a faster (and prettier?) but less compatible statusline <text:s/>for z5+ games.</text:h>
      <text:h text:style-name="P47" text:outline-level="2">OPTIONAL_ORDERED_TIMERS<text:span text:style-name="T45"> </text:span><text:span text:style-name="T17">PUNY++</text:span></text:h>
      <text:h text:style-name="P39" text:outline-level="6">Timers/daemons are executed in order of their value for property <text:span text:style-name="T14">timer_order</text:span>.</text:h>
      <text:h text:style-name="P47" text:outline-level="2">OPTIONAL_PRINT_SCENERY_CONTENTS<text:span text:style-name="T45"> </text:span><text:span text:style-name="T17">PUNY++</text:span></text:h>
      <text:h text:style-name="P39" text:outline-level="6">Make <text:span text:style-name="T14">'look'</text:span> describe what’s in/on containers/supporters which have the <text:span text:style-name="T14">scenery</text:span> attribute.</text:h>
      <text:h text:style-name="P47" text:outline-level="2">OPTIONAL_PROVIDE_UNDO<text:span text:style-name="T45"> </text:span><text:span text:style-name="T17">PUNY++</text:span></text:h>
      <text:h text:style-name="P39" text:outline-level="6">Enable the <text:span text:style-name="T14">'undo'</text:span> verb (z5 &amp; z8 only!)</text:h>
      <text:h text:style-name="P47" text:outline-level="2">OPTIONAL_REACTIVE_PARSE_NAME<text:span text:style-name="T45"> </text:span><text:span text:style-name="T17">PUNY++</text:span></text:h>
      <text:h text:style-name="P39" text:outline-level="6">Use the <text:span text:style-name="T14">reactive</text:span> attribute for all objects which have the <text:span text:style-name="T14">parse_name</text:span> property.</text:h>
      <text:h text:style-name="P47" text:outline-level="2">OPTIONAL_SCORED<text:span text:style-name="T45"> </text:span><text:span text:style-name="T17">PUNY++</text:span></text:h>
      <text:h text:style-name="P39" text:outline-level="6">Enable support for the <text:span text:style-name="T14">scored</text:span> attribute.</text:h>
      <text:h text:style-name="P47" text:outline-level="2">OPTIONAL_SIMPLE_DOORS<text:span text:style-name="T45"> </text:span><text:span text:style-name="T17">PUNY++</text:span></text:h>
      <text:h text:style-name="P39" text:outline-level="6">Lets you define property <text:span text:style-name="T14">door_dir</text:span> as an array and skip property <text:span text:style-name="T14">door_to</text:span><text:span text:style-name="T124"> for simple two-way doors.</text:span></text:h>
      <text:h text:style-name="P47" text:outline-level="2">OPTIONAL_SHIP_DIRECTIONS<text:span text:style-name="T45"> </text:span><text:span text:style-name="T17">PUNY++</text:span></text:h>
      <text:h text:style-name="P39" text:outline-level="6">Enable support for <text:span text:style-name="T14">'fore'</text:span>, <text:span text:style-name="T14">'aft'</text:span> etc. Also see variable <text:span text:style-name="T14">ship_directions_enabled</text:span>.</text:h>
      <text:h text:style-name="P47" text:outline-level="2">OPTIONAL_SL_NO_MOVES<text:span text:style-name="T45"> </text:span><text:span text:style-name="T17">PUNY++</text:span></text:h>
      <text:h text:style-name="P39" text:outline-level="6"><text:span text:style-name="T125">Don’t show</text:span> moves on statusline (z5 &amp; z8 only!).</text:h>
      <text:h text:style-name="P47" text:outline-level="2">OPTIONAL_SL_NO_SCORE<text:span text:style-name="T45"> </text:span><text:span text:style-name="T17">PUNY++</text:span></text:h>
      <text:h text:style-name="P39" text:outline-level="6"><text:span text:style-name="T125">Don’t show</text:span> score on statusline (z5 &amp; z8 only!).</text:h>
      <text:h text:style-name="P42" text:outline-level="2">ROOM_SCORE = number</text:h>
      <text:h text:style-name="P39" text:outline-level="6">The score for each room with the <text:span text:style-name="T14">scored</text:span> attribute the player visits (default 5). Requires <text:span text:style-name="T14">OPTIONAL_SCORED</text:span>.</text:h>
      <text:h text:style-name="P47" text:outline-level="2">RUNTIME_ERRORS = number<text:span text:style-name="T45"> </text:span><text:span text:style-name="T17">PUNY++</text:span></text:h>
      <text:h text:style-name="P39" text:outline-level="6">What to do when a runtime error occurs: 2 = Print error message, 1 = Print error code, 0 = Like 1 but also reduce checks for errors (default: 2 if <text:span text:style-name="T14">DEBUG</text:span> is defined, 1 if not)</text:h>
      <text:h text:style-name="P42" text:outline-level="2">SACK_OBJECT = object</text:h>
      <text:h text:style-name="P39" text:outline-level="6">The object the player will automatically try to put belongings into when the player's <text:span text:style-name="T14">capacity</text:span> has been reached.</text:h>
      <text:h text:style-name="P47" text:outline-level="2">STATUSLINE_SCORE<text:span text:style-name="T45"> </text:span><text:span text:style-name="T17">PUNY++</text:span></text:h>
      <text:h text:style-name="P59" text:outline-level="6">Show score <text:span text:style-name="T126">and moves</text:span>, <text:span text:style-name="T124">not time</text:span> on the statusline.</text:h>
      <text:h text:style-name="P47" text:outline-level="2">STATUSLINE_TIME<text:span text:style-name="T45"> </text:span><text:span text:style-name="T17">PUNY++</text:span></text:h>
      <text:h text:style-name="P59" text:outline-level="6">Show <text:span text:style-name="T68">time, </text:span><text:span text:style-name="T125">not score</text:span> on the statusline.</text:h>
      <text:h text:style-name="P60" text:outline-level="2">Story = <text:span text:style-name="T127">"</text:span>text<text:span text:style-name="T127">"</text:span></text:h>
      <text:h text:style-name="P39" text:outline-level="6">Mandatory: The name of the game.</text:h>
      <text:h text:style-name="P42" text:outline-level="2">TASKS_PROVIDED</text:h>
      <text:h text:style-name="P39" text:outline-level="6">Use tasks for scoring. Also define <text:span text:style-name="T14">NUMBER_TASKS</text:span>, byte array <text:span text:style-name="T14">task_scores</text:span> and entry point routine <text:span text:style-name="T14">PrintTaskName</text:span>.</text:h>
      <text:p text:style-name="P61"/>
      <text:h text:style-name="P62" text:outline-level="1">Library routines</text:h>
      <text:h text:style-name="P63" text:outline-level="2">Achieved(number)</text:h>
      <text:h text:style-name="P64" text:outline-level="6">Complete task<text:span text:style-name="T128"> </text:span><text:span text:style-name="T129">number</text:span>. Requires <text:span text:style-name="T14">TASKS_PROVIDED</text:span>.</text:h>
      <text:h text:style-name="Heading_20_2" text:outline-level="2">Banner<text:span text:style-name="T130">()</text:span></text:h>
      <text:h text:style-name="P65" text:outline-level="6">Print the game name, <text:span text:style-name="T131">serial#</text:span><text:span text:style-name="T109"> </text:span>etc. <text:span text:style-name="T109">To </text:span><text:span text:style-name="T131">skip</text:span><text:span text:style-name="T109"> this at game start, </text:span><text:span text:style-name="T131">r</text:span><text:span text:style-name="T109">eturn 2 from </text:span><text:span text:style-name="T14">Initialise</text:span><text:span text:style-name="T132"> </text:span><text:span text:style-name="T109">and call </text:span><text:span text:style-name="T14">Banner</text:span> later.</text:h>
      <text:h text:style-name="P66" text:outline-level="2"><text:span text:style-name="T133">C</text:span><text:span text:style-name="T134">hangeFgColour</text:span><text:span text:style-name="T99">(</text:span><text:span text:style-name="T134">colour</text:span><text:span text:style-name="T99">)</text:span><text:span text:style-name="T135"> </text:span><text:span text:style-name="T136">PUNY++</text:span></text:h>
      <text:h text:style-name="P67" text:outline-level="6">Change the foreground colour, if game is in z5+ format and colour has been enabled. </text:h>
      <text:h text:style-name="P68" text:outline-level="2">ChooseObjectsFinal_Discard(number) <text:span text:style-name="T136">PUNY++</text:span></text:h>
      <text:h text:style-name="P69" text:outline-level="6"><text:span text:style-name="T133">Call from entry point routine </text:span><text:span text:style-name="T137">ChooseObjectsFinal </text:span>to remove option<text:span text:style-name="T138"> </text:span><text:span text:style-name="T137">number</text:span><text:span text:style-name="T138"> </text:span>(0 or higher)<text:span text:style-name="T138">.</text:span></text:h>
      <text:h text:style-name="P68" text:outline-level="2">ChooseObjectsFinal_<text:span text:style-name="T139">Pick</text:span>(number) <text:span text:style-name="T136">PUNY++</text:span></text:h>
      <text:h text:style-name="P69" text:outline-level="6"><text:span text:style-name="T138">Call from entry point routine </text:span><text:span text:style-name="T137">ChooseObjectsFinal </text:span><text:span text:style-name="T138">to </text:span><text:span text:style-name="T140">pick</text:span><text:span text:style-name="T138"> option </text:span><text:span text:style-name="T137">number</text:span><text:span text:style-name="T138"> (0 or higher).</text:span></text:h>
      <text:h text:style-name="P70" text:outline-level="2"><text:span text:style-name="T133">C</text:span><text:span text:style-name="T99">learScreen(window)</text:span><text:span text:style-name="T141"> </text:span><text:span text:style-name="T142">~P</text:span><text:span text:style-name="T55">UNY</text:span></text:h>
      <text:h text:style-name="P71" text:outline-level="6"><text:span text:style-name="T99">z5+ only. Call with argument </text:span><text:span text:style-name="T143">WIN_MAIN</text:span><text:span text:style-name="T99">, </text:span><text:span text:style-name="T143">WIN_STATUS</text:span><text:span text:style-name="T99"> or </text:span><text:span text:style-name="T143">WIN_ALL </text:span><text:span text:style-name="T99">to </text:span><text:span text:style-name="T144">set colours (if </text:span><text:span text:style-name="T145">clr_on</text:span><text:span text:style-name="T144"> is </text:span><text:span text:style-name="T145">true</text:span><text:span text:style-name="T144">) and </text:span><text:span text:style-name="T99">clear main and/or </text:span><text:span text:style-name="T146">status</text:span><text:span text:style-name="T99"> window. </text:span></text:h>
      <text:h text:style-name="Heading_20_2" text:outline-level="2">CommonAncestor<text:span text:style-name="T147">(object1, object2)</text:span></text:h>
      <text:h text:style-name="P65" text:outline-level="6"><text:span text:style-name="T148">Return</text:span> the <text:span text:style-name="T148">neare</text:span>st object that contains both <text:span text:style-name="T14">object1</text:span> and <text:span text:style-name="T14">object2</text:span> <text:span text:style-name="T149">on some level</text:span>, or <text:span text:style-name="T14">false</text:span>.</text:h>
      <text:h text:style-name="P72" text:outline-level="2">DoorDir(object) <text:span text:style-name="T136">PUNY++</text:span></text:h>
      <text:h text:style-name="P73" text:outline-level="6">Returns the direction <text:span text:style-name="T150">in which</text:span> the door object lies.</text:h>
      <text:h text:style-name="P72" text:outline-level="2">Door<text:span text:style-name="T139">To</text:span>(object) <text:span text:style-name="T136">PUNY++</text:span></text:h>
      <text:h text:style-name="P73" text:outline-level="6">Returns the room which the door object <text:span text:style-name="T150">leads to</text:span><text:span text:style-name="T151">, or 1 if object.door_to is a routine and it returned 1, meaning it printed a message why the player can't enter</text:span>.</text:h>
      <text:h text:style-name="P74" text:outline-level="2">DrawStatusLine<text:span text:style-name="T149">(</text:span><text:span text:style-name="T152">newlines</text:span><text:span text:style-name="T149">)</text:span><text:span text:style-name="T152"> </text:span><text:span text:style-name="T142">~P</text:span><text:span text:style-name="T55">UNY</text:span></text:h>
      <text:h text:style-name="P75" text:outline-level="6"><text:span text:style-name="T152">z5+ only. </text:span>Print the statusline.<text:span text:style-name="T152"> If </text:span><text:span text:style-name="T153">newlines</text:span><text:span text:style-name="T152"> is true, it must instead print as many newlines as the statusline height</text:span></text:h>
      <text:h text:style-name="P76" text:outline-level="2"><text:span text:style-name="T154">FastSpaces</text:span>(<text:span text:style-name="T154">number</text:span>) <text:span text:style-name="T155">PUNY++</text:span></text:h>
      <text:h text:style-name="Heading_20_6" text:outline-level="6">Print <text:span text:style-name="T156">number</text:span><text:span text:style-name="T157"> spaces in an efficient manner.</text:span></text:h>
      <text:h text:style-name="P77" text:outline-level="2">ImplicitDisrobeIfWorn(object) <text:span text:style-name="T136">PUNY++</text:span></text:h>
      <text:h text:style-name="P78" text:outline-level="6">Take off object if worn. Return false for success.</text:h>
      <text:h text:style-name="P77" text:outline-level="2">Implicit<text:span text:style-name="T139">Grab</text:span>If<text:span text:style-name="T139">NotHeld</text:span>(object) <text:span text:style-name="T136">PUNY++</text:span></text:h>
      <text:h text:style-name="P78" text:outline-level="6">Take object if <text:span text:style-name="T150">not held</text:span>. Return false for success.</text:h>
      <text:h text:style-name="P79" text:outline-level="2">IndirectlyContains<text:span text:style-name="T149">(object1, object2)</text:span></text:h>
      <text:h text:style-name="P80" text:outline-level="6">Return <text:span text:style-name="T14">true</text:span> if <text:span text:style-name="T14">object</text:span><text:span text:style-name="T158">1</text:span> <text:span text:style-name="T159">holds</text:span> <text:span text:style-name="T14">object</text:span><text:span text:style-name="T160">2</text:span>, on some level.<text:span text:style-name="T161"> </text:span></text:h>
      <text:h text:style-name="P79" text:outline-level="2"><text:span text:style-name="T162">LanguageNumber</text:span><text:span text:style-name="T149">(</text:span><text:span text:style-name="T162">number</text:span><text:span text:style-name="T149">)</text:span></text:h>
      <text:h text:style-name="P80" text:outline-level="6"><text:span text:style-name="T131">Print</text:span> <text:span text:style-name="T163">number</text:span><text:span text:style-name="T131"> using words</text:span>.<text:span text:style-name="T109"> Requires </text:span><text:span text:style-name="T163">OPTIONAL_LANGUAGE_NUMBER</text:span><text:span text:style-name="T109">.</text:span><text:span text:style-name="T161"> </text:span></text:h>
      <text:h text:style-name="P79" text:outline-level="2">LoopOverScope<text:span text:style-name="T149">(</text:span><text:span text:style-name="T164">routine</text:span><text:span text:style-name="T149">, actor)</text:span></text:h>
      <text:h text:style-name="P75" text:outline-level="6">Call <text:span text:style-name="T165">routine</text:span> once for e<text:span text:style-name="T166">ach</text:span> object in scope for <text:span text:style-name="T14">actor</text:span> (default<text:span text:style-name="T166">:</text:span> <text:span text:style-name="T14">player</text:span>), passing the object as a parameter.</text:h>
      <text:h text:style-name="P81" text:outline-level="2">MoveFloatingObjects()</text:h>
      <text:h text:style-name="P82" text:outline-level="6">Check which objects with <text:span text:style-name="T14">found_in</text:span> should be present.</text:h>
      <text:h text:style-name="Heading_20_2" text:outline-level="2">NextWord<text:span text:style-name="T149">()</text:span></text:h>
      <text:h text:style-name="P75" text:outline-level="6">Read word at position <text:span text:style-name="T14">wn</text:span> in player input and increment <text:span text:style-name="T14">wn</text:span>. <text:span text:style-name="T109">Return the word, or false if empty or unrecognized</text:span>.</text:h>
      <text:h text:style-name="Heading_20_2" text:outline-level="2">NextWordStopped<text:span text:style-name="T167">()</text:span></text:h>
      <text:h text:style-name="P83" text:outline-level="6">Like <text:span text:style-name="T14">NextWord()</text:span> except it returns <text:span text:style-name="T14">-1</text:span> if <text:span text:style-name="T14">wn</text:span> points beyond the end of player input.</text:h>
      <text:h text:style-name="Heading_20_2" text:outline-level="2"><text:soft-page-break/>NumberWord<text:span text:style-name="T167">(numword)</text:span></text:h>
      <text:h text:style-name="P84" text:outline-level="6">If <text:span text:style-name="T14">numword</text:span> is a word<text:span text:style-name="T168">, e.g. </text:span><text:span text:style-name="T169">'</text:span><text:span text:style-name="T170">six</text:span><text:span text:style-name="T169">'</text:span><text:span text:style-name="T170">,</text:span> representing a number<text:span text:style-name="T171"> 1-20</text:span>, return the number. <text:span text:style-name="T171">If not,</text:span> return <text:span text:style-name="T14">false</text:span>.<text:span text:style-name="T172"> </text:span><text:span text:style-name="T173">Requires</text:span><text:span text:style-name="T172"> </text:span><text:span text:style-name="T174">OPTIONAL_ALLOW_WRITTEN_NUMBERS</text:span><text:span text:style-name="T172">.</text:span></text:h>
      <text:h text:style-name="Heading_20_2" text:outline-level="2">NumberWords<text:span text:style-name="T167">()</text:span></text:h>
      <text:h text:style-name="P83" text:outline-level="6">Return the number of words in player input.</text:h>
      <text:h text:style-name="P85" text:outline-level="2">ObjectCapacity<text:span text:style-name="T167">(object)</text:span><text:span text:style-name="T45"> </text:span><text:span text:style-name="T17">PUNY++</text:span></text:h>
      <text:h text:style-name="P83" text:outline-level="6">Return the object's value for the <text:span text:style-name="T14">capacity</text:span> property, <text:span text:style-name="T49">defaulting to</text:span> <text:span text:style-name="T14">DEFAULT_CAPACITY</text:span> <text:span text:style-name="T175">or 100 if not defined</text:span>.</text:h>
      <text:h text:style-name="Heading_20_2" text:outline-level="2">ObjectIsUntouchable<text:span text:style-name="T176">(object, flag)</text:span></text:h>
      <text:h text:style-name="P86" text:outline-level="6"><text:span text:style-name="T167">Return </text:span><text:span text:style-name="T177">true</text:span><text:span text:style-name="T167"> if </text:span><text:span text:style-name="T178">player</text:span> can't <text:span text:style-name="T179">touch</text:span> <text:span text:style-name="T178">o</text:span><text:span text:style-name="T177">bject</text:span><text:span text:style-name="T180">. If</text:span><text:span text:style-name="T181"> so, </text:span><text:span text:style-name="T176">and </text:span><text:span text:style-name="T182">flag</text:span><text:span text:style-name="T176"> is </text:span><text:span text:style-name="T182">false</text:span><text:span text:style-name="T176"> or unspecified, also print a message.</text:span></text:h>
      <text:h text:style-name="P87" text:outline-level="2"><text:span text:style-name="T183">OzmooColoursAvailable</text:span>() <text:span text:style-name="T136">PUNY++</text:span></text:h>
      <text:h text:style-name="P88" text:outline-level="6"><text:span text:style-name="T184">Returns true if the game is being played on Z-code interpreter Ozmoo, with the 8 extra colours available</text:span><text:span text:style-name="T138">.</text:span></text:h>
      <text:h text:style-name="P89" text:outline-level="2">ParseToken(type, data)</text:h>
      <text:h text:style-name="P90" text:outline-level="6">Use <text:span text:style-name="T185">in general parsing routines</text:span>. See DM4 index for examples.</text:h>
      <text:h text:style-name="Heading_20_2" text:outline-level="2">PlaceInScope<text:span text:style-name="T186">(object)</text:span></text:h>
      <text:h text:style-name="P91" text:outline-level="6">Use in user-supplied scope routines to put <text:span text:style-name="T187">object</text:span> in scope. <text:span text:style-name="T188">Ignores</text:span><text:span text:style-name="T186"> </text:span><text:span text:style-name="T189">add_to_scope</text:span><text:span text:style-name="T186"> property</text:span><text:span text:style-name="T190"> </text:span><text:span text:style-name="T188">and</text:span><text:span text:style-name="T190"> children</text:span><text:span text:style-name="T186">.</text:span></text:h>
      <text:h text:style-name="Heading_20_2" text:outline-level="2">PlayerTo<text:span text:style-name="T186">(object, flag)</text:span></text:h>
      <text:h text:style-name="P92" text:outline-level="6">Move player to <text:span text:style-name="T14">object</text:span><text:span text:style-name="T191">, which must be a room or an enterable object. If </text:span><text:span text:style-name="T14">flag</text:span><text:span text:style-name="T191"> is </text:span><text:span text:style-name="T160">0</text:span><text:span text:style-name="T191"> or omitted, print a </text:span><text:span text:style-name="T192">long</text:span><text:span text:style-name="T191"> room description. If </text:span><text:span text:style-name="T14">flag</text:span><text:span text:style-name="T191"> is </text:span><text:span text:style-name="T14">1</text:span><text:span text:style-name="T191">, </text:span><text:span text:style-name="T193">keep quiet</text:span><text:span text:style-name="T191">. If </text:span><text:span text:style-name="T14">flag</text:span><text:span text:style-name="T191"> is </text:span><text:span text:style-name="T14">2</text:span><text:span text:style-name="T191">, print a room description </text:span><text:span text:style-name="T49">based on</text:span><text:span text:style-name="T191"> the </text:span><text:span text:style-name="T14">lookmode</text:span><text:span text:style-name="T191"> value.</text:span></text:h>
      <text:h text:style-name="P85" text:outline-level="2">PrintContents<text:span text:style-name="T186">(</text:span><text:span text:style-name="T194">text, object, </text:span><text:span text:style-name="T195">style</text:span><text:span text:style-name="T194">)</text:span><text:span text:style-name="T45"> </text:span><text:span text:style-name="T17">PUNY++</text:span></text:h>
      <text:h text:style-name="P93" text:outline-level="6"><text:span text:style-name="T196">Recursively l</text:span><text:span text:style-name="T186">ist contents of </text:span><text:span text:style-name="T189">object</text:span><text:span text:style-name="T186">.</text:span><text:span text:style-name="T194"> Hide items that have </text:span><text:span text:style-name="T197">concealed</text:span><text:span text:style-name="T194"> or </text:span><text:span text:style-name="T197">scenery</text:span><text:span text:style-name="T194">, unless </text:span><text:span text:style-name="T197">action</text:span><text:span text:style-name="T194"> is </text:span><text:span text:style-name="T197">##Inv</text:span><text:span text:style-name="T194">.</text:span><text:span text:style-name="T109"> </text:span><text:span text:style-name="T193">P</text:span><text:span text:style-name="T194">rint </text:span><text:span text:style-name="T181">or run </text:span><text:span text:style-name="T197">text</text:span><text:span text:style-name="T194"> </text:span><text:span text:style-name="T198">(unless 0) </text:span><text:span text:style-name="T194">before first </text:span><text:span text:style-name="T193">item</text:span><text:span text:style-name="T194">. If </text:span><text:span text:style-name="T199">style</text:span><text:span text:style-name="T200"> has</text:span><text:span text:style-name="T194"> </text:span><text:span text:style-name="T201">WORKFLAG_BIT </text:span>set, <text:span text:style-name="T194">only print objects which have the </text:span><text:span text:style-name="T197">workflag</text:span><text:span text:style-name="T194"> attribute. If </text:span><text:span text:style-name="T131">it</text:span><text:span text:style-name="T200"> has</text:span><text:span text:style-name="T194"> </text:span><text:span text:style-name="T201">ISARE_BIT</text:span><text:span text:style-name="T200"> s</text:span><text:span text:style-name="T194">et,</text:span><text:span text:style-name="T200"> print "is" or "are" before list.</text:span><text:span text:style-name="T202"> If it has </text:span><text:span text:style-name="T203">NEWLINE_BIT</text:span><text:span text:style-name="T202"> set, print each object on a new line.</text:span><text:span text:style-name="T200"> </text:span><text:span text:style-name="T194">Return </text:span><text:span text:style-name="T197">true</text:span><text:span text:style-name="T194"> if any objects were listed.</text:span><text:span text:style-name="T204"> Call with </text:span><text:span text:style-name="T205">text==1</text:span><text:span text:style-name="T204"> to not print anything but return </text:span><text:span text:style-name="T205">0</text:span><text:span text:style-name="T204"> </text:span><text:span text:style-name="T206">if </text:span><text:span text:style-name="T207">object</text:span><text:span text:style-name="T206"> contains no</text:span><text:span text:style-name="T204"> </text:span><text:span text:style-name="T206">printable objects</text:span><text:span text:style-name="T204">, </text:span><text:span text:style-name="T205">1</text:span><text:span text:style-name="T204"> </text:span><text:span text:style-name="T208">if contents </text:span><text:span text:style-name="T209">can</text:span><text:span text:style-name="T208"> be prefixed with "is", </text:span><text:span text:style-name="T210">2</text:span><text:span text:style-name="T208"> for "are"</text:span><text:span text:style-name="T211">.</text:span><text:span text:style-name="T204"> </text:span></text:h>
      <text:h text:style-name="P94" text:outline-level="2">PrintContents<text:span text:style-name="T212">FromR</text:span><text:span text:style-name="T186">(</text:span><text:span text:style-name="T194">text, objec</text:span><text:span text:style-name="T212">t</text:span><text:span text:style-name="T194">)</text:span><text:span text:style-name="T45"> </text:span><text:span text:style-name="T17">PUNY++</text:span></text:h>
      <text:h text:style-name="P95" text:outline-level="6"><text:span text:style-name="T213">Like PrintContents, but </text:span><text:span text:style-name="T196">l</text:span><text:span text:style-name="T186">ist </text:span><text:span text:style-name="T189">object</text:span><text:span text:style-name="T214"> </text:span><text:span text:style-name="T215">and its siblings </text:span><text:span text:style-name="T216">+ contents</text:span><text:span text:style-name="T212">, retaining </text:span><text:span text:style-name="T213">curr</text:span><text:span text:style-name="T212">ent style and indentation</text:span><text:span text:style-name="T213">.</text:span><text:span text:style-name="T194"> </text:span></text:h>
      <text:h text:style-name="Heading_20_2" text:outline-level="2">PrintMsg(<text:span text:style-name="T217">msg</text:span>, arg1, arg2) <text:span text:style-name="T155">PUNY++</text:span></text:h>
      <text:h text:style-name="P96" text:outline-level="6">Print<text:span text:style-name="T181"> </text:span>library message<text:span text:style-name="T181"> </text:span><text:span text:style-name="T178">msg</text:span><text:span text:style-name="T181"> </text:span>. Some <text:span text:style-name="T218">messages </text:span>need an argument or two, use <text:span text:style-name="T14">arg1</text:span> and <text:span text:style-name="T14">arg2</text:span> for this.</text:h>
      <text:h text:style-name="Heading_20_2" text:outline-level="2">PrintOrRun<text:span text:style-name="T194">(object, property</text:span><text:span text:style-name="T219">, flag</text:span><text:span text:style-name="T194">)</text:span></text:h>
      <text:h text:style-name="P96" text:outline-level="6">If <text:span text:style-name="T14">object.property</text:span> <text:span text:style-name="T220">holds a</text:span><text:span text:style-name="T219"> routine or list of routines, run them using </text:span><text:span text:style-name="T221">RunRoutines</text:span><text:span text:style-name="T222">(object, property)</text:span><text:span text:style-name="T219">. If it holds </text:span>a string, print <text:span text:style-name="T220">it</text:span><text:span text:style-name="T219"> and then a newline. If </text:span><text:span text:style-name="T221">flag</text:span><text:span text:style-name="T219"> is </text:span><text:span text:style-name="T221">true</text:span><text:span text:style-name="T219">, skip the newline.</text:span></text:h>
      <text:h text:style-name="Heading_20_2" text:outline-level="2">PronounNotice<text:span text:style-name="T219">(objec</text:span><text:span text:style-name="T223">t</text:span><text:span text:style-name="T219">)</text:span></text:h>
      <text:h text:style-name="P97" text:outline-level="6">Make <text:span text:style-name="T188">a</text:span><text:span text:style-name="T224"> pronoun (</text:span><text:span text:style-name="T225">'it'</text:span><text:span text:style-name="T224">, </text:span><text:span text:style-name="T225">'her'</text:span><text:span text:style-name="T224"> </text:span><text:span text:style-name="T226">etc</text:span><text:span text:style-name="T224">) refer to </text:span><text:span text:style-name="T225">object</text:span><text:span text:style-name="T224">.</text:span></text:h>
      <text:h text:style-name="Heading_20_2" text:outline-level="2">RunRoutines<text:span text:style-name="T219">(object, property, switch)</text:span></text:h>
      <text:h text:style-name="P98" text:outline-level="6">I<text:span text:style-name="T194">f </text:span><text:span text:style-name="T197">object.property</text:span><text:span text:style-name="T194"> </text:span>holds a routine or list of routines, run <text:span text:style-name="T227">each routine </text:span>until one of them return<text:span text:style-name="T227">s</text:span> <text:span text:style-name="T228">a non-zero value</text:span>. Return the return value of the last routine <text:span text:style-name="T228">run</text:span>.<text:line-break/><text:span text:style-name="T227">If </text:span><text:span text:style-name="T222">switch</text:span><text:span text:style-name="T227"> has a non-zero value, the routines can have switch-clauses to match this value</text:span><text:span text:style-name="T229">, otherwise </text:span><text:span text:style-name="T227">they can have switch-clauses </text:span><text:span text:style-name="T229">to </text:span><text:span text:style-name="T227">match </text:span><text:span text:style-name="T222">action</text:span><text:span text:style-name="T227">.</text:span></text:h>
      <text:h text:style-name="Heading_20_2" text:outline-level="2">ScopeWithin<text:span text:style-name="T227">(object)</text:span></text:h>
      <text:h text:style-name="P99" text:outline-level="6">Use in user-supplied scope routines<text:span text:style-name="T230">. Put all </text:span><text:span text:style-name="T188">item</text:span><text:span text:style-name="T230">s which are in </text:span><text:span text:style-name="T231">object</text:span><text:span text:style-name="T230"> into scope, also recursively searching supporters, transparent objects and open containers, and check the </text:span><text:span text:style-name="T231">add_to_scope</text:span><text:span text:style-name="T230"> property of all objects added</text:span><text:span text:style-name="T186">.</text:span></text:h>
      <text:h text:style-name="Heading_20_2" text:outline-level="2">SetTime(<text:span text:style-name="T24">number</text:span>, step)</text:h>
      <text:h text:style-name="P100" text:outline-level="6">Sets the time to <text:span text:style-name="T14">number</text:span> minutes after midnight. If <text:span text:style-name="T14">step</text:span> is a positive number, one turn takes <text:span text:style-name="T232">step</text:span> minutes. Otherwise, there are <text:span text:style-name="T14">-step</text:span> turns to a minute.</text:h>
      <text:h text:style-name="Heading_20_2" text:outline-level="2">TestScope<text:span text:style-name="T233">(</text:span><text:span text:style-name="T172">object, actor)</text:span></text:h>
      <text:h text:style-name="P101" text:outline-level="6"><text:span text:style-name="T172">Return </text:span><text:span text:style-name="T174">true</text:span><text:span text:style-name="T172"> if </text:span><text:span text:style-name="T174">object</text:span><text:span text:style-name="T172"> is in scope for </text:span><text:span text:style-name="T174">actor</text:span><text:span text:style-name="T172"> (defaults to </text:span><text:span text:style-name="T174">player</text:span><text:span text:style-name="T172">).</text:span></text:h>
      <text:h text:style-name="Heading_20_2" text:outline-level="2">TryNumber<text:span text:style-name="T172">(wordnum)</text:span></text:h>
      <text:h text:style-name="P102" text:outline-level="6"><text:span text:style-name="T49">Try to parse</text:span> word <text:span text:style-name="T14">wordnum</text:span> in player input as a number<text:span text:style-name="T49">. If successful, return the number (0-10000, higher </text:span><text:span text:style-name="T188">values</text:span><text:span text:style-name="T49"> are returned as 10000). If it's not a valid number, return <text:line-break/></text:span><text:span text:style-name="T188">-</text:span><text:span text:style-name="T49">1000. If </text:span><text:span text:style-name="T232">OPTIONAL_ALLOW_WRITTEN_NUMBERS</text:span><text:span text:style-name="T49"> is defined, also </text:span><text:span text:style-name="T234">parse</text:span><text:span text:style-name="T49"> number word</text:span><text:span text:style-name="T234">s</text:span><text:span text:style-name="T49"> (</text:span><text:span text:style-name="T232">'one'</text:span><text:span text:style-name="T49"> .. </text:span><text:span text:style-name="T232">'twenty'</text:span><text:span text:style-name="T49">).</text:span></text:h>
      <text:h text:style-name="Heading_20_2" text:outline-level="2">WordAddress<text:span text:style-name="T172">(wordnum)</text:span></text:h>
      <text:h text:style-name="P102" text:outline-level="6">Return the address in memory where the characters for word <text:span text:style-name="T14">wordnum</text:span> in player input are stored.</text:h>
      <text:h text:style-name="Heading_20_2" text:outline-level="2">WordLength<text:span text:style-name="T172">(wordnum)</text:span></text:h>
      <text:h text:style-name="P102" text:outline-level="6">Return the number of characters in word <text:span text:style-name="T14">wordnum</text:span> in player input.</text:h>
      <text:h text:style-name="Heading_20_2" text:outline-level="2">WordValue<text:span text:style-name="T172">(wordnum)</text:span></text:h>
      <text:h text:style-name="P102" text:outline-level="6">Return the dictionary word that word <text:span text:style-name="T14">wordnum</text:span> in player input matches, or <text:span text:style-name="T14">0</text:span> if no match was found.</text:h>
      <text:h text:style-name="Heading_20_2" text:outline-level="2">YesOrNo<text:span text:style-name="T130">()</text:span></text:h>
      <text:h text:style-name="P103" text:outline-level="6"><text:span text:style-name="T235">Wait for the player to type something. Return </text:span><text:span text:style-name="T236">true</text:span><text:span text:style-name="T235"> if they type</text:span><text:span text:style-name="T237">d</text:span><text:span text:style-name="T238"> yes</text:span><text:span text:style-name="T239">, </text:span><text:span text:style-name="T236">false</text:span><text:span text:style-name="T235"> if they type</text:span><text:span text:style-name="T237">d</text:span><text:span text:style-name="T238"> no</text:span><text:span text:style-name="T239">, or ask again.</text:span></text:h>
      <text:p text:style-name="P37"/>
      <text:h text:style-name="P104" text:outline-level="1">Print<text:span text:style-name="T240">ing</text:span> rules</text:h>
      <text:p text:style-name="P105">A printing rule is used to print something based on one argument, typically an object. <text:span text:style-name="T241">Example</text:span><text:span text:style-name="T242"> of </text:span><text:span text:style-name="T243">use</text:span>: <text:line-break/><text:span text:style-name="T14">print "The </text:span><text:span text:style-name="T244">pump</text:span><text:span text:style-name="T14"> is ", (OnOff) Pump, ".^";</text:span></text:p>
      <text:h text:style-name="P106" text:outline-level="2">CObjIs<text:span text:style-name="T45"> </text:span><text:span text:style-name="T17">PUNY++</text:span></text:h>
      <text:h text:style-name="P107" text:outline-level="6">Prints <text:span text:style-name="T245">"</text:span><text:span text:style-name="T246">T</text:span>he <text:span text:style-name="T245">(</text:span>object<text:span text:style-name="T245">) "</text:span>, and "is" or "are"<text:span text:style-name="T247"> (see </text:span><text:span text:style-name="T248">IsOrAre</text:span><text:span text:style-name="T247">).</text:span></text:h>
      <text:h text:style-name="P108" text:outline-level="2">CTheyreor<text:span text:style-name="T249">I</text:span>ts<text:span text:style-name="T250"> </text:span><text:span text:style-name="T17">PUNY++</text:span></text:h>
      <text:h text:style-name="P109" text:outline-level="6">Prints "<text:span text:style-name="T251">It</text:span>'s" or "They're" or "He's" <text:span text:style-name="T246">etc</text:span><text:span text:style-name="T252">.</text:span></text:h>
      <text:h text:style-name="P110" text:outline-level="2">CTheyreorThats</text:h>
      <text:h text:style-name="P109" text:outline-level="6">Prints "That's" or "They're" or "He's" <text:span text:style-name="T246">etc</text:span><text:span text:style-name="T252">.</text:span></text:h>
      <text:h text:style-name="P110" text:outline-level="2">IsOrAre</text:h>
      <text:h text:style-name="P111" text:outline-level="6">Prints "is" or "are", based on <text:span text:style-name="T14">pluralname</text:span><text:span text:style-name="T252"> and if the object is the player object</text:span>.</text:h>
      <text:h text:style-name="P112" text:outline-level="2">ItorThem</text:h>
      <text:h text:style-name="P111" text:outline-level="6"><text:span text:style-name="T252">Prints "it", "them", "her"</text:span><text:span text:style-name="T253"> etc</text:span><text:span text:style-name="T254">.</text:span></text:h>
      <text:h text:style-name="P113" text:outline-level="2">ObjIs<text:span text:style-name="T45"> </text:span><text:span text:style-name="T17">PUNY++</text:span></text:h>
      <text:h text:style-name="P114" text:outline-level="6">Prints <text:span text:style-name="T245">"</text:span><text:span text:style-name="T255">t</text:span>he <text:span text:style-name="T245">(</text:span>object<text:span text:style-name="T245">) "</text:span>, and "is" or "are"<text:span text:style-name="T247"> (see </text:span><text:span text:style-name="T248">IsOrAre</text:span><text:span text:style-name="T247">).</text:span></text:h>
      <text:h text:style-name="P85" text:outline-level="2">OnOff<text:span text:style-name="T45"> </text:span><text:span text:style-name="T17">PUNY++</text:span></text:h>
      <text:h text:style-name="P107" text:outline-level="6">Prints "on" or "off", based on <text:span text:style-name="T14">on</text:span>.</text:h>
      <text:h text:style-name="P115" text:outline-level="2">SingularS <text:span text:style-name="T17">PUNY++</text:span></text:h>
      <text:h text:style-name="P116" text:outline-level="6">Prints "s" if the object doesn't have <text:span text:style-name="T256">pluralname</text:span><text:span text:style-name="T191">.</text:span></text:h>
      <text:h text:style-name="P117" text:outline-level="2">That<text:span text:style-name="T257">o</text:span>rThose</text:h>
      <text:h text:style-name="P118" text:outline-level="6"><text:span text:style-name="T252">Prints "that" or "those" based on </text:span><text:span text:style-name="T256">pluralname</text:span><text:span text:style-name="T252">.</text:span></text:h>
      <text:h text:style-name="P119" text:outline-level="1"/>
      <text:h text:style-name="P120" text:outline-level="1"><text:span text:style-name="T258">E</text:span>ntry point routines</text:h>
      <text:p text:style-name="P121">The<text:span text:style-name="T259">se routines, if defined by the game author, are run under the circumstances stated for each routine.</text:span></text:p>
      <text:h text:style-name="P122" text:outline-level="2">AfterLife<text:span text:style-name="T260">()</text:span></text:h>
      <text:h text:style-name="P123" text:outline-level="6"><text:span text:style-name="T49">When</text:span> player has died. Can <text:span text:style-name="T254">be used to </text:span>revive player.</text:h>
      <text:h text:style-name="P122" text:outline-level="2">AfterPrompt<text:span text:style-name="T260">()</text:span></text:h>
      <text:h text:style-name="P123" text:outline-level="6"><text:span text:style-name="T49">A</text:span>fter the input prompt has been printed.</text:h>
      <text:h text:style-name="P122" text:outline-level="2">Amusing<text:span text:style-name="T260">()</text:span></text:h>
      <text:h text:style-name="P123" text:outline-level="6">When the player has won. Use it to <text:span text:style-name="T49">p</text:span>rint <text:span text:style-name="T49">fun facts about the game</text:span>. <text:span text:style-name="T49">Requires</text:span> <text:span text:style-name="T14">AMUSING_PROVIDED</text:span><text:span text:style-name="T191">.</text:span></text:h>
      <text:h text:style-name="P122" text:outline-level="2">BeforeParsing<text:span text:style-name="T260">()</text:span></text:h>
      <text:h text:style-name="P124" text:outline-level="6">After player input, before parsing starts.</text:h>
      <text:h text:style-name="Heading_20_2" text:outline-level="2">ChooseObjects(<text:span text:style-name="T261">obj, code</text:span>)</text:h>
      <text:h text:style-name="P125" text:outline-level="6">If <text:span text:style-name="T14">code</text:span> is 2, return a score 0-9 for how good a fit <text:span text:style-name="T14">obj</text:span> is for action <text:span text:style-name="T14">action_to_be</text:span>. Code 0 and 1 means player has typed ALL and parser means to <text:span text:style-name="T262">ex</text:span>clude (<text:span text:style-name="T262">0</text:span>) or include (<text:span text:style-name="T262">1</text:span>) the object. Return 0 to don't interfere, 1 to force inclusion, 2 to force exclusion.</text:h>
      <text:h text:style-name="P126" text:outline-level="2">ChooseObjects<text:span text:style-name="T263">Final</text:span>(<text:span text:style-name="T264">array</text:span><text:span text:style-name="T261">, </text:span><text:span text:style-name="T264">length</text:span>)<text:span text:style-name="T263"> </text:span><text:span text:style-name="T17">PUNY++</text:span></text:h>
      <text:h text:style-name="Heading_20_6" text:outline-level="6"><text:span text:style-name="T265">Called just before having to ask the player which object they mean. </text:span><text:span text:style-name="T266">array</text:span><text:span text:style-name="T265"> holds the address of a word array holding object numbers, </text:span><text:span text:style-name="T266">length</text:span><text:span text:style-name="T265"> holds the number of objects. Use </text:span><text:span text:style-name="T266">ChooseObjectsFinal_Pick</text:span><text:span text:style-name="T267"> </text:span><text:span text:style-name="T265">and/or </text:span><text:span text:style-name="T266">ChooseObjectsFinal_Discard </text:span><text:span text:style-name="T265">to either pick an object or discard options. You may rearrange </text:span><text:span text:style-name="T268">the array.</text:span></text:h>
      <text:h text:style-name="P126" text:outline-level="2">DarkToDark<text:span text:style-name="T260">()</text:span></text:h>
      <text:h text:style-name="P123" text:outline-level="6">When player moves from one dark location to another.</text:h>
      <text:h text:style-name="P122" text:outline-level="2">DeathMessage<text:span text:style-name="T260">()</text:span></text:h>
      <text:h text:style-name="P123" text:outline-level="6">When game ends and <text:span text:style-name="T14">deadflag</text:span> is set to 3 or higher. Should print a <text:span text:style-name="T49">few words</text:span> to say why the game ended.</text:h>
      <text:h text:style-name="P85" text:outline-level="2">DebugParseNameObject<text:span text:style-name="T269">(object)</text:span><text:span text:style-name="T45"> </text:span><text:span text:style-name="T17">PUNY++</text:span></text:h>
      <text:h text:style-name="P123" text:outline-level="6">When the parser checks for match<text:span text:style-name="T269">ing objects</text:span> for a debug verb <text:span text:style-name="T269">like </text:span><text:span text:style-name="T270">'purloin'</text:span>. Return true if <text:span text:style-name="T271">object</text:span> has a <text:span text:style-name="T14">parse_name</text:span> routine.</text:h>
      <text:h text:style-name="P85" text:outline-level="2">DisallowTakeAnimate<text:span text:style-name="T260">()</text:span><text:span text:style-name="T45"> </text:span><text:span text:style-name="T17">PUNY++</text:span></text:h>
      <text:h text:style-name="P127" text:outline-level="6">When the player tries to <text:span text:style-name="T272">take</text:span> <text:span text:style-name="T273">noun</text:span><text:span text:style-name="T272">, which has </text:span><text:span text:style-name="T273">animate</text:span>. Return <text:span text:style-name="T14">false</text:span> <text:span text:style-name="T272">to allow this, or true to disallow it</text:span>.</text:h>
      <text:h text:style-name="P122" text:outline-level="2">GamePostRoutine<text:span text:style-name="T260">()</text:span></text:h>
      <text:h text:style-name="P127" text:outline-level="6">When <text:span text:style-name="T14">after</text:span> routines have been run.</text:h>
      <text:h text:style-name="P122" text:outline-level="2">GamePreRoutine<text:span text:style-name="T260">()</text:span></text:h>
      <text:h text:style-name="P127" text:outline-level="6">Before <text:span text:style-name="T14">before</text:span> routines have been run.</text:h>
      <text:h text:style-name="P128" text:outline-level="2">InScope<text:span text:style-name="T269">(actor)</text:span></text:h>
      <text:h text:style-name="P127" text:outline-level="6">When working out the scope for the actor. <text:span text:style-name="T274">Call </text:span><text:span text:style-name="T275">ScopeWithin</text:span><text:span text:style-name="T274"> and </text:span><text:span text:style-name="T275">PlaceInScope</text:span><text:span text:style-name="T274"> to add objects to scope. Return true if no other objects should be in scope.</text:span></text:h>
      <text:h text:style-name="P129" text:outline-level="2">Initialise<text:span text:style-name="T276"> </text:span><text:span text:style-name="T102">~P</text:span><text:span text:style-name="T17">UNY</text:span></text:h>
      <text:h text:style-name="P130" text:outline-level="6"><text:span text:style-name="T277">Mandatory</text:span><text:span text:style-name="T24">: A </text:span><text:span text:style-name="T278">(possibly empty) </text:span><text:span text:style-name="T24">routine which is called when the game starts. </text:span><text:span text:style-name="T246">May</text:span><text:span text:style-name="T24"> print an introduction. May return 2 to skip the game banner. </text:span><text:span text:style-name="T246">M</text:span><text:span text:style-name="T24">ust set </text:span><text:span text:style-name="T279">location</text:span><text:span text:style-name="T24">, unless </text:span><text:span text:style-name="T279">INITIAL_LOCATION_VALUE</text:span><text:span text:style-name="T24"> </text:span><text:span text:style-name="T246">is</text:span><text:span text:style-name="T24"> defined</text:span><text:span text:style-name="T280">.</text:span></text:h>
      <text:h text:style-name="P131" text:outline-level="2">IsARoom(obj, verdict) <text:span text:style-name="T281">PUNY++</text:span></text:h>
      <text:h text:style-name="P132" text:outline-level="6"><text:span text:style-name="T282">Player has typed </text:span><text:span text:style-name="T283">PLACES,</text:span><text:span text:style-name="T282"> GOTO or ROOMS. </text:span><text:span text:style-name="T14">Verdict </text:span>= <text:span text:style-name="T282">1 or 0</text:span> says if library thinks <text:span text:style-name="T14">obj</text:span> is a room <text:span text:style-name="T282">or not</text:span>. Return 0 to accept, 1 to say it’s a room, 2 to say it’s not.</text:h>
      <text:h text:style-name="P133" text:outline-level="2">LibraryMessages<text:span text:style-name="T130">(number, arg1, arg2)</text:span><text:span text:style-name="T45"> </text:span><text:span text:style-name="T17">PUNY++</text:span></text:h>
      <text:h text:style-name="P134" text:outline-level="6">When a library message is about to be printed. <text:span text:style-name="T284">Use it to print your own complex library messages.</text:span></text:h>
      <text:h text:style-name="P128" text:outline-level="2">LookRoutine</text:h>
      <text:h text:style-name="P135" text:outline-level="6">After the room and everything in it has been described.</text:h>
      <text:h text:style-name="P128" text:outline-level="2">NewRoom</text:h>
      <text:h text:style-name="P135" text:outline-level="6">When the player has entered a new room, before the room is described.</text:h>
      <text:h text:style-name="P136" text:outline-level="2">ParseNoun(object)<text:span text:style-name="T285"> </text:span><text:span text:style-name="T142">~P</text:span><text:span text:style-name="T55">UNY</text:span></text:h>
      <text:h text:style-name="P137" text:outline-level="6"><text:span text:style-name="T286">When checking if input matches </text:span><text:span text:style-name="T287">object</text:span><text:span text:style-name="T24">, before</text:span> <text:span text:style-name="T288">parse_name</text:span><text:span text:style-name="T289"> </text:span><text:span text:style-name="T290">and </text:span><text:span text:style-name="T291">name</text:span><text:span text:style-name="T290"> </text:span><text:span text:style-name="T289">propert</text:span><text:span text:style-name="T286">ies are checked</text:span><text:span text:style-name="T289">. </text:span><text:span text:style-name="T290">Can advance </text:span><text:span text:style-name="T291">wn</text:span><text:span text:style-name="T290"> and</text:span><text:span text:style-name="T292"> </text:span><text:span text:style-name="T293">return </text:span><text:span text:style-name="T294">-1</text:span><text:span text:style-name="T286"> to consume words</text:span><text:span text:style-name="T295"> (</text:span><text:span text:style-name="T296">parse_name</text:span><text:span text:style-name="T295"> + </text:span><text:span text:style-name="T296">name</text:span><text:span text:style-name="T295"> will also be checked)</text:span><text:span text:style-name="T286">, just return <text:line-break/></text:span><text:span text:style-name="T287">-1</text:span><text:span text:style-name="T286"> to not interfere, or return how many words matched.</text:span></text:h>
      <text:h text:style-name="P128" text:outline-level="2">ParseNumber<text:span text:style-name="T297">(buffer, length)</text:span></text:h>
      <text:h text:style-name="P135" text:outline-level="6">When the parser needs to check if <text:span text:style-name="T49">the input word that starts at </text:span><text:span text:style-name="T232">buffer</text:span><text:span text:style-name="T49"> and is </text:span><text:span text:style-name="T232">length</text:span><text:span text:style-name="T49"> bytes long, </text:span>is a number. Return the number, or <text:span text:style-name="T14">false</text:span> if no number was found.</text:h>
      <text:h text:style-name="P122" text:outline-level="2">PrintRank<text:span text:style-name="T260">()</text:span></text:h>
      <text:h text:style-name="P138" text:outline-level="6">When the scor<text:span text:style-name="T49">ing</text:span> message is printed. Prints the final part, typically giving the player a rank based on <text:span text:style-name="T14">score</text:span>.</text:h>
      <text:h text:style-name="P128" text:outline-level="2">PrintTaskName<text:span text:style-name="T298">(n)</text:span></text:h>
      <text:h text:style-name="P138" text:outline-level="6">When listing a completed task. Print name of task <text:span text:style-name="T14">n</text:span>.</text:h>
      <text:h text:style-name="P128" text:outline-level="2">PrintVerb<text:span text:style-name="T298">(verb)</text:span></text:h>
      <text:h text:style-name="P138" text:outline-level="6">When the parser needs to print a verb. Typically needed for long verbs. Return true if the routine printed the verb.</text:h>
      <text:h text:style-name="P122" text:outline-level="2">TimePasses<text:span text:style-name="T260">()</text:span></text:h>
      <text:h text:style-name="P138" text:outline-level="6">After a game turn has ended, in which <text:span text:style-name="T14">turns</text:span> increased.</text:h>
      <text:h text:style-name="P128" text:outline-level="2">UnknownVerb<text:span text:style-name="T298">(word)</text:span></text:h>
      <text:h text:style-name="P139" text:outline-level="6"><text:span text:style-name="T298">When the parser doesn’t recognize the verb. Return</text:span><text:span text:style-name="T299"> </text:span><text:span text:style-name="T298">a dictionary word to use as the verb instead</text:span><text:span text:style-name="T299">, or </text:span><text:span text:style-name="T300">false</text:span><text:span text:style-name="T298">.</text:span></text:h>
      <text:p text:style-name="P140"/>
      <text:h text:style-name="P141" text:outline-level="1">Library objects</text:h>
      <text:h text:style-name="P142" text:outline-level="2">Directions<text:span text:style-name="T45"> </text:span><text:span text:style-name="T17">PUNY</text:span><text:span text:style-name="T57">++</text:span></text:h>
      <text:h text:style-name="P143" text:outline-level="6">Represents all directions. The <text:span text:style-name="T14">selected_direction</text:span> variable holds the matched direction (e.g. <text:span text:style-name="T14">n_to</text:span>) or 0.</text:h>
      <text:h text:style-name="P49" text:outline-level="2">selfobj</text:h>
      <text:h text:style-name="P144" text:outline-level="6"><text:span text:style-name="T24">The default player object. It’s better to use the </text:span><text:span text:style-name="T279">player</text:span><text:span text:style-name="T24"> variable which normally refers to this.</text:span></text:h>
      <text:h text:style-name="P49" text:outline-level="2">thedark</text:h>
      <text:h text:style-name="Heading_20_6" text:outline-level="6"><text:span text:style-name="T301">F</text:span><text:span text:style-name="T24">ake room</text:span><text:span text:style-name="T302">. </text:span><text:span text:style-name="T24"><text:s/></text:span><text:span text:style-name="T302">W</text:span><text:span text:style-name="T24">hen </text:span><text:span text:style-name="T279">real_location</text:span><text:span text:style-name="T303"> </text:span><text:span text:style-name="T24">is </text:span><text:span text:style-name="T302">dark, </text:span><text:span text:style-name="T303">location</text:span><text:span text:style-name="T302"> points </text:span><text:span text:style-name="T301">here</text:span><text:span text:style-name="T24">. The player is never moved to </text:span><text:span text:style-name="T279">thedark</text:span><text:span text:style-name="T24">.</text:span></text:h>
      <text:h text:style-name="P145" text:outline-level="2"/>
      <text:h text:style-name="P120" text:outline-level="1">Group 1 actions</text:h>
      <text:p text:style-name="P146"><text:span text:style-name="T304">Group 1 actions are metaverbs that control gameplay, and debug verbs. They don’t run </text:span><text:span text:style-name="T305">before</text:span><text:span text:style-name="T306"> </text:span><text:span text:style-name="T304">or </text:span><text:span text:style-name="T305">after</text:span><text:span text:style-name="T306"> </text:span><text:span text:style-name="T304">routines.</text:span></text:p>
      <text:p text:style-name="P147">Again, FullScore, LookModeLong, LookModeNormal, LookModeShort, NotifyO<text:span text:style-name="T307">ff</text:span>, NotifyO<text:span text:style-name="T307">n</text:span>, Oops, OopsCorrection, Restart, Restore, Save, Score, Version, Quit</text:p>
      <text:p text:style-name="P148"><text:span text:style-name="T308">OPTIONAL_EXTENDED_METAVERBS</text:span><text:span text:style-name="T309"> adds</text:span>: <text:span text:style-name="T14">CommandsOff, CommandsOn, CommandsRead, Objects, Places, Scrip</text:span><text:span text:style-name="T310">t</text:span><text:span text:style-name="T14">Off, ScriptOn, Verify</text:span></text:p>
      <text:p text:style-name="P149"><text:span text:style-name="T308">DEBUG</text:span><text:span text:style-name="T309"> adds</text:span>: <text:span text:style-name="T14">ActionsOff, ActionsOn, Debug, </text:span><text:span text:style-name="T311">Forest, </text:span><text:span text:style-name="T14">GoNear, </text:span><text:span text:style-name="T311">Goto, </text:span><text:span text:style-name="T14">Pronouns, Purloin, RandomSeed, </text:span><text:span text:style-name="T311">Rooms, </text:span><text:span text:style-name="T14">RoutinesOff, RoutinesOn, Scope, TimersOff, TimersOn, Tree</text:span></text:p>
      <text:p text:style-name="P150"/>
      <text:h text:style-name="P151" text:outline-level="1">Group 2 actions</text:h>
      <text:p text:style-name="P152">The<text:span text:style-name="T312">se</text:span> <text:span text:style-name="T90">actions </text:span>change something in the game world or print information about it. They run <text:span text:style-name="T14">before</text:span> and <text:span text:style-name="T14">after</text:span> <text:span text:style-name="T313">r</text:span>outines.</text:p>
      <text:p text:style-name="P148"><text:span text:style-name="T14">Close</text:span><text:tab/><text:tab/>"CLOSE (<text:span text:style-name="T314">noun</text:span>)"<text:line-break/><text:span text:style-name="T14">Disrobe</text:span><text:tab/>"<text:span text:style-name="T315">TAKE OFF (</text:span><text:span text:style-name="T314">noun</text:span><text:span text:style-name="T315">)"<text:line-break/></text:span><text:span text:style-name="T14">Drop</text:span><text:tab/><text:tab/>"<text:span text:style-name="T315">DROP (</text:span><text:span text:style-name="T314">noun</text:span><text:span text:style-name="T315">)"<text:line-break/></text:span><text:span text:style-name="T14">Eat</text:span><text:tab/><text:tab/>"<text:span text:style-name="T315">EAT (</text:span><text:span text:style-name="T314">noun</text:span><text:span text:style-name="T315">)"<text:line-break/></text:span><text:span text:style-name="T14">Enter</text:span><text:tab/><text:tab/>"<text:span text:style-name="T315">ENTER (noun)"<text:line-break/></text:span><text:span text:style-name="T14">Examine</text:span><text:tab/>"<text:span text:style-name="T315">EXAMINE (noun)"<text:line-break/></text:span><text:span text:style-name="T14">Exit</text:span><text:tab/><text:tab/>"<text:span text:style-name="T315">EXIT (noun)"<text:line-break/></text:span><text:span text:style-name="T14">GetOff</text:span><text:tab/><text:tab/>"<text:span text:style-name="T315">GET OFF (noun)"<text:line-break/></text:span><text:span text:style-name="T14">Go</text:span><text:tab/><text:tab/>"<text:span text:style-name="T315">GO (direction)"<text:line-break/></text:span><text:span text:style-name="T14">Insert</text:span><text:tab/><text:tab/>"<text:span text:style-name="T315">INSERT (noun) INTO (second)"<text:line-break/></text:span><text:span text:style-name="T14">Inv</text:span><text:tab/><text:tab/>"<text:span text:style-name="T315">INVENTORY"<text:line-break/></text:span><text:span text:style-name="T14">Lock</text:span><text:tab/><text:tab/>"<text:span text:style-name="T315">LOCK (noun) with (</text:span><text:span text:style-name="T314">second</text:span><text:span text:style-name="T315">)"<text:line-break/></text:span><text:span text:style-name="T14">Look</text:span><text:tab/><text:tab/>"<text:span text:style-name="T315">LOOK"<text:line-break/></text:span><text:span text:style-name="T14">Open</text:span><text:tab/><text:tab/>"<text:span text:style-name="T315">OPEN (noun)"<text:line-break/></text:span><text:span text:style-name="T14">PutOn</text:span><text:tab/><text:tab/>"<text:span text:style-name="T315">PUT (noun) ON (</text:span><text:span text:style-name="T314">second</text:span><text:span text:style-name="T315">)"<text:line-break/></text:span><text:span text:style-name="T14">Remove</text:span><text:tab/><text:tab/>"<text:span text:style-name="T315">REMOVE (noun) FROM (second)"<text:line-break/></text:span><text:span text:style-name="T14">Search</text:span><text:tab/><text:tab/>"<text:span text:style-name="T315">SEARCH (noun)"<text:line-break/></text:span><text:span text:style-name="T14">SwitchOff</text:span><text:tab/>"<text:span text:style-name="T315">SWITCH OFF (noun)"<text:line-break/></text:span><text:span text:style-name="T14">SwitchOn</text:span><text:tab/>"<text:span text:style-name="T315">SWITCH ON (noun)"<text:line-break/></text:span><text:span text:style-name="T14">Take</text:span><text:tab/><text:tab/>"<text:span text:style-name="T315">TAKE (noun)"<text:line-break/></text:span><text:span text:style-name="T14">Transfer</text:span><text:tab/>"<text:span text:style-name="T315">TRANSFER (noun) </text:span><text:span text:style-name="T314">TO</text:span><text:span text:style-name="T315"> (second)"<text:line-break/></text:span><text:span text:style-name="T14">Unlock</text:span><text:tab/><text:tab/>"<text:span text:style-name="T315">UNLOCK (noun) WITH (</text:span><text:span text:style-name="T314">second</text:span><text:span text:style-name="T315">)"<text:line-break/></text:span><text:span text:style-name="T14">Wait</text:span><text:tab/><text:tab/>"<text:span text:style-name="T315">WAIT"<text:line-break/></text:span><text:span text:style-name="T14">Wear</text:span><text:tab/><text:tab/>"<text:span text:style-name="T315">WEAR (noun)"</text:span></text:p>
      <text:p text:style-name="P153">OPTIONAL_EXTENDED_VERBSET adds<text:span text:style-name="T99">:</text:span></text:p>
      <text:p text:style-name="P154"><text:span text:style-name="T143">Empty</text:span><text:span text:style-name="T99"><text:tab/><text:tab/>"EMPTY (noun)"<text:line-break/></text:span><text:span text:style-name="T143">EmptyT</text:span><text:span text:style-name="T99"><text:tab/><text:tab/>"EMPTY (noun) INTO (second)"<text:line-break/></text:span><text:span text:style-name="T143">GoIn</text:span><text:span text:style-name="T99"><text:tab/><text:tab/>"INSIDE"</text:span></text:p>
      <text:p text:style-name="P150"/>
      <text:h text:style-name="P151" text:outline-level="1">Group 3 actions</text:h>
      <text:p text:style-name="P152">These actions normally <text:span text:style-name="T312">just</text:span> print a standard message. They run <text:span text:style-name="T14">before</text:span> <text:span text:style-name="T313">r</text:span>outines <text:span text:style-name="T316">but not</text:span> <text:span text:style-name="T14">after</text:span> <text:span text:style-name="T313">r</text:span>outines.</text:p>
      <text:p text:style-name="P148"><text:span text:style-name="T14">Answer</text:span><text:tab/><text:tab/>"<text:span text:style-name="T317">ANSWER (topic) TO (</text:span><text:span text:style-name="T318">second</text:span><text:span text:style-name="T317">)"</text:span><text:line-break/><text:span text:style-name="T14">Ask</text:span><text:tab/><text:tab/>"<text:span text:style-name="T319">ASK (noun) ABOUT (topic)"</text:span><text:line-break/><text:span text:style-name="T14">AskFor</text:span><text:tab/><text:tab/>"<text:span text:style-name="T319">ASK (noun) FOR (second)"</text:span><text:line-break/><text:span text:style-name="T14">AskTo</text:span><text:tab/><text:tab/>"<text:span text:style-name="T319">ASK (noun) TO (topic)"</text:span><text:line-break/><text:span text:style-name="T14">Attack</text:span><text:tab/><text:tab/>"<text:span text:style-name="T319">ATTACK (noun)"</text:span><text:line-break/><text:span text:style-name="T14">Climb</text:span><text:tab/><text:tab/>"<text:span text:style-name="T319">CLIMB (noun)"</text:span><text:line-break/><text:span text:style-name="T14">Consult</text:span><text:tab/>"<text:span text:style-name="T320">READ</text:span><text:span text:style-name="T319"> ABOUT (topic) </text:span><text:span text:style-name="T320">IN (noun)</text:span><text:span text:style-name="T319">"</text:span><text:line-break/><text:span text:style-name="T14">Cut</text:span><text:tab/><text:tab/>"<text:span text:style-name="T319">CUT (noun)"</text:span><text:line-break/><text:span text:style-name="T14">Dig</text:span><text:tab/><text:tab/>"<text:span text:style-name="T319">DIG (noun)"</text:span><text:line-break/><text:span text:style-name="T14">Drink</text:span><text:tab/><text:tab/>"<text:span text:style-name="T319">DRINK (noun)"</text:span><text:line-break/><text:span text:style-name="T14">Fill</text:span><text:tab/><text:tab/>"<text:span text:style-name="T319">FILL (noun)"</text:span><text:line-break/><text:span text:style-name="T14">Give</text:span><text:tab/><text:tab/>"<text:span text:style-name="T319">GIVE (noun) to <text:s/>(</text:span><text:span text:style-name="T318">second</text:span><text:span text:style-name="T319">)"</text:span><text:line-break/><text:span text:style-name="T14">Jump</text:span><text:tab/><text:tab/>"<text:span text:style-name="T319">JUMP"</text:span><text:line-break/><text:span text:style-name="T14">JumpOver</text:span><text:tab/>"<text:span text:style-name="T319">JUMP OVER (noun)"</text:span><text:line-break/><text:span text:style-name="T14">Listen</text:span><text:tab/><text:tab/>"<text:span text:style-name="T319">LISTEN </text:span><text:span text:style-name="T321">TO (noun)</text:span><text:span text:style-name="T319">"</text:span><text:line-break/><text:span text:style-name="T14">Pull</text:span><text:tab/><text:tab/>"<text:span text:style-name="T319">PULL (noun)"</text:span><text:line-break/><text:span text:style-name="T14">Push</text:span><text:tab/><text:tab/>"<text:span text:style-name="T319">PUSH (noun)"</text:span><text:line-break/><text:span text:style-name="T14">PushDir</text:span><text:tab/>"<text:span text:style-name="T319">PUSH (noun) (direction)"</text:span><text:line-break/><text:span text:style-name="T14">Rub</text:span><text:tab/><text:tab/>"<text:span text:style-name="T319">RUB (noun)"</text:span><text:line-break/><text:span text:style-name="T14">Shout</text:span><text:tab/><text:tab/>"<text:span text:style-name="T319">SHOUT (topic)"</text:span><text:line-break/><text:span text:style-name="T14">ShoutAt</text:span><text:tab/>"<text:span text:style-name="T319">SHOUT (topic) AT (second)"</text:span><text:line-break/><text:span text:style-name="T14">Show</text:span><text:tab/><text:tab/>"<text:span text:style-name="T319">SHOW (noun) (second)"</text:span><text:line-break/><text:span text:style-name="T14">Smell</text:span><text:tab/><text:tab/><text:span text:style-name="T319">"</text:span><text:span text:style-name="T321">SMELL (noun)"</text:span><text:line-break/><text:span text:style-name="T14">Tell</text:span><text:tab/><text:tab/>"<text:span text:style-name="T321">TELL</text:span><text:span text:style-name="T319"> (noun) </text:span><text:span text:style-name="T321">ABOUT</text:span><text:span text:style-name="T319"> (</text:span><text:span text:style-name="T322">topic</text:span><text:span text:style-name="T319">)"</text:span><text:line-break/><text:span text:style-name="T14">ThrowAt</text:span><text:tab/>"<text:span text:style-name="T321">THROW (noun) AT (second)"</text:span><text:line-break/><text:span text:style-name="T14">Tie</text:span><text:tab/><text:tab/>"<text:span text:style-name="T321">TIE (noun) TO (second)"</text:span><text:line-break/><text:span text:style-name="T14">Touch</text:span><text:tab/><text:tab/>"<text:span text:style-name="T321">TOUCH (noun)"</text:span><text:line-break/><text:span text:style-name="T14">Turn</text:span><text:tab/><text:tab/>"<text:span text:style-name="T321">TURN</text:span><text:span text:style-name="T319"> (noun)"</text:span></text:p>
      <text:p text:style-name="P153">OPTIONAL_EXTENDED_VERBSET adds<text:span text:style-name="T99">:</text:span></text:p>
      <text:p text:style-name="P148"><text:span text:style-name="T323">Blow</text:span><text:span text:style-name="T324"><text:tab/><text:tab/>"BLOW (noun)"<text:line-break/></text:span><text:span text:style-name="T323">Mild</text:span><text:span text:style-name="T324"><text:tab/><text:tab/>"DARN"<text:line-break/></text:span><text:span text:style-name="T323">Burn</text:span><text:span text:style-name="T324"><text:tab/><text:tab/>"BURN (noun)"<text:line-break/></text:span><text:span text:style-name="T323">Buy</text:span><text:span text:style-name="T324"><text:tab/><text:tab/>"BUY (noun)"<text:line-break/></text:span><text:span text:style-name="T325">Kiss</text:span><text:span text:style-name="T326"><text:tab/><text:tab/>"KISS (noun)"<text:line-break/></text:span><text:span text:style-name="T325">No</text:span><text:span text:style-name="T326"><text:tab/><text:tab/>"NO"<text:line-break/></text:span><text:span text:style-name="T327">Set</text:span><text:span text:style-name="T328"><text:tab/><text:tab/>"SET</text:span><text:span text:style-name="T329"> (noun)"<text:line-break/></text:span><text:span text:style-name="T327">SetTo</text:span><text:span text:style-name="T328"><text:tab/><text:tab/>"SET (noun) TO (special)"<text:line-break/></text:span><text:span text:style-name="T327">Strong</text:span><text:span text:style-name="T328"><text:tab/><text:tab/>"SHIT"<text:line-break/></text:span><text:span text:style-name="T327">Sing</text:span><text:span text:style-name="T328"><text:tab/><text:tab/>"SING"<text:line-break/></text:span><text:span text:style-name="T327">Sleep</text:span><text:span text:style-name="T328"><text:tab/><text:tab/>"SLEEP"<text:line-break/></text:span><text:span text:style-name="T327">Sorry</text:span><text:span text:style-name="T328"><text:tab/><text:tab/>"SORRY"<text:line-break/></text:span><text:span text:style-name="T327">Squeeze</text:span><text:span text:style-name="T328"><text:tab/>"SQUEEZE</text:span><text:span text:style-name="T329"> (noun)"<text:line-break/></text:span><text:span text:style-name="T327">Swim</text:span><text:span text:style-name="T328"><text:tab/><text:tab/>"SWIM"<text:line-break/></text:span><text:span text:style-name="T327">Swing</text:span><text:span text:style-name="T328"><text:tab/><text:tab/>"SWING (noun)"<text:line-break/></text:span><text:span text:style-name="T327">Taste</text:span><text:span text:style-name="T328"><text:tab/><text:tab/>"TASTE (noun)"<text:line-break/></text:span><text:span text:style-name="T327">Think</text:span><text:span text:style-name="T328"><text:tab/><text:tab/>"THINK"<text:line-break/></text:span><text:span text:style-name="T327">Transfer</text:span><text:span text:style-name="T328"><text:tab/>"TRANSFER (noun) TO</text:span><text:span text:style-name="T329"> (</text:span><text:span text:style-name="T328">second</text:span><text:span text:style-name="T329">)"<text:line-break/></text:span><text:span text:style-name="T327">Wake</text:span><text:span text:style-name="T328"><text:tab/><text:tab/>"WAKE UP"<text:line-break/></text:span><text:span text:style-name="T327">WakeOther</text:span><text:span text:style-name="T328"><text:tab/>"WAKE UP</text:span><text:span text:style-name="T329"> (noun)"<text:line-break/></text:span><text:span text:style-name="T327">Wave</text:span><text:span text:style-name="T328"><text:tab/><text:tab/>"WAVE"<text:line-break/></text:span><text:span text:style-name="T327">Yes</text:span><text:span text:style-name="T328"><text:tab/><text:tab/>"YES"</text:span><text:span text:style-name="T324"><text:line-break/></text:span></text:p>
      <text:h text:style-name="P155" text:outline-level="1">Fake actions</text:h>
      <text:p text:style-name="P156">These actions are not referred to anywhere in the grammar, and they don’t have action routines, e.g. the<text:span text:style-name="T330"> fake action </text:span><text:span text:style-name="T331">Going</text:span><text:span text:style-name="T330"> </text:span><text:span text:style-name="T332">ha</text:span>s no <text:span text:style-name="T330">action routine </text:span><text:span text:style-name="T14">GoingSub</text:span>.</text:p>
      <text:p text:style-name="P157"><text:span text:style-name="T14">Going</text:span><text:tab/><text:tab/><text:span text:style-name="T333">Sent to the </text:span><text:span text:style-name="T334">before</text:span><text:span text:style-name="T333"> routine for the room<text:line-break/><text:tab/><text:tab/>that the player is about to enter.</text:span></text:p>
      <text:p text:style-name="P157"><text:span text:style-name="T14">LetGo</text:span><text:tab/><text:tab/><text:span text:style-name="T333">Sent to the container/supporter from<text:line-break/><text:tab/><text:tab/>which the player takes something.</text:span></text:p>
      <text:p text:style-name="P157"><text:span text:style-name="T14">NotUnderstood</text:span><text:tab/><text:span text:style-name="T333">Sent to creature</text:span><text:span text:style-name="T335">'s </text:span><text:span text:style-name="T336">orders</text:span><text:span text:style-name="T333"> when player </text:span><text:span text:style-name="T335"><text:s/><text:tab/><text:tab/></text:span><text:span text:style-name="T333">issued</text:span><text:span text:style-name="T335"> </text:span><text:span text:style-name="T333">an incomprehensible </text:span><text:span text:style-name="T337">order</text:span><text:span text:style-name="T333"> to it.</text:span></text:p>
      <text:p text:style-name="P157"><text:soft-page-break/><text:span text:style-name="T14">Order</text:span><text:tab/><text:tab/><text:span text:style-name="T333">Sent to </text:span><text:span text:style-name="T338">creature's </text:span><text:span text:style-name="T339">life</text:span><text:span text:style-name="T338"> when player<text:line-break/><text:tab/><text:tab/>issued </text:span><text:span text:style-name="T340">an</text:span><text:span text:style-name="T299"> order</text:span><text:span text:style-name="T338"> to it, and </text:span><text:span text:style-name="T339">orders</text:span><text:span text:style-name="T338"> didn't<text:line-break/><text:tab/><text:tab/>handle it</text:span><text:span text:style-name="T299">.</text:span></text:p>
      <text:p text:style-name="P157"><text:span text:style-name="T14">PluralFound</text:span><text:tab/><text:span text:style-name="T341">A </text:span><text:span text:style-name="T334">parse_name</text:span><text:span text:style-name="T333"> routine </text:span><text:span text:style-name="T46">can set<text:line-break/><text:tab/><text:tab/></text:span><text:span text:style-name="T47">parser_action </text:span><text:span text:style-name="T342">to this value when a<text:line-break/><text:tab/><text:tab/>match is found and it’s in plural.</text:span></text:p>
      <text:p text:style-name="P157"><text:span text:style-name="T14">Receive</text:span><text:tab/><text:span text:style-name="T333">Sent to the </text:span><text:span text:style-name="T343">object the player tries to place<text:line-break/><text:tab/><text:tab/>something in/on. </text:span><text:span text:style-name="T344">receive_action<text:line-break/><text:tab/><text:tab/></text:span><text:span text:style-name="T345">holds the original action.</text:span></text:p>
      <text:p text:style-name="P158"><text:span text:style-name="T346">ThrownAt</text:span><text:span text:style-name="T347"><text:tab/></text:span><text:span text:style-name="T24">Sent by action </text:span><text:span text:style-name="T348">ThrowAt</text:span><text:span text:style-name="T24"> to the object the<text:line-break/><text:tab/><text:tab/>player tries to throw something at.</text:span></text:p>
      <text:p text:style-name="P159"><text:line-break/></text:p>
      <text:h text:style-name="P62" text:outline-level="1">Object attributes<text:span text:style-name="T349"> (flags)</text:span></text:h>
      <text:p text:style-name="P160"><text:span text:style-name="T349">An attribute is a flag which can be on or off.</text:span><text:span text:style-name="T350"><text:line-break/>[</text:span>OBJ <text:span text:style-name="T350">]</text:span>means this is used for regular object<text:span text:style-name="T350">s</text:span>.<text:line-break/><text:span text:style-name="T350">[</text:span>ROOM<text:span text:style-name="T350">]</text:span> means this is used for rooms.</text:p>
      <text:h text:style-name="Heading_20_2" text:outline-level="2"><text:span text:style-name="T24">a</text:span>bsent [OBJ]</text:h>
      <text:h text:style-name="P161" text:outline-level="6">For object with <text:span text:style-name="T14">found_in</text:span>: Remove<text:span text:style-name="T351">d</text:span> from game for now.</text:h>
      <text:h text:style-name="Heading_20_2" text:outline-level="2"><text:span text:style-name="T24">a</text:span>nimate [OBJ]</text:h>
      <text:h text:style-name="P161" text:outline-level="6">Is a living thing, can be talked to etc.</text:h>
      <text:h text:style-name="Heading_20_2" text:outline-level="2"><text:span text:style-name="T24">c</text:span>lothing [OBJ]</text:h>
      <text:h text:style-name="P161" text:outline-level="6">Can be worn.</text:h>
      <text:h text:style-name="Heading_20_2" text:outline-level="2"><text:span text:style-name="T24">c</text:span>oncealed [OBJ]</text:h>
      <text:h text:style-name="P161" text:outline-level="6"><text:span text:style-name="T352">Is visible but not easy to spot, like a secret door. </text:span>Can be interacted with but is not <text:span text:style-name="T353">printed in room desc</text:span><text:span text:style-name="T352">r</text:span><text:span text:style-name="T353">iption.</text:span></text:h>
      <text:h text:style-name="P162" text:outline-level="2">container<text:span text:style-name="T350"> [OBJ]</text:span></text:h>
      <text:h text:style-name="P163" text:outline-level="6">Objects can be p<text:span text:style-name="T49">ut</text:span> in it and removed from it, if it's <text:span text:style-name="T14">open</text:span>.<text:span text:style-name="T350"> Can't also have </text:span><text:span text:style-name="T354">support</text:span><text:span text:style-name="T355">er</text:span><text:span text:style-name="T350">. Can have </text:span><text:span text:style-name="T355">enterable</text:span><text:span text:style-name="T350">.</text:span></text:h>
      <text:h text:style-name="P162" text:outline-level="2">door<text:span text:style-name="T350"> [OBJ]</text:span></text:h>
      <text:h text:style-name="P164" text:outline-level="6">Is a portal between rooms. Use<text:span text:style-name="T356"> properties</text:span> <text:span text:style-name="T14">door_to</text:span>, <text:span text:style-name="T14">door_dir</text:span> and, unless it's a one-way door, <text:span text:style-name="T14">found_in</text:span>.</text:h>
      <text:h text:style-name="P162" text:outline-level="2">edible<text:span text:style-name="T350"> [OBJ]</text:span></text:h>
      <text:h text:style-name="P165" text:outline-level="6">Can be eaten.</text:h>
      <text:h text:style-name="P162" text:outline-level="2">enterable<text:span text:style-name="T350"> [OBJ]</text:span></text:h>
      <text:h text:style-name="P165" text:outline-level="6"><text:span text:style-name="T49">C</text:span>an<text:span text:style-name="T357"> be</text:span> <text:span text:style-name="T49">entered</text:span>. <text:span text:style-name="T358">Must have</text:span> <text:span text:style-name="T14">container</text:span> or <text:span text:style-name="T14">supporter</text:span>.</text:h>
      <text:h text:style-name="P162" text:outline-level="2">female<text:span text:style-name="T350"> [OBJ]</text:span></text:h>
      <text:h text:style-name="P166" text:outline-level="6">Can be referred to as <text:span text:style-name="T359">she/her</text:span>. Must have <text:span text:style-name="T14">animate</text:span>.</text:h>
      <text:h text:style-name="Heading_20_2" text:outline-level="2">general [OBJ] [<text:span text:style-name="T24">ROOM</text:span>]</text:h>
      <text:h text:style-name="P167" text:outline-level="6">To be used by the game author for whatever they like.</text:h>
      <text:h text:style-name="Heading_20_2" text:outline-level="2">light [OBJ] [<text:span text:style-name="T24">ROOM</text:span>]</text:h>
      <text:h text:style-name="P167" text:outline-level="6">Provides light. For room and container, lights up what's inside as well.<text:span text:style-name="T360"> Note: </text:span><text:span text:style-name="T361">This attribute is not defined if</text:span><text:span text:style-name="T360"> </text:span><text:span text:style-name="T362">OPTIONAL_NO_DARKNESS</text:span><text:span text:style-name="T360"> is defined.</text:span></text:h>
      <text:h text:style-name="P162" text:outline-level="2">lockable<text:span text:style-name="T350"> [OBJ]</text:span></text:h>
      <text:h text:style-name="P168" text:outline-level="6">Can be locked and unlocked, using the object specified by <text:span text:style-name="T14">with_key</text:span> property.</text:h>
      <text:h text:style-name="P162" text:outline-level="2">locked<text:span text:style-name="T350"> [OBJ]</text:span></text:h>
      <text:h text:style-name="P168" text:outline-level="6"><text:span text:style-name="T363">Can't be opened</text:span>.</text:h>
      <text:h text:style-name="P162" text:outline-level="2">moved<text:span text:style-name="T350"> [OBJ]</text:span></text:h>
      <text:h text:style-name="P168" text:outline-level="6">Is or has been held directly by the player.</text:h>
      <text:h text:style-name="P162" text:outline-level="2">neuter<text:span text:style-name="T350"> [OBJ]</text:span></text:h>
      <text:h text:style-name="P168" text:outline-level="6">Can be referred to as "it" (<text:span text:style-name="T49">Main</text:span>ly used for <text:span text:style-name="T14">animate</text:span> objects, as this is default behaviour for non-animates).</text:h>
      <text:h text:style-name="P162" text:outline-level="2">on<text:span text:style-name="T350"> [OBJ]</text:span></text:h>
      <text:h text:style-name="P169" text:outline-level="6">Is currently switched on.<text:span text:style-name="T364"> See </text:span><text:span text:style-name="T365">switchable</text:span><text:span text:style-name="T364"> attribute.</text:span></text:h>
      <text:h text:style-name="P162" text:outline-level="2">open<text:span text:style-name="T350"> [OBJ]</text:span></text:h>
      <text:h text:style-name="P169" text:outline-level="6">For doors and containers: Is currently open.</text:h>
      <text:h text:style-name="P162" text:outline-level="2">openable<text:span text:style-name="T350"> [OBJ]</text:span></text:h>
      <text:h text:style-name="P169" text:outline-level="6"><text:span text:style-name="T49">For doors and containers:</text:span> Can be opened and closed.</text:h>
      <text:h text:style-name="P162" text:outline-level="2">pluralname<text:span text:style-name="T350"> [OBJ]</text:span></text:h>
      <text:h text:style-name="P170" text:outline-level="6"><text:span text:style-name="T49">C</text:span>an be referred to as they/them. </text:h>
      <text:h text:style-name="P162" text:outline-level="2"><text:span text:style-name="T366">p</text:span>roper<text:span text:style-name="T350"> [OBJ]</text:span></text:h>
      <text:h text:style-name="P170" text:outline-level="6">Has a name which should n<text:span text:style-name="T49">ever</text:span> be preceded by an article, like "John".</text:h>
      <text:h text:style-name="P171" text:outline-level="2">reactive [OBJ] [<text:span text:style-name="T24">ROOM</text:span>]<text:span text:style-name="T45"> </text:span><text:span text:style-name="T17">PUNY++</text:span></text:h>
      <text:h text:style-name="P172" text:outline-level="6">The object provides at least one of <text:span text:style-name="T367">add_to_scope</text:span><text:span text:style-name="T368">, </text:span><text:span text:style-name="T14">each_turn</text:span><text:span text:style-name="T369">, </text:span><text:span text:style-name="T14">react_before</text:span>, <text:span text:style-name="T14">react_after</text:span> (+ <text:span text:style-name="T14">parse_name</text:span> if <text:span text:style-name="T14">OPTIONAL_REACTIVE_PARSE_NAME</text:span> is defined). <text:span text:style-name="T99">Note</text:span>: unless <text:span text:style-name="T14">OPTIONAL_MANUAL_REACTIVE</text:span> is defined, <text:span text:style-name="T49">the </text:span><text:span text:style-name="T232">reactive</text:span><text:span text:style-name="T49"> attribute </text:span>is set automatically.</text:h>
      <text:h text:style-name="P162" text:outline-level="2">scenery<text:span text:style-name="T350"> [OBJ]</text:span></text:h>
      <text:h text:style-name="P173" text:outline-level="6">Can't be taken, is not mentioned in room descriptions.</text:h>
      <text:h text:style-name="P174" text:outline-level="2">scored [OBJ] [<text:span text:style-name="T24">ROOM</text:span>]</text:h>
      <text:h text:style-name="P173" text:outline-level="6">For an object: awards <text:span text:style-name="T14">OBJECT_SCORE</text:span> points when taken for the first time. For a room: awards <text:span text:style-name="T14">ROOM_SCORE</text:span> points when visited for the first time. Note: Only defined if <text:span text:style-name="T14">OPTIONAL_SCORED</text:span> is defined and <text:span text:style-name="T14">NO_SCORE</text:span> is not.</text:h>
      <text:h text:style-name="P162" text:outline-level="2">static<text:span text:style-name="T350"> [OBJ]</text:span></text:h>
      <text:h text:style-name="P173" text:outline-level="6">Can't be taken.</text:h>
      <text:h text:style-name="P162" text:outline-level="2">supporter<text:span text:style-name="T350"> [OBJ]</text:span></text:h>
      <text:h text:style-name="P175" text:outline-level="6">Is a supporter, meaning things can be placed on top of it.<text:span text:style-name="T350"> Can't also have </text:span><text:span text:style-name="T355">container</text:span><text:span text:style-name="T350">. Can have </text:span><text:span text:style-name="T355">enterable</text:span><text:span text:style-name="T350">.</text:span></text:h>
      <text:h text:style-name="P162" text:outline-level="2">switchable<text:span text:style-name="T350"> [OBJ]</text:span></text:h>
      <text:h text:style-name="P176" text:outline-level="6">Can be switched on and off. The <text:span text:style-name="T14">on</text:span> attribute tells its current state.</text:h>
      <text:h text:style-name="P162" text:outline-level="2">talkable<text:span text:style-name="T350"> [OBJ]</text:span></text:h>
      <text:h text:style-name="P177" text:outline-level="6">Can be talked to, even though it's not <text:span text:style-name="T14">animate</text:span>.</text:h>
      <text:h text:style-name="P162" text:outline-level="2">transparent<text:span text:style-name="T350"> [OBJ]</text:span></text:h>
      <text:h text:style-name="P177" text:outline-level="6"><text:span text:style-name="T370">F</text:span><text:span text:style-name="T371">or a </text:span><text:span text:style-name="T372">container</text:span><text:span text:style-name="T371">: </text:span><text:span text:style-name="T370">T</text:span><text:span text:style-name="T371">he contents are visible even if the container is closed. For an </text:span><text:span text:style-name="T373">animate</text:span><text:span text:style-name="T370"> object</text:span><text:span text:style-name="T371">: Held objects are visible to others</text:span><text:span text:style-name="T370">.</text:span><text:span text:style-name="T371"> For other objects: </text:span><text:span text:style-name="T370">O</text:span><text:span text:style-name="T371">bjects that are part of this objects (i.e. are </text:span><text:span text:style-name="T374">inside</text:span><text:span text:style-name="T375"> this object) are visible</text:span><text:span text:style-name="T376">.</text:span></text:h>
      <text:h text:style-name="Heading_20_2" text:outline-level="2">visited [<text:span text:style-name="T24">ROOM</text:span>]</text:h>
      <text:h text:style-name="P178" text:outline-level="6"><text:span text:style-name="T49">T</text:span>he player has seen this room<text:span text:style-name="T49">.</text:span></text:h>
      <text:h text:style-name="Heading_20_2" text:outline-level="2">workflag [OBJ] [<text:span text:style-name="T24">ROOM</text:span>]</text:h>
      <text:h text:style-name="P178" text:outline-level="6"><text:span text:style-name="T49">Temporary internal flag. C</text:span>an be used by game code too.</text:h>
      <text:h text:style-name="P162" text:outline-level="2">worn<text:span text:style-name="T350"> [OBJ]</text:span></text:h>
      <text:h text:style-name="P179" text:outline-level="6"><text:span text:style-name="T371">For object that has </text:span><text:span text:style-name="T372">clothing</text:span><text:span text:style-name="T371">: Is currently being worn.</text:span></text:h>
      <text:h text:style-name="P120" text:outline-level="1">Object properties</text:h>
      <text:p text:style-name="P180"><text:span text:style-name="T377">A property is a 16-bit value or a list of values.</text:span><text:span text:style-name="T378"><text:line-break/>[</text:span><text:span text:style-name="T379">OBJ</text:span><text:span text:style-name="T378">]</text:span><text:span text:style-name="T377"> </text:span><text:span text:style-name="T379">means this is used for regular object</text:span><text:span text:style-name="T378">s</text:span><text:span text:style-name="T379">.<text:line-break/></text:span><text:span text:style-name="T378">[</text:span><text:span text:style-name="T379">ROOM</text:span><text:span text:style-name="T378">]</text:span><text:span text:style-name="T379"> means this is used for rooms.<text:line-break/></text:span><text:span text:style-name="T380">(+) means "additive" - if an object which defines the property inherits from a class which also defines the property, it gets both values.</text:span></text:p>
      <text:h text:style-name="P181" text:outline-level="2">add_to_scope<text:span text:style-name="T350"> [OBJ]</text:span></text:h>
      <text:h text:style-name="P182" text:outline-level="6"><text:span text:style-name="T381">A</text:span> list <text:span text:style-name="T382">of objects that should be added to scope when this object is in scope, or a routine which puts objects in scope using </text:span><text:span text:style-name="T383">ScopeWithin</text:span><text:span text:style-name="T382"> and </text:span><text:span text:style-name="T383">PlaceInScope</text:span><text:span text:style-name="T382">.</text:span></text:h>
      <text:h text:style-name="P181" text:outline-level="2">after [OBJ] [<text:span text:style-name="T24">ROOM</text:span>] (+)</text:h>
      <text:h text:style-name="P183" text:outline-level="6">For an object: Receives every action and fake action for which this is the noun.<text:line-break/>For a room: Receives every action which occurs here.<text:line-break/>The property value is a routine, which usually has sections like switch-clauses, each listing one or more actions, a colon and the code to run. There can be a <text:span text:style-name="T14">default</text:span> clause which runs if nothing else was matched. There can also be code before the first clause, which will run regardless of action.<text:span text:style-name="T384"> The routine should return false to continue, telling the player what has happened, or true to stop processing the action and produce no further output.</text:span></text:h>
      <text:h text:style-name="P181" text:outline-level="2">article<text:span text:style-name="T350"> [OBJ]</text:span><text:span text:style-name="T276"> </text:span><text:span text:style-name="T102">~P</text:span><text:span text:style-name="T17">UNY</text:span></text:h>
      <text:h text:style-name="P184" text:outline-level="6">A string or a routine to print <text:span text:style-name="T49">t</text:span>he indefinite article for the object name.The default article is "some" for <text:span text:style-name="T49">o</text:span>bjects that have <text:span text:style-name="T14">pluralname</text:span>, nothing for objects that have <text:span text:style-name="T14">proper</text:span>, and "a" for all others.</text:h>
      <text:h text:style-name="P181" text:outline-level="2">before [OBJ] [<text:span text:style-name="T24">ROOM</text:span>] (+)</text:h>
      <text:h text:style-name="P185" text:outline-level="6">Li<text:span text:style-name="T385">ke</text:span> <text:span text:style-name="T14">after</text:span>, but is run before the action happens. Returning true stops the default action from happening at all.</text:h>
      <text:h text:style-name="P181" text:outline-level="2">cant_go [<text:span text:style-name="T24">ROOM</text:span>]</text:h>
      <text:h text:style-name="P183" text:outline-level="6">A string or a routine to print a message<text:span text:style-name="T49">,</text:span> when the player tries to go in a direction where there's no exit.</text:h>
      <text:h text:style-name="P181" text:outline-level="2">capacity<text:span text:style-name="T350"> [OBJ]</text:span><text:span text:style-name="T276"> </text:span><text:span text:style-name="T102">~P</text:span><text:span text:style-name="T17">UNY</text:span></text:h>
      <text:h text:style-name="P186" text:outline-level="6">The maximum number of items that can be in this container, on this supporter or held by this <text:span text:style-name="T386">actor</text:span>. To read the <text:span text:style-name="T49">capacity of an object</text:span>, taking the default capacity into consideration, you must call <text:span text:style-name="T14">ObjectCapacity(object)</text:span>.</text:h>
      <text:h text:style-name="P181" text:outline-level="2">d_to [<text:span text:style-name="T24">ROOM</text:span>]</text:h>
      <text:h text:style-name="P187" text:outline-level="6">Holds a possible exit. The value can be <text:span text:style-name="T387">any of:</text:span></text:h>
      <text:h text:style-name="P187" text:outline-level="6"><text:span text:style-name="T387">* </text:span><text:span text:style-name="T388">false</text:span><text:span text:style-name="T387"> – not an exit<text:line-break/>* </text:span>a room where the exits leads<text:line-break/>* <text:span text:style-name="T387">a door object – the exit leads through this door<text:line-break/></text:span>* a string saying why the player can’t go there<text:line-break/><text:span text:style-name="T387">* </text:span>a routine which either returns <text:span text:style-name="T14">false</text:span>, <text:span text:style-name="T387">a room, a door object</text:span>, or prints <text:span text:style-name="T49">its own</text:span> message and returns <text:span text:style-name="T14">true</text:span>.</text:h>
      <text:h text:style-name="P181" text:outline-level="2">daemon [OBJ] [<text:span text:style-name="T24">ROOM</text:span>]</text:h>
      <text:h text:style-name="P188" text:outline-level="6"><text:span text:style-name="T389">A routine </text:span><text:span text:style-name="T386">that is</text:span><text:span text:style-name="T389"> </text:span><text:span text:style-name="T390">executed</text:span><text:span text:style-name="T389"> every turn</text:span><text:span text:style-name="T391"> once it is started</text:span><text:span text:style-name="T392">. </text:span><text:span text:style-name="T386">Use</text:span><text:span text:style-name="T392"> </text:span><text:span text:style-name="T393">StartDaemon</text:span><text:span text:style-name="T392"> and </text:span><text:span text:style-name="T393">StopDaemon</text:span> to start/stop it.</text:h>
      <text:h text:style-name="P181" text:outline-level="2">describe<text:span text:style-name="T350"> [OBJ]</text:span><text:span text:style-name="T389"> (+)</text:span><text:span text:style-name="T276"> </text:span><text:span text:style-name="T102">~P</text:span><text:span text:style-name="T17">UNY</text:span></text:h>
      <text:h text:style-name="P189" text:outline-level="6">A string or a routine to print a paragraph of text for an object in a room description. If it's a string or it's a routine which returns <text:span text:style-name="T14">true</text:span>, the object won't be further described. <text:span text:style-name="T394">Not supported for rooms as in DM4. </text:span>Note: Start <text:span text:style-name="T395">and end </text:span>the description with a newline ("^").</text:h>
      <text:h text:style-name="P181" text:outline-level="2">description [OBJ] [<text:span text:style-name="T24">ROOM</text:span>]</text:h>
      <text:h text:style-name="P189" text:outline-level="6">For an object: A string or a routine to print the text the player should get when examining the object.<text:line-break/>For a room: A string or a routine to print the room description.</text:h>
      <text:h text:style-name="P181" text:outline-level="2">door_dir<text:span text:style-name="T350"> [OBJ]</text:span><text:span text:style-name="T276"> </text:span><text:span text:style-name="T102">~P</text:span><text:span text:style-name="T17">UNY</text:span></text:h>
      <text:h text:style-name="P189" text:outline-level="6">For a door: A direction (e.g. <text:span text:style-name="T14">n_to</text:span>) or a routine returning a direction. This says in which direction the door lies <text:span text:style-name="T49">in </text:span><text:span text:style-name="T14">location</text:span>. If <text:span text:style-name="T14">OPTIONAL_SIMPLE_DOORS</text:span> is defined and <text:span text:style-name="T14">found_in</text:span> <text:span text:style-name="T49">holds</text:span> a <text:span text:style-name="T49">list</text:span> with two <text:span text:style-name="T49">rooms</text:span>, <text:span text:style-name="T14">door_dir</text:span> can be a list of two directions.</text:h>
      <text:h text:style-name="P181" text:outline-level="2">door_to<text:span text:style-name="T350"> [OBJ]</text:span><text:span text:style-name="T276"> </text:span><text:span text:style-name="T102">~P</text:span><text:span text:style-name="T17">UNY</text:span></text:h>
      <text:h text:style-name="P189" text:outline-level="6">For a door: A <text:span text:style-name="T49">room</text:span> or a routine returning a <text:span text:style-name="T49">room</text:span>. This says where the door leads, when the player is in <text:span text:style-name="T14">location</text:span>. If <text:span text:style-name="T14">OPTIONAL_SIMPLE_DOORS</text:span> is defined and <text:span text:style-name="T14">found_in</text:span> <text:span text:style-name="T49">holds</text:span> a <text:span text:style-name="T49">list</text:span> with two <text:span text:style-name="T49">rooms</text:span>, <text:span text:style-name="T14">door_</text:span><text:span text:style-name="T232">to</text:span> can be <text:span text:style-name="T49">omitted</text:span>.</text:h>
      <text:h text:style-name="P181" text:outline-level="2">e_to [<text:span text:style-name="T24">ROOM</text:span>]</text:h>
      <text:h text:style-name="P187" text:outline-level="6"><text:span text:style-name="T49">An exit</text:span> property. See <text:span text:style-name="T14">d_to</text:span>.</text:h>
      <text:h text:style-name="P181" text:outline-level="2">each_turn [OBJ] [<text:span text:style-name="T24">ROOM</text:span>] (+)</text:h>
      <text:h text:style-name="P190" text:outline-level="6">A routine which is executed every turn when the object is in scope.</text:h>
      <text:h text:style-name="P181" text:outline-level="2">found_in<text:span text:style-name="T350"> [OBJ]</text:span></text:h>
      <text:h text:style-name="P190" text:outline-level="6">A list of rooms where the object is present, or a routine which returns <text:span text:style-name="T14">true</text:span> if the object is present in <text:span text:style-name="T14">location</text:span>. If the object has <text:span text:style-name="T14">absent</text:span>, it's not present anywhere.</text:h>
      <text:h text:style-name="P191" text:outline-level="2">grammar [OBJ]</text:h>
      <text:h text:style-name="P192" text:outline-level="6">For <text:span text:style-name="T14">animate</text:span> or <text:span text:style-name="T14">talkable</text:span> objects<text:span text:style-name="T49">:</text:span> Called when object is spoken to. Can advance <text:span text:style-name="T14">verb_wordnum</text:span>. <text:span text:style-name="T396">Return </text:span><text:span text:style-name="T397">true</text:span><text:span text:style-name="T396"> if routine has parsed all input and set up </text:span><text:span text:style-name="T397">action</text:span><text:span text:style-name="T396">, </text:span><text:span text:style-name="T397">noun</text:span><text:span text:style-name="T396"> and </text:span><text:span text:style-name="T397">second</text:span><text:span text:style-name="T396">. Return 'verb' to use this verb's grammar instead, or -'verb' to use this verb's grammar but fall back to the verb in player input if parsing fails. Return </text:span><text:span text:style-name="T397">false</text:span><text:span text:style-name="T396"> to parse as usual.</text:span></text:h>
      <text:h text:style-name="P181" text:outline-level="2">in_to [<text:span text:style-name="T24">ROOM</text:span>]</text:h>
      <text:h text:style-name="P187" text:outline-level="6"><text:span text:style-name="T49">An exit</text:span> property. See <text:span text:style-name="T14">d_to</text:span>.</text:h>
      <text:h text:style-name="P181" text:outline-level="2">initial [OBJ] [<text:span text:style-name="T24">ROOM</text:span>]</text:h>
      <text:h text:style-name="P193" text:outline-level="6">For an object: A string or a routine to <text:span text:style-name="T398">describe</text:span> the object before it's been picked up.<text:span text:style-name="T399"> Note: For doors/containers and switchable objects, use </text:span><text:span text:style-name="T400">when_open</text:span><text:span text:style-name="T399"> + </text:span><text:span text:style-name="T400">when_closed</text:span><text:span text:style-name="T399"> and </text:span><text:span text:style-name="T400">when_on</text:span><text:span text:style-name="T399"> + </text:span><text:span text:style-name="T400">when_off</text:span><text:span text:style-name="T399"> respectively. </text:span><text:line-break/>For a <text:span text:style-name="T49">room</text:span>: A string or a routine to print a text when the player enters the room.</text:h>
      <text:h text:style-name="P181" text:outline-level="2">inside_description<text:span text:style-name="T350"> [OBJ]</text:span></text:h>
      <text:h text:style-name="P194" text:outline-level="6">For a<text:span text:style-name="T401">n enterable object</text:span>: A string or a routine <text:span text:style-name="T49">that will </text:span><text:span text:style-name="T401">printed/run</text:span> when the player is in<text:span text:style-name="T401">/on the object</text:span>.</text:h>
      <text:h text:style-name="P181" text:outline-level="2">invent<text:span text:style-name="T350"> [OBJ]</text:span></text:h>
      <text:h text:style-name="P195" text:outline-level="6">A routine to print the object in a list (typically in player inventory or a room description). First the routine is called before the object name has been printed<text:span text:style-name="T402">, </text:span>with <text:span text:style-name="T14">inventory_stage</text:span> set to 1.<text:span text:style-name="T402"> Then </text:span><text:span text:style-name="T403">it'</text:span><text:span text:style-name="T402">s called again when the object name has been printed but no additional information (e.g. "(providing light)"), with </text:span><text:span text:style-name="T14">inventory_stage</text:span> set to <text:span text:style-name="T402"><text:s/>2.<text:line-break/>For both calls, </text:span><text:span text:style-name="T403">t</text:span><text:span text:style-name="T402">he routine should return </text:span><text:span text:style-name="T404">false</text:span><text:span text:style-name="T402"> to continue or </text:span><text:span text:style-name="T404">true</text:span><text:span text:style-name="T402"> to stop all further output.</text:span></text:h>
      <text:h text:style-name="P181" text:outline-level="2"><text:span text:style-name="T405">l</text:span>ife<text:span text:style-name="T350"> [OBJ]</text:span><text:span text:style-name="T389"> (+)</text:span></text:h>
      <text:h text:style-name="P196" text:outline-level="6">For <text:span text:style-name="T14">animate</text:span> objects: Works like a <text:span text:style-name="T14">before</text:span> routine, but receives only person-to-person actions (<text:span text:style-name="T14">Answer</text:span>, <text:span text:style-name="T14">Ask</text:span>, <text:span text:style-name="T14">Attack</text:span>, <text:span text:style-name="T14">Give</text:span>, <text:span text:style-name="T14">Kiss</text:span>, <text:span text:style-name="T14">Order</text:span>, <text:span text:style-name="T14">Show</text:span>, <text:span text:style-name="T14">Tell</text:span>, <text:span text:style-name="T14">ThrowAt</text:span>, <text:span text:style-name="T14">WakeOther</text:span>). <text:span text:style-name="T406">Can be a string instead of a routine.</text:span></text:h>
      <text:h text:style-name="P197" text:outline-level="2"><text:soft-page-break/><text:span text:style-name="T407">list_together</text:span> [<text:span text:style-name="T407">OBJ</text:span>]<text:span text:style-name="T408"> </text:span><text:span text:style-name="T102">~P</text:span><text:span text:style-name="T17">UNY</text:span></text:h>
      <text:h text:style-name="P198" text:outline-level="6"><text:span text:style-name="T409">Objects that have the same value are listed together in object listings</text:span><text:span text:style-name="T405">.</text:span><text:span text:style-name="T408"> Set to a low number to print them adjacent to each other, a string to print them as a group, or (advanced) a routine to handle the printing yourself. Can't handle identical objects. Requires </text:span><text:span text:style-name="T410">OPTIONAL_LIST_TOGETHER</text:span><text:span text:style-name="T408">. </text:span></text:h>
      <text:h text:style-name="P197" text:outline-level="2">n_to [<text:span text:style-name="T24">ROOM</text:span>]</text:h>
      <text:h text:style-name="P199" text:outline-level="6"><text:span text:style-name="T49">An exit</text:span> property. See <text:span text:style-name="T14">d_to</text:span>.</text:h>
      <text:h text:style-name="P197" text:outline-level="2">name [<text:span text:style-name="T24">OBJ</text:span>] [<text:span text:style-name="T24">ROOM</text:span>]</text:h>
      <text:h text:style-name="P196" text:outline-level="6">A list of dictionary words. For an object, these are the words that can be used to refer to the object. For a room, these are words which should yield <text:span text:style-name="T49">a</text:span> reply like "You don't need to refer to that.". For an object, but not a room, the <text:span text:style-name="T14">name</text:span> property can be overridden by <text:span text:style-name="T49">the</text:span> <text:span text:style-name="T14">parse_name</text:span> property.</text:h>
      <text:h text:style-name="P181" text:outline-level="2">ne_to [<text:span text:style-name="T24">ROOM</text:span>]</text:h>
      <text:h text:style-name="P187" text:outline-level="6"><text:span text:style-name="T49">An exit</text:span> property. See <text:span text:style-name="T14">d_to</text:span>. Requires <text:span text:style-name="T14">OPTIONAL_FULL_DIRECTIONS</text:span> to work.</text:h>
      <text:h text:style-name="P181" text:outline-level="2">nw_to [<text:span text:style-name="T24">ROOM</text:span>]</text:h>
      <text:h text:style-name="P187" text:outline-level="6"><text:span text:style-name="T49">An exit</text:span> property. See <text:span text:style-name="T14">d_to</text:span>. Requires <text:span text:style-name="T14">OPTIONAL_FULL_DIRECTIONS</text:span> to work.</text:h>
      <text:h text:style-name="P181" text:outline-level="2">orders<text:span text:style-name="T350"> [OBJ]</text:span></text:h>
      <text:h text:style-name="P200" text:outline-level="6">For <text:span text:style-name="T14">animate</text:span> or <text:span text:style-name="T14">talkable</text:span> objects: A routine to carry out the player's orders<text:span text:style-name="T411"> or decline to do so</text:span>. <text:span text:style-name="T411">The routine should either return </text:span><text:span text:style-name="T412">false</text:span><text:span text:style-name="T411">, or print a message and return </text:span><text:span text:style-name="T412">true</text:span><text:span text:style-name="T411"> to stop further processing. </text:span><text:span text:style-name="T49">T</text:span>he player object's <text:span text:style-name="T14">orders</text:span> routine is called first<text:span text:style-name="T411">, and then</text:span> the addressed object's <text:span text:style-name="T14">orders</text:span> routine is called.</text:h>
      <text:h text:style-name="P181" text:outline-level="2">out_to [<text:span text:style-name="T24">ROOM</text:span>]</text:h>
      <text:h text:style-name="P187" text:outline-level="6"><text:span text:style-name="T49">An exit</text:span> property. See <text:span text:style-name="T14">d_to</text:span>.</text:h>
      <text:h text:style-name="P181" text:outline-level="2">parse_name<text:span text:style-name="T350"> [OBJ]</text:span></text:h>
      <text:h text:style-name="P201" text:outline-level="6">A routine to parse player input and decide if it matches this object. The routine calls <text:span text:style-name="T14">NextWord()</text:span> and/or <text:span text:style-name="T14">NextWordStopped()</text:span> to read words and returns the number of words that match<text:span text:style-name="T86">, </text:span><text:span text:style-name="T14">0</text:span> for no match<text:span text:style-name="T413"> or </text:span><text:span text:style-name="T414">-1</text:span><text:span text:style-name="T413"> to say it chooses not to decide</text:span><text:span text:style-name="T415"> (i.e. the </text:span><text:span text:style-name="T416">name</text:span><text:span text:style-name="T415"> property will be consulted, if provided)</text:span>.</text:h>
      <text:h text:style-name="P181" text:outline-level="2">react_after<text:span text:style-name="T350"> [OBJ]</text:span></text:h>
      <text:h text:style-name="P201" text:outline-level="6"><text:span text:style-name="T49">L</text:span>ike <text:span text:style-name="T14">after</text:span>, but re<text:span text:style-name="T49">ceives</text:span> all actions taking place when this object is in scope.</text:h>
      <text:h text:style-name="P181" text:outline-level="2">react_before<text:span text:style-name="T350"> [OBJ]</text:span></text:h>
      <text:h text:style-name="P201" text:outline-level="6"><text:span text:style-name="T49">L</text:span>ike <text:span text:style-name="T232">before</text:span>, but re<text:span text:style-name="T49">ceives</text:span> all actions taking place when this object is in scope.</text:h>
      <text:h text:style-name="P181" text:outline-level="2">s_to [<text:span text:style-name="T24">ROOM</text:span>]</text:h>
      <text:h text:style-name="P187" text:outline-level="6"><text:span text:style-name="T49">An exit</text:span> property. See <text:span text:style-name="T14">d_to</text:span>.</text:h>
      <text:h text:style-name="P181" text:outline-level="2">se_to [<text:span text:style-name="T24">ROOM</text:span>]</text:h>
      <text:h text:style-name="P187" text:outline-level="6"><text:span text:style-name="T49">An exit</text:span> property. See <text:span text:style-name="T14">d_to</text:span>. Requires <text:span text:style-name="T14">OPTIONAL_FULL_DIRECTIONS</text:span> to work.</text:h>
      <text:h text:style-name="P181" text:outline-level="2">short_name<text:span text:style-name="T350"> [OBJ]</text:span></text:h>
      <text:h text:style-name="P202" text:outline-level="6">A string or routine to print the short name of the object, overriding the name provided in the object's name string. The routine should return <text:span text:style-name="T14">true</text:span> to signal that it has printed the name, or <text:span text:style-name="T14">false</text:span> to say that the library should still print the object's name string. <text:span text:style-name="T417">Sometimes it's useful to print a prefix (e.g. an adjective) and return </text:span><text:span text:style-name="T418">false</text:span><text:span text:style-name="T417">.</text:span></text:h>
      <text:h text:style-name="P181" text:outline-level="2">sw_to [<text:span text:style-name="T24">ROOM</text:span>]</text:h>
      <text:h text:style-name="P187" text:outline-level="6"><text:span text:style-name="T49">An exit</text:span> property. See <text:span text:style-name="T14">d_to</text:span>. Requires <text:span text:style-name="T14">OPTIONAL_FULL_DIRECTIONS</text:span> to work.</text:h>
      <text:h text:style-name="P181" text:outline-level="2">time_left [OBJ] [<text:span text:style-name="T24">ROOM</text:span>]</text:h>
      <text:h text:style-name="P202" text:outline-level="6">For an object which has a <text:span text:style-name="T14">time_out</text:span> property: After <text:span text:style-name="T14">StartTimer(object, turns)</text:span> has been called, <text:span text:style-name="T14">time_left</text:span> holds the number of turns left before <text:span text:style-name="T14">time_out</text:span> <text:span text:style-name="T419">will be</text:span> called.<text:line-break/><text:span text:style-name="T417">For other objects/rooms: Use it as a general variable.</text:span></text:h>
      <text:h text:style-name="P181" text:outline-level="2">time_out [OBJ] [<text:span text:style-name="T24">ROOM</text:span>] (+)</text:h>
      <text:h text:style-name="P202" text:outline-level="6">A routine to be called <text:span text:style-name="T420">when a timer times out</text:span><text:span text:style-name="T421">. Start the countdown with </text:span><text:span text:style-name="T422">StartTimer(object, turns)</text:span><text:span text:style-name="T421">. <text:s/></text:span></text:h>
      <text:h text:style-name="P181" text:outline-level="2">timer_order [OBJ] [<text:span text:style-name="T24">ROOM</text:span>]<text:span text:style-name="T45"> </text:span><text:span text:style-name="T17">PUNY</text:span><text:span text:style-name="T18">++</text:span></text:h>
      <text:h text:style-name="P203" text:outline-level="6"><text:span text:style-name="T423">A number that d</text:span>etermines when this object’s <text:span text:style-name="T14">timer</text:span>/<text:span text:style-name="T14">daemon</text:span> executes relative to other timers/daemons. The lower the earlier. <text:span text:style-name="T424">Objects that don’t provide it have the value 100. Requires </text:span><text:span text:style-name="T425">OPTIONAL_ORDERED_TIMERS</text:span><text:span text:style-name="T424">.</text:span></text:h>
      <text:h text:style-name="P181" text:outline-level="2">u_to [<text:span text:style-name="T24">ROOM</text:span>]</text:h>
      <text:h text:style-name="P187" text:outline-level="6"><text:span text:style-name="T49">An exit</text:span> property. See <text:span text:style-name="T14">d_to</text:span>.</text:h>
      <text:h text:style-name="P181" text:outline-level="2">w_to [<text:span text:style-name="T24">ROOM</text:span>]</text:h>
      <text:h text:style-name="P187" text:outline-level="6"><text:span text:style-name="T49">An exit</text:span> property. See <text:span text:style-name="T14">d_to</text:span>.</text:h>
      <text:h text:style-name="P181" text:outline-level="2">when_closed<text:span text:style-name="T350"> [OBJ]</text:span></text:h>
      <text:h text:style-name="P204" text:outline-level="6">For doors <text:span text:style-name="T49">and</text:span> containers: A string or routine to describe the object when it's closed.</text:h>
      <text:h text:style-name="P181" text:outline-level="2">when_off<text:span text:style-name="T350"> [OBJ]</text:span></text:h>
      <text:h text:style-name="P204" text:outline-level="6">For a switchable object: A string or routine to describe the object when it's <text:span text:style-name="T49">off</text:span>.</text:h>
      <text:h text:style-name="P181" text:outline-level="2">when_on<text:span text:style-name="T350"> [OBJ]</text:span></text:h>
      <text:h text:style-name="P204" text:outline-level="6">Like <text:span text:style-name="T14">when_off</text:span>, but for when it's on.<text:span text:style-name="T399"> </text:span><text:span text:style-name="T49">Not used if </text:span><text:span text:style-name="T426">the object</text:span> has <text:span text:style-name="T14">moved</text:span>.</text:h>
      <text:h text:style-name="P181" text:outline-level="2">when_open<text:span text:style-name="T350"> [OBJ]</text:span></text:h>
      <text:h text:style-name="P204" text:outline-level="6">Like <text:span text:style-name="T14">when</text:span><text:span text:style-name="T232">_</text:span><text:span text:style-name="T14">closed</text:span>, but for when it's open.<text:span text:style-name="T399"> </text:span><text:span text:style-name="T49">Not used if </text:span><text:span text:style-name="T426">the object</text:span> has <text:span text:style-name="T14">moved</text:span>.</text:h>
      <text:h text:style-name="P181" text:outline-level="2">with_key<text:span text:style-name="T350"> [OBJ]</text:span><text:span text:style-name="T276"> </text:span><text:span text:style-name="T102">~P</text:span><text:span text:style-name="T17">UNY</text:span></text:h>
      <text:h text:style-name="P205" text:outline-level="6">For <text:span text:style-name="T14">lockable</text:span> objects: <text:span text:style-name="T49">The</text:span> object which <text:span text:style-name="T49">works as a key</text:span>, or a routine which returns <text:span text:style-name="T14">true</text:span> if <text:span text:style-name="T427">the object held in </text:span><text:span text:style-name="T14">second</text:span> <text:span text:style-name="T49">works as a key</text:span>.</text:h>
      <text:p text:style-name="P206"/>
      <text:h text:style-name="P207" text:outline-level="1">About this document</text:h>
      <text:p text:style-name="P208"><text:span text:style-name="T428">This is</text:span><text:span text:style-name="T429"> meant to </text:span><text:span text:style-name="T430">be printed out and </text:span><text:span text:style-name="T429">serve as a quick index to all the functionality that the PunyInform library provides. </text:span><text:span text:style-name="T431">A similar</text:span><text:span text:style-name="T429"> document for the Inform 6 language is Inform in Four Minutes, available at http://www.firthworks.com/roger/</text:span><text:span text:style-name="T432"><text:line-break/><text:line-break/></text:span><text:span text:style-name="T433">T</text:span><text:span text:style-name="T434">his is not</text:span><text:span text:style-name="T435"> </text:span><text:span text:style-name="T436">meant to be </text:span><text:span text:style-name="T24">a</text:span><text:span text:style-name="T437"> document from which to learn PunyInform, a replacement for </text:span><text:span text:style-name="T438">The </text:span><text:span text:style-name="T437">Inform Designer's Manual, </text:span><text:span text:style-name="T439">Four</text:span><text:span text:style-name="T437">th Edition (DM4) or th</text:span><text:span text:style-name="T435">e</text:span><text:span text:style-name="T437"> PunyInform manual and tutorials. To keep it short, this document</text:span><text:span text:style-name="T440"> </text:span><text:span text:style-name="T437">leave</text:span><text:span text:style-name="T440">s</text:span><text:span text:style-name="T437"> out </text:span><text:span text:style-name="T440">finer </text:span><text:span text:style-name="T437">details. Always consult DM4 and/or the PunyInform manual to get the full picture (See Legend below).</text:span><text:span text:style-name="T432"><text:line-break/><text:line-break/></text:span><text:span text:style-name="T441">C</text:span><text:span text:style-name="T432">reated and </text:span><text:span text:style-name="T441">maintain</text:span><text:span text:style-name="T432">ed by Fredrik Ramsberg</text:span><text:span text:style-name="T442">. Improvement suggestions by Garry Francis</text:span><text:span text:style-name="T443">,</text:span><text:span text:style-name="T442"> Johan Berntsson</text:span><text:span text:style-name="T443"> and Nick Moffitt</text:span><text:span text:style-name="T442">.</text:span><text:span text:style-name="T432"><text:line-break/><text:line-break/>Based on InfoLib at Your Fingertips by Roger Firth.</text:span></text:p>
      <text:p text:style-name="P209">Legend</text:p>
      <text:p text:style-name="P210"><text:span text:style-name="T432">Items marked </text:span><text:span text:style-name="T444">PUNY++</text:span><text:span text:style-name="T432"> are</text:span><text:span text:style-name="T445">n't</text:span><text:span text:style-name="T432"> </text:span><text:span text:style-name="T445">described in DM4</text:span><text:span text:style-name="T432">. </text:span><text:span text:style-name="T446">Items marked </text:span><text:span text:style-name="T447">~</text:span><text:span text:style-name="T444">PUNY</text:span><text:span text:style-name="T446"> don't work exactly as described in DM4. </text:span><text:span text:style-name="T432">See PunyInform manual</text:span><text:span text:style-name="T446"> for details on these items</text:span><text:span text:style-name="T432">.</text:span></text:p>
      <text:h text:style-name="P211" text:outline-level="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/>
    <style:font-face style:name="Arial1" svg:font-family="Arial" style:font-family-generic="swiss" style:font-pitch="variable"/>
    <style:font-face style:name="Courier New" svg:font-family="'Courier New'"/>
    <style:font-face style:name="Courier New1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style:contextual-spacing="false" fo:line-height="100%" style:page-number="auto"/>
      <style:text-properties style:font-name="Arial1" fo:font-family="Arial" style:font-family-generic="swiss" style:font-pitch="variable" fo:font-size="9pt" fo:language="en" fo:country="US" style:font-size-asian="9pt" style:font-size-complex="9pt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cm" fo:margin-bottom="0.212cm" style:contextual-spacing="false" fo:line-height="120%" style:writing-mode="lr-tb"/>
      <style:text-properties fo:font-variant="normal" fo:text-transform="none" fo:color="#bf0041" loext:opacity="100%" style:text-line-through-style="none" style:text-line-through-type="none" style:font-name="Arial" fo:font-family="Arial" fo:font-size="14pt" fo:language="en" fo:country="US" fo:font-style="normal" style:text-underline-style="none" fo:font-weight="bold" style:text-blinking="false" fo:background-color="transparent" style:font-name-asian="NSimSun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Heading_20_6" style:default-outline-level="2" style:list-style-name="" style:class="chapter" style:master-page-name="">
      <style:paragraph-properties fo:margin-top="0.101cm" fo:margin-bottom="0cm" style:contextual-spacing="false" fo:line-height="120%" style:page-number="auto" style:writing-mode="lr-tb">
        <style:tab-stops/>
      </style:paragraph-properties>
      <style:text-properties fo:font-variant="normal" fo:text-transform="none" fo:color="#bf0041" loext:opacity="100%" style:text-line-through-style="none" style:text-line-through-type="none" style:font-name="Courier New" fo:font-family="'Courier New'" fo:font-size="9pt" fo:language="en" fo:country="US" fo:font-style="normal" style:text-underline-style="none" fo:font-weight="normal" style:text-blinking="false" fo:background-color="transparent" style:font-name-asian="NSimSun" style:font-family-asian="NSimSun" style:font-family-generic-asian="system" style:font-pitch-asian="variable" style:font-size-asian="7.80000019073486pt" style:font-weight-asian="normal" style:font-name-complex="Lucida Sans1" style:font-family-complex="'Lucida Sans'" style:font-family-generic-complex="system" style:font-pitch-complex="variable" style:font-size-complex="9pt" style:font-weight-complex="normal"/>
    </style:style>
    <style:style style:name="Heading_20_6" style:display-name="Heading 6" style:family="paragraph" style:parent-style-name="Heading" style:next-style-name="Heading_20_2" style:default-outline-level="6" style:list-style-name="" style:class="chapter" style:master-page-name="">
      <style:paragraph-properties fo:margin-left="0.3cm" fo:margin-right="0cm" fo:margin-top="0cm" fo:margin-bottom="0cm" style:contextual-spacing="false" fo:line-height="100%" fo:text-indent="0cm" style:auto-text-indent="false" style:page-number="auto" fo:keep-with-next="auto" style:writing-mode="lr-tb"/>
      <style:text-properties fo:font-variant="normal" fo:text-transform="none" fo:color="#000000" loext:opacity="100%" style:text-line-through-style="none" style:text-line-through-type="none" style:font-name="Arial1" fo:font-family="Arial" style:font-family-generic="swiss" style:font-pitch="variable" fo:font-size="9pt" fo:language="en" fo:country="US" fo:font-style="normal" style:text-underline-style="none" fo:font-weight="normal" style:text-blinking="false" fo:background-color="transparent" style:font-name-asian="NSimSun" style:font-family-asian="NSimSun" style:font-family-generic-asian="system" style:font-pitch-asian="variable" style:font-size-asian="9pt" style:font-weight-asian="bold" style:font-name-complex="Lucida Sans1" style:font-family-complex="'Lucida Sans'" style:font-family-generic-complex="system" style:font-pitch-complex="variable" style:font-size-complex="9pt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3" fo:column-gap="0.3cm">
          <style:column-sep style:width="0.009cm" style:color="#000000" style:height="100%" style:style="solid"/>
          <style:column style:rel-width="21845*" fo:start-indent="0cm" fo:end-indent="0.15cm"/>
          <style:column style:rel-width="21845*" fo:start-indent="0.15cm" fo:end-indent="0.15cm"/>
          <style:column style:rel-width="21845*" fo:start-indent="0.15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1-10-06T12:37:54.065000000</meta:creation-date>
    <dc:date>2026-03-03T16:57:19.783700200</dc:date>
    <meta:editing-duration>P28DT15H45M55S</meta:editing-duration>
    <meta:editing-cycles>190</meta:editing-cycles>
    <meta:generator>LibreOffice/25.2.5.2$Windows_X86_64 LibreOffice_project/03d19516eb2e1dd5d4ccd751a0d6f35f35e08022</meta:generator>
    <meta:print-date>2021-10-06T13:57:54.704000000</meta:print-date>
    <dc:title>PunyInform Quick Reference</dc:title>
    <meta:document-statistic meta:table-count="1" meta:image-count="0" meta:object-count="0" meta:page-count="9" meta:paragraph-count="551" meta:word-count="5644" meta:character-count="35744" meta:non-whitespace-character-count="30532"/>
  </office:meta>
</office:document-meta>
</file>